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4" style:family="paragraph" style:parent-style-name="Text_20_body">
      <style:text-properties fo:font-size="15pt" style:font-size-asian="15pt" style:font-size-complex="15pt"/>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9"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1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1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19"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20" style:family="paragraph" style:parent-style-name="Text_20_body">
      <style:text-properties fo:font-size="14pt" style:font-size-asian="14pt" style:font-size-complex="14pt"/>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22" style:family="paragraph" style:parent-style-name="Text_20_body">
      <style:text-properties fo:font-size="14pt" officeooo:rsid="0322c416" officeooo:paragraph-rsid="0322c416" style:font-size-asian="14pt" style:font-size-complex="14pt"/>
    </style:style>
    <style:style style:name="P23" style:family="paragraph" style:parent-style-name="Text_20_body">
      <style:text-properties fo:font-size="14pt" officeooo:rsid="0323d520" officeooo:paragraph-rsid="0323d520" style:font-size-asian="14pt" style:font-size-complex="14pt"/>
    </style:style>
    <style:style style:name="P24" style:family="paragraph" style:parent-style-name="Text_20_body">
      <style:text-properties fo:font-size="14pt" officeooo:rsid="0329bffd" officeooo:paragraph-rsid="0329bffd" style:font-size-asian="14pt" style:font-size-complex="14pt"/>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26" style:family="paragraph" style:parent-style-name="Text_20_body">
      <style:text-properties fo:font-size="14pt" officeooo:rsid="032f038b" officeooo:paragraph-rsid="032f038b" style:font-size-asian="14pt" style:font-size-complex="14pt"/>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30" style:family="paragraph" style:parent-style-name="Text_20_body">
      <style:text-properties fo:font-size="14pt" officeooo:rsid="03341863" officeooo:paragraph-rsid="03341863" style:font-size-asian="14pt" style:font-size-complex="14pt"/>
    </style:style>
    <style:style style:name="P31" style:family="paragraph" style:parent-style-name="Text_20_body">
      <style:text-properties fo:font-size="14pt" officeooo:rsid="0335ba75" style:font-size-asian="12.25pt" style:font-size-complex="14pt"/>
    </style:style>
    <style:style style:name="P32" style:family="paragraph" style:parent-style-name="Text_20_body">
      <style:text-properties fo:font-size="14pt" officeooo:rsid="03376391" officeooo:paragraph-rsid="03376391" style:font-size-asian="12.25pt" style:font-size-complex="14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323d520"/>
    </style:style>
    <style:style style:name="P35" style:family="paragraph" style:parent-style-name="Text_20_body">
      <style:text-properties officeooo:paragraph-rsid="0323d520"/>
    </style:style>
    <style:style style:name="P3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37" style:family="paragraph" style:parent-style-name="Text_20_body">
      <style:text-properties officeooo:paragraph-rsid="03341863"/>
    </style:style>
    <style:style style:name="P38" style:family="paragraph" style:parent-style-name="Text_20_body">
      <style:text-properties officeooo:rsid="03341863" officeooo:paragraph-rsid="03341863"/>
    </style:style>
    <style:style style:name="P39"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40"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41"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2"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3"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44"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5" style:family="paragraph" style:parent-style-name="Standard">
      <style:paragraph-properties fo:text-align="center" style:justify-single-word="false"/>
      <style:text-properties officeooo:paragraph-rsid="033ac4af"/>
    </style:style>
    <style:style style:name="P46" style:family="paragraph" style:parent-style-name="Standard">
      <style:paragraph-properties fo:text-align="center" style:justify-single-word="false"/>
      <style:text-properties officeooo:paragraph-rsid="033ae50c"/>
    </style:style>
    <style:style style:name="P47"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8"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49"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50"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1"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2"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53"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54"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55"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officeooo:rsid="032bb812" officeooo:paragraph-rsid="032bb812" style:font-size-asian="15pt" style:font-size-complex="15pt"/>
    </style:style>
    <style:style style:name="P57"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58"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59"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60"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3ac4af" style:font-size-asian="15pt" style:font-size-complex="15pt"/>
    </style:style>
    <style:style style:name="P61"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6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31e0504" style:font-weight-asian="normal" style:font-weight-complex="normal"/>
    </style:style>
    <style:style style:name="T4" style:family="text">
      <style:text-properties style:text-underline-style="none" fo:font-weight="normal" officeooo:rsid="031f46a2" style:font-weight-asian="normal" style:font-weight-complex="normal"/>
    </style:style>
    <style:style style:name="T5"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9" style:family="text">
      <style:text-properties fo:font-size="15pt" style:text-underline-style="none" fo:font-weight="bold" officeooo:rsid="0022985c" style:font-size-asian="15pt" style:font-weight-asian="bold" style:font-size-complex="15pt" style:font-weight-complex="bold"/>
    </style:style>
    <style:style style:name="T10" style:family="text">
      <style:text-properties fo:font-size="15pt" style:text-underline-style="none" fo:font-weight="bold" officeooo:rsid="031cc851" style:font-size-asian="15pt" style:font-weight-asian="bold" style:font-size-complex="15pt" style:font-weight-complex="bold"/>
    </style:style>
    <style:style style:name="T11" style:family="text">
      <style:text-properties fo:font-size="15pt" style:text-underline-style="none" fo:font-weight="bold" officeooo:rsid="032f038b" style:font-size-asian="15pt" style:font-weight-asian="bold" style:font-size-complex="15pt" style:font-weight-complex="bold"/>
    </style:style>
    <style:style style:name="T12" style:family="text">
      <style:text-properties fo:font-size="15pt" style:text-underline-style="none" fo:font-weight="bold" officeooo:rsid="0338bb4c" style:font-size-asian="15pt" style:font-weight-asian="bold" style:font-size-complex="15pt" style:font-weight-complex="bold"/>
    </style:style>
    <style:style style:name="T13" style:family="text">
      <style:text-properties fo:font-size="15pt" officeooo:rsid="03274d26" style:font-size-asian="15pt" style:font-size-complex="15pt"/>
    </style:style>
    <style:style style:name="T14" style:family="text">
      <style:text-properties fo:font-weight="bold" style:font-weight-asian="bold" style:font-weight-complex="bold"/>
    </style:style>
    <style:style style:name="T15" style:family="text">
      <style:text-properties fo:font-weight="bold" officeooo:rsid="03274d26" style:font-weight-asian="bold" style:font-weight-complex="bold"/>
    </style:style>
    <style:style style:name="T16" style:family="text">
      <style:text-properties officeooo:rsid="031a063c"/>
    </style:style>
    <style:style style:name="T17" style:family="text">
      <style:text-properties officeooo:rsid="031e0504"/>
    </style:style>
    <style:style style:name="T18" style:family="text">
      <style:text-properties officeooo:rsid="031f46a2"/>
    </style:style>
    <style:style style:name="T19" style:family="text">
      <style:text-properties style:text-underline-style="solid" style:text-underline-width="auto" style:text-underline-color="font-color"/>
    </style:style>
    <style:style style:name="T20" style:family="text">
      <style:text-properties fo:font-size="14pt" style:text-underline-style="none" fo:font-weight="normal" style:font-size-asian="14pt" style:font-weight-asian="normal" style:font-size-complex="14pt" style:font-weight-complex="normal"/>
    </style:style>
    <style:style style:name="T21" style:family="text">
      <style:text-properties fo:font-size="14pt" style:text-underline-style="none" fo:font-weight="normal" officeooo:rsid="0320fd85" style:font-size-asian="14pt" style:font-weight-asian="normal" style:font-size-complex="14pt" style:font-weight-complex="normal"/>
    </style:style>
    <style:style style:name="T22" style:family="text">
      <style:text-properties fo:font-size="14pt" style:text-underline-style="none" fo:font-weight="normal" officeooo:rsid="0322c416" style:font-size-asian="14pt" style:font-weight-asian="normal" style:font-size-complex="14pt" style:font-weight-complex="normal"/>
    </style:style>
    <style:style style:name="T23" style:family="text">
      <style:text-properties fo:font-size="14pt" style:font-size-asian="14pt" style:font-size-complex="14pt"/>
    </style:style>
    <style:style style:name="T24" style:family="text">
      <style:text-properties fo:font-size="14pt" officeooo:rsid="0323d520" style:font-size-asian="14pt" style:font-size-complex="14pt"/>
    </style:style>
    <style:style style:name="T25" style:family="text">
      <style:text-properties fo:font-size="14pt" officeooo:rsid="0323eec4" style:font-size-asian="14pt" style:font-size-complex="14pt"/>
    </style:style>
    <style:style style:name="T26" style:family="text">
      <style:text-properties fo:font-size="14pt" officeooo:rsid="03341863" style:font-size-asian="14pt" style:font-size-complex="14pt"/>
    </style:style>
    <style:style style:name="T27" style:family="text">
      <style:text-properties officeooo:rsid="0324cccb"/>
    </style:style>
    <style:style style:name="T28" style:family="text">
      <style:text-properties officeooo:rsid="03274d26"/>
    </style:style>
    <style:style style:name="T29" style:family="text">
      <style:text-properties fo:font-size="12pt" fo:font-style="italic" style:font-size-asian="12pt" style:font-style-asian="italic" style:font-size-complex="12pt" style:font-style-complex="italic"/>
    </style:style>
    <style:style style:name="T30" style:family="text">
      <style:text-properties officeooo:rsid="0329bffd"/>
    </style:style>
    <style:style style:name="T31" style:family="text">
      <style:text-properties officeooo:rsid="03335e73"/>
    </style:style>
    <style:style style:name="T32" style:family="text">
      <style:text-properties officeooo:rsid="03341863"/>
    </style:style>
    <style:style style:name="T33" style:family="text">
      <style:text-properties officeooo:rsid="0334568a"/>
    </style:style>
    <style:style style:name="T34" style:family="text">
      <style:text-properties officeooo:rsid="03376391"/>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39" text:outline-level="1"><draw:frame draw:style-name="fr2" draw:name="Frame1" text:anchor-type="paragraph" svg:width="6.5634in" draw:z-index="0"><draw:text-box fo:min-height="0.9327in"><text:h text:style-name="P40" text:outline-level="1">Notions mathématiques utilisées en physiques</text:h></draw:text-box></draw:frame></text:h>
      <text:p text:style-name="P1"><text:span text:style-name="T1">0) </text:span>Introduction</text:p>
      <text:p text:style-name="P10">L’idée c’est d’expliquer les concepts mathématiques dont j’ai besoin, au fur et à mesure que je les rencontre dans mon parcour<text:span text:style-name="T16">s</text:span>.</text:p>
      <text:p text:style-name="P2"/>
      <text:p text:style-name="P5"><text:span text:style-name="T10">1</text:span><text:span text:style-name="T9">) </text:span><text:span text:style-name="T5">La confusion entre variable de grandeur et fonction</text:span></text:p>
      <text:p text:style-name="P11">En physique on manipule des <text:span text:style-name="T14">grandeurs</text:span> (position, distance, température, durée, instant, énergie, etc) que l’on exprime <text:span text:style-name="T14">sous forme de fonction</text:span> (position fonction du temps, énergie fonction de la température et de la distance, etc).</text:p>
      <text:p text:style-name="P11">Ces fonctions sont donc utilisées comme des fonctions mathématiques, avec ce que cela implique comme trucs que l’on peut faire avec (dérivation, intégration, étude de variation, etc).</text:p>
      <text:p text:style-name="P11">Le problème c’est que <text:span text:style-name="T14">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12">En d’autres termes, on confond la fonction <draw:g text:anchor-type="as-char" svg:y="-0.1366in" draw:z-index="1" draw:name="Shape1" draw:style-name="gr147"><svg:title>TexMaths</svg:title><svg:desc>14§display§f§svg§600§FALSE§</svg:desc><draw:g draw:style-name="gr2"><draw:path draw:style-name="gr148" draw:text-style-name="P62" svg:width="0.0854in" svg:height="0.1551in" svg:x="-0.0004in" svg:y="0.0102in" svg:viewBox="0 0 218 395" svg:d="M0 0c73 0 145 0 218 0 0 132 0 263 0 395-73 0-145 0-218 0 0-132 0-263 0-395z"><text:p/></draw:path><draw:path draw:style-name="gr149" draw:text-style-name="P63"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17">et la valeur que prend f pour un argument </text:span><text:span text:style-name="T17"><draw:g text:anchor-type="as-char" svg:y="-0.0866in" draw:z-index="2" draw:name="Shape2" draw:style-name="gr147"><svg:title>TexMaths</svg:title><svg:desc>14§display§x§svg§600§FALSE§</svg:desc><draw:g draw:style-name="gr2"><draw:path draw:style-name="gr148" draw:text-style-name="P62" svg:width="0.0807in" svg:height="0.0665in" svg:x="0.0039in" svg:y="0.0102in" svg:viewBox="0 0 206 170" svg:d="M0 0c69 0 137 0 206 0 0 56 0 114 0 170-69 0-137 0-206 0 0-56 0-114 0-170z"><text:p/></draw:path><draw:path draw:style-name="gr149" draw:text-style-name="P63"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7"><text:s/>donné, c’est-à-dire </text:span><text:span text:style-name="T17"><draw:g text:anchor-type="as-char" svg:y="-0.1445in" draw:z-index="3" draw:name="Shape3" draw:style-name="gr147"><svg:title>TexMaths</svg:title><svg:desc>14§display§f(x)§svg§600§FALSE§</svg:desc><draw:g draw:style-name="gr2"><draw:path draw:style-name="gr148" draw:text-style-name="P62" svg:width="0.3362in" svg:height="0.172in" svg:x="-0.0004in" svg:y="0.0098in" svg:viewBox="0 0 855 438" svg:d="M0 0c285 0 569 0 855 0 0 145 0 292 0 438-286 0-570 0-855 0 0-146 0-293 0-438z"><text:p/></draw:path><draw:path draw:style-name="gr149" draw:text-style-name="P63" svg:width="0.0961in" svg:height="0.174in" svg:x="0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149" draw:text-style-name="P63" svg:width="0.0449in" svg:height="0.1917in" svg:x="0.124in" svg:y="0in" svg:viewBox="0 0 115 488" svg:d="M115 483c0-2 0-2-9-10-61-62-77-154-77-228 0-86 19-171 79-232 7-6 7-6 7-9s-3-4-6-4c-4 0-49 34-78 95-24 55-31 109-31 150 0 36 6 96 32 151 31 60 73 92 77 92 3 0 6-1 6-5z"><text:p/></draw:path><draw:path draw:style-name="gr149" draw:text-style-name="P63" svg:width="0.0961in" svg:height="0.0866in" svg:x="0.185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149" draw:text-style-name="P63" svg:width="0.0441in" svg:height="0.1917in" svg:x="0.3012in" svg:y="0in" svg:viewBox="0 0 113 488" svg:d="M113 245c0-38-5-98-32-153-29-60-71-92-77-92-3 0-4 1-4 4s0 3 8 13c49 47 77 126 77 228 0 82-18 168-79 231-6 5-6 5-6 7 0 4 1 5 4 5 6 0 49-33 79-95 25-54 30-109 30-148z"><text:p/></draw:path></draw:g></draw:g></text:span><text:span text:style-name="T17">.</text:span></text:p>
      <text:p text:style-name="P21"><text:span text:style-name="T3">Cela pose des problèmes de cohérence parce que ça n’a pas de sens de dériver une valeur alors qu’on cherche à dériver une expression ou une fonction, </text:span><text:span text:style-name="T4">idem</text:span><text:span text:style-name="T3"> dans le cadre d’une intégration.</text:span></text:p>
      <text:p text:style-name="P13">De même, dans le formaliste, si on note <draw:g text:anchor-type="as-char" svg:y="-0.0866in" draw:z-index="4" draw:name="Shape4" draw:style-name="gr147"><svg:title>TexMaths</svg:title><svg:desc>14§display§z§svg§600§FALSE§</svg:desc><draw:g draw:style-name="gr2"><draw:path draw:style-name="gr148" draw:text-style-name="P62" svg:width="0.0689in" svg:height="0.0665in" svg:x="0.002in" svg:y="0.0102in" svg:viewBox="0 0 176 170" svg:d="M0 0c59 0 117 0 176 0 0 56 0 114 0 170-59 0-117 0-176 0 0-56 0-114 0-170z"><text:p/></draw:path><draw:path draw:style-name="gr149" draw:text-style-name="P63"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18">la position verticale d’un système, à un instant t, noter </text:span><text:span text:style-name="T18"><draw:g text:anchor-type="as-char" svg:y="-0.1445in" draw:z-index="5" draw:name="Shape5" draw:style-name="gr147"><svg:title>TexMaths</svg:title><svg:desc>14§display§z(t_A)§svg§600§FALSE§</svg:desc><draw:g draw:style-name="gr2"><draw:path draw:style-name="gr148" draw:text-style-name="P62" svg:width="0.4047in" svg:height="0.1724in" svg:x="0.002in" svg:y="0.0098in" svg:viewBox="0 0 1029 439" svg:d="M515 439c-172 0-343 0-515 0 0-147 0-292 0-439 343 0 686 0 1029 0 0 147 0 292 0 439-171 0-343 0-514 0z"><text:p/></draw:path><draw:path draw:style-name="gr149" draw:text-style-name="P63" svg:width="0.0819in" svg:height="0.087in" svg:x="0.0004in" svg:y="0.0598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149" draw:text-style-name="P63" svg:width="0.0441in" svg:height="0.1925in" svg:x="0.1098in" svg:y="0.0004in" svg:viewBox="0 0 113 490" svg:d="M113 484c0-1 0-1-8-10-62-63-77-155-77-229 0-86 18-171 78-231 7-7 7-7 7-8 0-5-2-6-5-6-4 0-49 34-77 97-25 53-31 107-31 148 0 38 4 96 32 152 30 60 72 93 76 93 3 0 5-2 5-6z"><text:p/></draw:path><draw:path draw:style-name="gr149" draw:text-style-name="P63" svg:width="0.0591in" svg:height="0.122in" svg:x="0.1701in" svg:y="0.0244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149" draw:text-style-name="P63" svg:width="0.1016in" svg:height="0.0961in" svg:x="0.2425in" svg:y="0.078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149" draw:text-style-name="P63" svg:width="0.0449in" svg:height="0.1925in" svg:x="0.3717in" svg:y="0.0004in" svg:viewBox="0 0 115 490" svg:d="M115 245c0-38-6-97-32-153-30-60-73-92-77-92-3 0-6 3-6 6 0 1 0 1 10 11 47 47 75 126 75 228 0 82-18 169-78 231-7 7-7 7-7 8 0 3 3 6 6 6 4 0 49-34 78-97 25-53 31-108 31-148z"><text:p/></draw:path></draw:g></draw:g></text:span><text:span text:style-name="T18"><text:s/>comme si passer </text:span><text:span text:style-name="T18"><draw:g text:anchor-type="as-char" svg:y="-0.1201in" draw:z-index="6" draw:name="Shape6" draw:style-name="gr147"><svg:title>TexMaths</svg:title><svg:desc>14§display§t_A§svg§600§FALSE§</svg:desc><draw:g draw:style-name="gr2"><draw:path draw:style-name="gr148" draw:text-style-name="P62" svg:width="0.1587in" svg:height="0.1295in" svg:x="0.0059in" svg:y="0.0098in" svg:viewBox="0 0 404 330" svg:d="M0 0c135 0 269 0 404 0 0 109 0 220 0 330-135 0-269 0-404 0 0-110 0-221 0-330z"><text:p/></draw:path><draw:path draw:style-name="gr149" draw:text-style-name="P63"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49" draw:text-style-name="P63"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18"><text:s/>à la fonction z allait retourner la valeur, alors qu’il ne s’agit pas d’une fonction, est un en soi un non-sens.</text:span></text:p>
      <text:p text:style-name="P14">On pourrait simplement se dire « oui mais cette notation signifie “la valeur que prend z quand t égal <draw:g text:anchor-type="as-char" svg:y="-0.1201in" draw:z-index="7" draw:name="Shape7" draw:style-name="gr147"><svg:title>TexMaths</svg:title><svg:desc>14§display§t_A§svg§600§FALSE§</svg:desc><draw:g draw:style-name="gr2"><draw:path draw:style-name="gr148" draw:text-style-name="P62" svg:width="0.1587in" svg:height="0.1295in" svg:x="0.0059in" svg:y="0.0098in" svg:viewBox="0 0 404 330" svg:d="M0 0c135 0 269 0 404 0 0 109 0 220 0 330-135 0-269 0-404 0 0-110 0-221 0-330z"><text:p/></draw:path><draw:path draw:style-name="gr149" draw:text-style-name="P63"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49" draw:text-style-name="P63"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15"><text:soft-page-break/><text:span text:style-name="T19">La solution est de considérer que le « parseur » fonctionne comme suit</text:span>:</text:p>
      <text:list xml:id="list707322115" text:style-name="L1">
        <text:list-item>
          <text:p text:style-name="P50">Toute grandeur (par exemple <draw:g text:anchor-type="as-char" svg:y="-0.0866in" draw:z-index="8" draw:name="Shape8" draw:style-name="gr147"><svg:title>TexMaths</svg:title><svg:desc>14§display§z§svg§600§FALSE§</svg:desc><draw:g draw:style-name="gr2"><draw:path draw:style-name="gr148" draw:text-style-name="P62" svg:width="0.0689in" svg:height="0.0665in" svg:x="0.002in" svg:y="0.0102in" svg:viewBox="0 0 176 170" svg:d="M0 0c59 0 117 0 176 0 0 56 0 114 0 170-59 0-117 0-176 0 0-56 0-114 0-170z"><text:p/></draw:path><draw:path draw:style-name="gr149" draw:text-style-name="P63"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147"><svg:title>TexMaths</svg:title><svg:desc>14§display§T§svg§600§FALSE§</svg:desc><draw:g draw:style-name="gr2"><draw:path draw:style-name="gr148" draw:text-style-name="P62" svg:width="0.1146in" svg:height="0.1094in" svg:x="0.0059in" svg:y="0.0098in" svg:viewBox="0 0 292 279" svg:d="M0 0c98 0 194 0 292 0 0 93 0 186 0 279-98 0-194 0-292 0 0-93 0-186 0-279z"><text:p/></draw:path><draw:path draw:style-name="gr149" draw:text-style-name="P63"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50">Donc toute grandeur est régie par une fonction du temps.</text:p>
        </text:list-item>
        <text:list-item>
          <text:p text:style-name="P51">Cette fonction, on peut la noter f indice nom de la variable (<draw:g text:anchor-type="as-char" svg:y="-0.1366in" draw:z-index="10" draw:name="Shape10" draw:style-name="gr147"><svg:title>TexMaths</svg:title><svg:desc>14§display§f_z§svg§600§FALSE§</svg:desc><draw:g draw:style-name="gr2"><draw:path draw:style-name="gr148" draw:text-style-name="P62" svg:width="0.1445in" svg:height="0.1551in" svg:x="0.0004in" svg:y="0.0102in" svg:viewBox="0 0 368 395" svg:d="M0 0c122 0 246 0 368 0 0 132 0 263 0 395-122 0-246 0-368 0 0-132 0-263 0-395z"><text:p/></draw:path><draw:path draw:style-name="gr149" draw:text-style-name="P63"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49" draw:text-style-name="P63"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147"><svg:title>TexMaths</svg:title><svg:desc>14§display§f_T§svg§600§FALSE§</svg:desc><draw:g draw:style-name="gr2"><draw:path draw:style-name="gr148" draw:text-style-name="P62" svg:width="0.1803in" svg:height="0.1551in" svg:x="0.0004in" svg:y="0.0102in" svg:viewBox="0 0 459 395" svg:d="M0 0c152 0 306 0 459 0 0 132 0 263 0 395-153 0-307 0-459 0 0-132 0-263 0-395z"><text:p/></draw:path><draw:path draw:style-name="gr149" draw:text-style-name="P63" svg:width="0.0953in" svg:height="0.1748in" svg:x="0.0008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149" draw:text-style-name="P63" svg:width="0.1004in" svg:height="0.0906in" svg:x="0.0906in" svg:y="0.0748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51">On a donc, par exemple <draw:g text:anchor-type="as-char" svg:y="-0.2409in" draw:z-index="12" draw:name="Shape12" draw:style-name="gr147"><svg:title>TexMaths</svg:title><svg:desc>14§display§f_z=\text{f}^{\circ }\left(_{\ \ \ \ t\ \ \ \ \ \ \ \rightarrow \ f_z\left(t\right)}^{\left[t_0,\ t_f\right]_{\mathbb{R}\left[\text{s}\right]}\ \ \rightarrow \ \ \mathbb{R}\left[\text{m}\right]}\right)§svg§600§FALSE§</svg:desc><draw:g draw:style-name="gr2"><draw:path draw:style-name="gr148" draw:text-style-name="P62" svg:width="2.222in" svg:height="0.3465in" svg:x="0.0004in" svg:y="0.0102in" svg:viewBox="0 0 5645 881" svg:d="M2823 881c-942 0-1882 0-2823 0 0-294 0-587 0-881 1881 0 3764 0 5645 0 0 294 0 587 0 881-940 0-1881 0-2822 0z"><text:p/></draw:path><draw:path draw:style-name="gr149" draw:text-style-name="P63" svg:width="0.0961in" svg:height="0.1756in" svg:x="0.0008in" svg:y="0.1055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149" draw:text-style-name="P63" svg:width="0.0618in" svg:height="0.0606in" svg:x="0.0933in" svg:y="0.2102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149" draw:text-style-name="P63" svg:width="0.1287in" svg:height="0.0449in" svg:x="0.239in" svg:y="0.1705in" svg:viewBox="0 0 328 115" svg:d="M311 20c7 0 17 0 17-10s-10-10-17-10c-98 0-196 0-294 0-7 0-17 0-17 10s10 10 17 10c98 0 196 0 294 0zM311 115c7 0 17 0 17-10s-10-10-17-10c-98 0-196 0-294 0-7 0-17 0-17 10s10 10 17 10c98 0 196 0 294 0z"><text:p/></draw:path><draw:path draw:style-name="gr149" draw:text-style-name="P63" svg:width="0.0626in" svg:height="0.1358in" svg:x="0.439in" svg:y="0.1055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149" draw:text-style-name="P63" svg:width="0.0579in" svg:height="0.0575in" svg:x="0.5024in" svg:y="0.0925in" svg:viewBox="0 0 148 147" svg:d="M148 74c0-42-33-74-74-74-42 0-74 34-74 73 0 42 34 74 74 74 41 0 74-34 74-73zM74 130c-32 0-57-25-57-56 0-32 25-57 57-57s58 26 58 56c0 32-27 57-58 57z"><text:p/></draw:path><draw:path draw:style-name="gr149" draw:text-style-name="P63" svg:width="0.0736in" svg:height="0.3469in" svg:x="0.6476in" svg:y="0.0197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149" draw:text-style-name="P63" svg:width="0.0205in" svg:height="0.1354in" svg:x="0.7469in" svg:y="0.0004in" svg:viewBox="0 0 53 345" svg:d="M53 345c0-6 0-12 0-17-12 0-24 0-36 0 0-104 0-208 0-311 12 0 24 0 36 0 0-6 0-11 0-17-18 0-35 0-53 0 0 115 0 230 0 345 18 0 35 0 53 0z"><text:p/></draw:path><draw:path draw:style-name="gr149" draw:text-style-name="P63" svg:width="0.0453in" svg:height="0.0854in" svg:x="0.7783in" svg:y="0.0173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149" draw:text-style-name="P63" svg:width="0.0496in" svg:height="0.0657in" svg:x="0.839in" svg:y="0.0571in" svg:viewBox="0 0 127 168" svg:d="M127 84c0-17-1-84-64-84s-63 67-63 84c0 18 0 84 63 84s64-66 64-84zM63 161c-8 0-29-4-35-28-4-14-4-31-4-52 0-18 0-35 4-49 6-21 25-25 35-25 18 0 32 10 36 27 5 12 5 33 5 47 0 17 0 37-5 52-7 24-26 28-36 28z"><text:p/></draw:path><draw:path draw:style-name="gr149" draw:text-style-name="P63" svg:width="0.0173in" svg:height="0.0413in" svg:x="0.9217in" svg:y="0.0862in" svg:viewBox="0 0 45 106" svg:d="M35 35c0 18-4 41-28 62-1 1-1 2-1 4 0 3 2 5 4 5 5 0 35-28 35-68 0-21-9-38-25-38-12 0-20 10-20 20 0 11 8 19 21 19 7 0 13-4 14-4z"><text:p/></draw:path><draw:path draw:style-name="gr149" draw:text-style-name="P63" svg:width="0.0453in" svg:height="0.0854in" svg:x="1.0232in" svg:y="0.0173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149" draw:text-style-name="P63" svg:width="0.0547in" svg:height="0.0878in" svg:x="1.0878in" svg:y="0.0543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149" draw:text-style-name="P63" svg:width="0.0205in" svg:height="0.1354in" svg:x="1.1669in" svg:y="0.0004in" svg:viewBox="0 0 53 345" svg:d="M53 0c-18 0-35 0-53 0 0 6 0 11 0 17 13 0 24 0 36 0 0 103 0 207 0 311-12 0-23 0-36 0 0 5 0 11 0 17 18 0 35 0 53 0 0-115 0-230 0-345z"><text:p/></draw:path><draw:path draw:style-name="gr149" draw:text-style-name="P63" svg:width="0.0661in" svg:height="0.0657in" svg:x="1.2079in" svg:y="0.0846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149" draw:text-style-name="P63" svg:width="0.0161in" svg:height="0.0961in" svg:x="1.2933in" svg:y="0.0787in" svg:viewBox="0 0 42 245" svg:d="M42 14c0-4 0-10 0-14-14 0-28 0-42 0 0 81 0 162 0 245 14 0 28 0 42 0 0-6 0-10 0-14-10 0-18 0-28 0 0-73 0-144 0-217 10 0 18 0 28 0z"><text:p/></draw:path><draw:path draw:style-name="gr149" draw:text-style-name="P63" svg:width="0.0394in" svg:height="0.0437in" svg:x="1.3217in" svg:y="0.1079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149" draw:text-style-name="P63" svg:width="0.0165in" svg:height="0.0961in" svg:x="1.3736in" svg:y="0.0787in" svg:viewBox="0 0 43 245" svg:d="M43 0c-14 0-29 0-43 0 0 4 0 10 0 14 10 0 20 0 29 0 0 73 0 144 0 217-9 0-19 0-29 0 0 4 0 8 0 14 14 0 29 0 43 0 0-83 0-164 0-245z"><text:p/></draw:path><draw:path draw:style-name="gr149" draw:text-style-name="P63" svg:width="0.1331in" svg:height="0.0713in" svg:x="1.5567in" svg:y="0.0323in" svg:viewBox="0 0 339 182" svg:d="M290 99c-44 33-32 52-49 77 0 6 4 6 8 6 7 0 7 0 10-7 1-8 7-29 25-49 20-21 37-27 52-31 1 0 3-3 3-4 0-3-2-4-7-6-49-15-67-50-74-81-2-4-5-4-9-4-5 0-8 0-8 6 7 15 4 23 21 47 7 11 17 21 28 30-93 0-184 0-276 0-6 0-14 0-14 8s8 8 14 8c92 0 183 0 276 0z"><text:p/></draw:path><draw:path draw:style-name="gr149" draw:text-style-name="P63" svg:width="0.0929in" svg:height="0.0921in" svg:x="1.8315in" svg:y="0.0091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149" draw:text-style-name="P63" svg:width="0.0201in" svg:height="0.1354in" svg:x="1.9461in" svg:y="0.0004in" svg:viewBox="0 0 52 345" svg:d="M52 345c0-6 0-12 0-17-11 0-24 0-35 0 0-104 0-208 0-311 11 0 24 0 35 0 0-6 0-11 0-17-17 0-35 0-52 0 0 115 0 230 0 345 17 0 35 0 52 0z"><text:p/></draw:path><draw:path draw:style-name="gr149" draw:text-style-name="P63" svg:width="0.1138in" svg:height="0.0591in" svg:x="1.9787in" svg:y="0.0421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149" draw:text-style-name="P63" svg:width="0.0205in" svg:height="0.1354in" svg:x="2.1028in" svg:y="0.0004in" svg:viewBox="0 0 53 345" svg:d="M53 0c-18 0-35 0-53 0 0 6 0 11 0 17 13 0 24 0 36 0 0 103 0 207 0 311-12 0-23 0-36 0 0 5 0 11 0 17 18 0 35 0 53 0 0-115 0-230 0-345z"><text:p/></draw:path><draw:path draw:style-name="gr149" draw:text-style-name="P63" svg:width="0.0453in" svg:height="0.0854in" svg:x="0.9929in" svg:y="0.2224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149" draw:text-style-name="P63" svg:width="0.1331in" svg:height="0.0713in" svg:x="1.5071in" svg:y="0.2374in" svg:viewBox="0 0 339 182" svg:d="M291 99c-43 33-32 52-49 77 0 6 3 6 7 6 7 0 9 0 10-6 1-9 7-30 25-50 20-21 38-25 52-31 1 0 3-3 3-4 0-3-2-4-6-6-50-15-67-50-74-81-1-4-6-4-10-4-5 0-7 0-7 6 7 15 3 23 20 47 8 11 18 21 29 30-92 0-185 0-277 0-6 0-14 0-14 8s8 8 14 8c92 0 185 0 277 0z"><text:p/></draw:path><draw:path draw:style-name="gr149" draw:text-style-name="P63" svg:width="0.0713in" svg:height="0.1224in" svg:x="1.726in" svg:y="0.2118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149" draw:text-style-name="P63" svg:width="0.0488in" svg:height="0.0437in" svg:x="1.8012in" svg:y="0.2835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149" draw:text-style-name="P63" svg:width="0.035in" svg:height="0.1354in" svg:x="1.8866in" svg:y="0.2055in" svg:viewBox="0 0 90 345" svg:d="M83 0c-66 46-83 119-83 172 0 49 14 124 83 173 2 0 7 0 7-5 0-2-2-2-3-5-46-41-63-100-63-163 0-92 35-138 63-164 1-1 3-1 3-4 0-4-5-4-7-4z"><text:p/></draw:path><draw:path draw:style-name="gr149" draw:text-style-name="P63" svg:width="0.0453in" svg:height="0.0854in" svg:x="1.9374in" svg:y="0.2224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149" draw:text-style-name="P63" svg:width="0.035in" svg:height="0.1354in" svg:x="1.9996in" svg:y="0.2055in" svg:viewBox="0 0 90 345" svg:d="M7 0c-3 0-7 0-7 4 0 3 1 3 3 6 31 26 63 74 63 162 0 72-23 126-59 160-7 6-7 7-7 8 0 2 1 5 4 5 4 0 38-23 60-66 16-30 26-66 26-107 0-47-14-123-83-172z"><text:p/></draw:path><draw:path draw:style-name="gr149" draw:text-style-name="P63" svg:width="0.0736in" svg:height="0.3469in" svg:x="2.1591in" svg:y="0.0197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54"><text:span text:style-name="T21">Et donc pour un instant t donné, on a </text:span><text:span text:style-name="T21"><draw:g text:anchor-type="as-char" svg:y="-0.1445in" draw:z-index="13" draw:name="Shape13" draw:style-name="gr147"><svg:title>TexMaths</svg:title><svg:desc>14§display§z=f_z\left(t\right)§svg§600§FALSE§</svg:desc><draw:g draw:style-name="gr2"><draw:path draw:style-name="gr148" draw:text-style-name="P62" svg:width="0.7539in" svg:height="0.1724in" svg:x="0.002in" svg:y="0.0098in" svg:viewBox="0 0 1916 439" svg:d="M959 439c-320 0-640 0-959 0 0-147 0-292 0-439 639 0 1277 0 1916 0 0 147 0 292 0 439-320 0-639 0-957 0z"><text:p/></draw:path><draw:path draw:style-name="gr149" draw:text-style-name="P63"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49" draw:text-style-name="P63" svg:width="0.1287in" svg:height="0.0453in" svg:x="0.1551in" svg:y="0.074in" svg:viewBox="0 0 328 116" svg:d="M311 21c7 0 17-1 17-11s-10-10-17-10c-98 0-196 0-294 0-7 0-17 0-17 10s10 11 17 11c98 0 196 0 294 0zM311 116c7 0 17 0 17-10 0-11-10-11-17-11-98 0-196 0-294 0-7 0-17 0-17 11 0 10 10 10 17 10 98 0 196 0 294 0z"><text:p/></draw:path><draw:path draw:style-name="gr149" draw:text-style-name="P63" svg:width="0.0961in" svg:height="0.1748in" svg:x="0.3591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49" draw:text-style-name="P63" svg:width="0.0626in" svg:height="0.0602in" svg:x="0.4512in" svg:y="0.1142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49" draw:text-style-name="P63" svg:width="0.0441in" svg:height="0.1925in" svg:x="0.5843in" svg:y="0.0004in" svg:viewBox="0 0 113 490" svg:d="M113 484c0-1 0-1-8-10-62-63-77-155-77-229 0-86 18-171 80-231 5-7 5-7 5-8 0-5-1-6-4-6-5 0-50 34-78 97-25 53-31 107-31 148 0 38 4 96 32 152 30 60 72 93 77 93 3 0 4-2 4-6z"><text:p/></draw:path><draw:path draw:style-name="gr149" draw:text-style-name="P63" svg:width="0.0591in" svg:height="0.122in" svg:x="0.6441in" svg:y="0.0244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149" draw:text-style-name="P63" svg:width="0.0449in" svg:height="0.1925in" svg:x="0.7209in" svg:y="0.0004in" svg:viewBox="0 0 115 490" svg:d="M115 245c0-38-6-97-32-153-30-60-73-92-77-92-3 0-6 3-6 6 0 1 0 1 10 11 47 47 75 126 75 228 0 82-18 169-78 231-7 7-7 7-7 8 0 3 3 6 6 6 4 0 49-34 78-97 25-53 31-108 31-148z"><text:p/></draw:path></draw:g></draw:g></text:span></text:p>
        </text:list-item>
        <text:list-item>
          <text:p text:style-name="P55"><text:span text:style-name="T20">Comme c’est un peu lourdingue d’écrire </text:span><text:span text:style-name="T20"><draw:g text:anchor-type="as-char" svg:y="-0.1445in" draw:z-index="14" draw:name="Shape14" draw:style-name="gr147"><svg:title>TexMaths</svg:title><svg:desc>14§display§z_A=f_z\left(t_A\right)§svg§600§FALSE§</svg:desc><draw:g draw:style-name="gr2"><draw:path draw:style-name="gr148" draw:text-style-name="P62" svg:width="0.9972in" svg:height="0.172in" svg:x="0.002in" svg:y="0.0098in" svg:viewBox="0 0 2534 438" svg:d="M0 0c844 0 1690 0 2534 0 0 145 0 292 0 438-844 0-1690 0-2534 0 0-146 0-293 0-438z"><text:p/></draw:path><draw:path draw:style-name="gr149" draw:text-style-name="P63"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149" draw:text-style-name="P63"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49" draw:text-style-name="P63" svg:width="0.128in" svg:height="0.0449in" svg:x="0.2732in" svg:y="0.074in" svg:viewBox="0 0 326 115" svg:d="M309 20c7 0 17 0 17-10s-10-10-15-10c-98 0-198 0-296 0-7 0-15 0-15 10s8 10 15 10c98 0 196 0 294 0zM311 115c5 0 15 0 15-10s-10-10-17-10c-98 0-196 0-294 0-7 0-15 0-15 10s8 10 15 10c98 0 198 0 296 0z"><text:p/></draw:path><draw:path draw:style-name="gr149" draw:text-style-name="P63" svg:width="0.0965in" svg:height="0.174in" svg:x="0.4764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149" draw:text-style-name="P63" svg:width="0.0618in" svg:height="0.0602in" svg:x="0.5689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149" draw:text-style-name="P63" svg:width="0.0441in" svg:height="0.1917in" svg:x="0.7012in" svg:y="0in" svg:viewBox="0 0 113 488" svg:d="M113 483c0-2 0-2-8-10-60-62-77-154-77-228 0-86 20-171 80-232 5-6 5-6 5-9s-1-4-4-4c-5 0-49 34-78 95-25 55-31 109-31 150 0 36 6 96 32 151 30 60 72 92 77 92 3 0 4-1 4-5z"><text:p/></draw:path><draw:path draw:style-name="gr149" draw:text-style-name="P63" svg:width="0.0591in" svg:height="0.122in" svg:x="0.761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49" draw:text-style-name="P63" svg:width="0.1016in" svg:height="0.0961in" svg:x="0.83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49" draw:text-style-name="P63" svg:width="0.0449in" svg:height="0.1917in" svg:x="0.9642in" svg:y="0in" svg:viewBox="0 0 115 488" svg:d="M115 245c0-38-6-98-32-153-30-60-72-92-77-92-3 0-6 1-6 4s0 3 10 13c49 47 77 126 77 228 0 82-18 168-80 231-7 5-7 5-7 7 0 4 3 5 6 5 5 0 49-33 78-95 25-54 31-109 31-148z"><text:p/></draw:path></draw:g></draw:g></text:span><text:span text:style-name="T20"><text:s/>pour spécifier la valeur que prend la grandeur z quand t = </text:span><text:span text:style-name="T20"><draw:g text:anchor-type="as-char" svg:y="-0.1201in" draw:z-index="15" draw:name="Shape15" draw:style-name="gr147"><svg:title>TexMaths</svg:title><svg:desc>14§display§t_A§svg§600§FALSE§</svg:desc><draw:g draw:style-name="gr2"><draw:path draw:style-name="gr148" draw:text-style-name="P62" svg:width="0.1587in" svg:height="0.1295in" svg:x="0.0059in" svg:y="0.0098in" svg:viewBox="0 0 404 330" svg:d="M0 0c135 0 269 0 404 0 0 109 0 220 0 330-135 0-269 0-404 0 0-110 0-221 0-330z"><text:p/></draw:path><draw:path draw:style-name="gr149" draw:text-style-name="P63"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49" draw:text-style-name="P63"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0">, pour des raisons d’ergonomies ou va définir la règle selon laquelle, quand on écrit </text:span><text:span text:style-name="T20"><draw:g text:anchor-type="as-char" svg:y="-0.1445in" draw:z-index="16" draw:name="Shape16" draw:style-name="gr147"><svg:title>TexMaths</svg:title><svg:desc>14§display§z_A\left(t=t_A\right)§svg§600§FALSE§</svg:desc><draw:g draw:style-name="gr2"><draw:path draw:style-name="gr148" draw:text-style-name="P62" svg:width="0.8831in" svg:height="0.172in" svg:x="0.002in" svg:y="0.0098in" svg:viewBox="0 0 2244 438" svg:d="M0 0c748 0 1497 0 2244 0 0 145 0 292 0 438-747 0-1496 0-2244 0 0-146 0-293 0-438z"><text:p/></draw:path><draw:path draw:style-name="gr149" draw:text-style-name="P63"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149" draw:text-style-name="P63"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49" draw:text-style-name="P63" svg:width="0.0441in" svg:height="0.1917in" svg:x="0.2598in" svg:y="0in" svg:viewBox="0 0 113 488" svg:d="M113 483c0-2 0-2-8-10-62-62-77-154-77-228 0-86 18-171 80-232 5-6 5-6 5-9s-1-4-4-4c-5 0-50 34-78 95-25 55-31 109-31 150 0 36 4 96 32 151 30 60 72 92 77 92 3 0 4-1 4-5z"><text:p/></draw:path><draw:path draw:style-name="gr149" draw:text-style-name="P63" svg:width="0.0587in" svg:height="0.122in" svg:x="0.3205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149" draw:text-style-name="P63" svg:width="0.128in" svg:height="0.0449in" svg:x="0.45in" svg:y="0.074in" svg:viewBox="0 0 326 115" svg:d="M309 20c9 0 17 0 17-10s-8-10-15-10c-98 0-198 0-296 0-7 0-15 0-15 10s8 10 17 10c98 0 194 0 292 0zM311 115c7 0 15 0 15-10s-8-10-17-10c-98 0-194 0-292 0-9 0-17 0-17 10s8 10 15 10c98 0 198 0 296 0z"><text:p/></draw:path><draw:path draw:style-name="gr149" draw:text-style-name="P63" svg:width="0.0591in" svg:height="0.122in" svg:x="0.64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49" draw:text-style-name="P63" svg:width="0.1016in" svg:height="0.0961in" svg:x="0.721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49" draw:text-style-name="P63" svg:width="0.0449in" svg:height="0.1917in" svg:x="0.85in" svg:y="0in" svg:viewBox="0 0 115 488" svg:d="M115 245c0-38-6-98-32-153-30-60-72-92-77-92-3 0-6 1-6 4s0 3 10 13c49 47 77 126 77 228 0 82-18 168-80 231-7 5-7 5-7 7 0 4 3 5 6 5 5 0 49-33 78-95 25-54 31-109 31-148z"><text:p/></draw:path></draw:g></draw:g></text:span><text:span text:style-name="T20"><text:s/>ou </text:span><text:span text:style-name="T20"><draw:g text:anchor-type="as-char" svg:y="-0.1445in" draw:z-index="17" draw:name="Shape17" draw:style-name="gr147"><svg:title>TexMaths</svg:title><svg:desc>14§display§z_A\left(t_A\right)§svg§600§FALSE§</svg:desc><draw:g draw:style-name="gr2"><draw:path draw:style-name="gr148" draw:text-style-name="P62" svg:width="0.5551in" svg:height="0.1724in" svg:x="0.002in" svg:y="0.0098in" svg:viewBox="0 0 1411 439" svg:d="M707 439c-237 0-472 0-707 0 0-147 0-292 0-439 470 0 941 0 1411 0 0 147 0 292 0 439-235 0-470 0-704 0z"><text:p/></draw:path><draw:path draw:style-name="gr149" draw:text-style-name="P63"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49" draw:text-style-name="P63" svg:width="0.1016in" svg:height="0.0961in" svg:x="0.090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149" draw:text-style-name="P63" svg:width="0.0441in" svg:height="0.1925in" svg:x="0.2598in" svg:y="0.0004in" svg:viewBox="0 0 113 490" svg:d="M113 484c0-1 0-1-8-10-62-63-77-155-77-228 0-87 18-172 80-232 5-7 5-7 5-8 0-5-1-6-4-6-5 0-49 34-78 97-25 53-31 107-31 149 0 37 6 95 32 151 30 60 72 93 77 93 3 0 4-2 4-6z"><text:p/></draw:path><draw:path draw:style-name="gr149" draw:text-style-name="P63" svg:width="0.0587in" svg:height="0.122in" svg:x="0.3197in" svg:y="0.0244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149" draw:text-style-name="P63" svg:width="0.102in" svg:height="0.0961in" svg:x="0.3925in" svg:y="0.078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49" draw:text-style-name="P63" svg:width="0.0449in" svg:height="0.1925in" svg:x="0.522in" svg:y="0.0004in" svg:viewBox="0 0 115 490" svg:d="M115 246c0-39-6-98-32-154-30-60-73-92-77-92-3 0-6 3-6 6 0 1 0 1 10 11 47 47 75 126 75 229 0 81-18 168-78 230-7 7-7 7-7 8 0 3 3 6 6 6 4 0 49-34 78-97 25-53 31-108 31-147z"><text:p/></draw:path></draw:g></draw:g></text:span><text:span text:style-name="T20">, ça renvoie </text:span><text:span text:style-name="T20"><draw:g text:anchor-type="as-char" svg:y="-0.1445in" draw:z-index="18" draw:name="Shape18" draw:style-name="gr147"><svg:title>TexMaths</svg:title><svg:desc>14§display§f_z\left(t_A\right)§svg§600§FALSE§</svg:desc><draw:g draw:style-name="gr2"><draw:path draw:style-name="gr148" draw:text-style-name="P62" svg:width="0.5232in" svg:height="0.172in" svg:x="0.0004in" svg:y="0.0098in" svg:viewBox="0 0 1330 438" svg:d="M0 0c443 0 887 0 1330 0 0 145 0 292 0 438-443 0-887 0-1330 0 0-146 0-293 0-438z"><text:p/></draw:path><draw:path draw:style-name="gr149" draw:text-style-name="P63" svg:width="0.0961in" svg:height="0.174in" svg:x="0.0008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149" draw:text-style-name="P63" svg:width="0.0618in" svg:height="0.0602in" svg:x="0.0937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149" draw:text-style-name="P63" svg:width="0.0449in" svg:height="0.1917in" svg:x="0.226in" svg:y="0in" svg:viewBox="0 0 115 488" svg:d="M115 483c0-2 0-2-8-10-62-62-79-154-79-228 0-86 20-171 80-232 7-6 7-6 7-9s-3-4-6-4c-4 0-49 34-78 95-25 55-31 109-31 150 0 36 6 96 32 151 30 60 73 92 77 92 3 0 6-1 6-5z"><text:p/></draw:path><draw:path draw:style-name="gr149" draw:text-style-name="P63" svg:width="0.0591in" svg:height="0.122in" svg:x="0.2862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149" draw:text-style-name="P63" svg:width="0.1016in" svg:height="0.0961in" svg:x="0.3594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149" draw:text-style-name="P63" svg:width="0.0445in" svg:height="0.1917in" svg:x="0.489in" svg:y="0in" svg:viewBox="0 0 114 488" svg:d="M114 245c0-38-6-98-33-153-29-60-71-92-77-92-3 0-4 1-4 4s0 3 8 13c49 47 77 126 77 228 0 82-18 168-79 231-6 5-6 5-6 7 0 4 1 5 4 5 6 0 49-33 79-95 25-54 31-109 31-148z"><text:p/></draw:path></draw:g></draw:g></text:span><text:span text:style-name="T20">. </text:span><text:span text:style-name="T22">En gros si une grandeur se voit passer un argument, ça appelle la fonction qui gère cette grandeur et lui passe l’argument et retourne la valeur correspondante.</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span text:style-name="T11">2</text:span><text:span text:style-name="T9">) </text:span><text:span text:style-name="T6">Le changement de variable au sein d’une intégrale</text:span></text:p>
      <text:p text:style-name="P36"><text:span text:style-name="T22">C’</text:span><text:span text:style-name="T20">est la technique de base pour utiliser les intégrales en physique, ne serait-ce que parce qu’il arrive souvent que la variable d’intégration ne corresponde pas aux bornes d’intégration (dans le calcul du travail d’une force par exemple).</text:span></text:p>
      <text:p text:style-name="P18">Le théorème est le suivant:</text:p>
      <text:p text:style-name="P18"/>
      <text:p text:style-name="P18"><draw:frame draw:style-name="fr1" draw:name="Frame2" text:anchor-type="paragraph" svg:x="0.0965in" svg:y="0.002in" svg:width="6.5839in" draw:z-index="29"><draw:text-box fo:min-height="2.9902in"><text:p text:style-name="P42"/><text:p text:style-name="P44">Soient:</text:p><text:list xml:id="list436659994" text:style-name="L2"><text:list-item><text:p text:style-name="P57"><draw:g text:anchor-type="as-char" svg:y="-0.1327in" draw:z-index="30" draw:name="Shape19" draw:style-name="gr147"><svg:title>TexMaths</svg:title><svg:desc>14§display§I\subseteq \mathbb{R}§svg§600§FALSE§</svg:desc><draw:g draw:style-name="gr2"><draw:path draw:style-name="gr148" draw:text-style-name="P62" svg:width="0.474in" svg:height="0.1378in" svg:x="0.0035in" svg:y="0.0098in" svg:viewBox="0 0 1205 351" svg:d="M0 0c402 0 803 0 1205 0 0 117 0 234 0 351-402 0-803 0-1205 0 0-117 0-234 0-351z"><text:p/></draw:path><draw:path draw:style-name="gr149" draw:text-style-name="P63"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49" draw:text-style-name="P63" svg:width="0.1177in" svg:height="0.1484in" svg:x="0.1642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49" draw:text-style-name="P63" svg:width="0.1327in" svg:height="0.1311in" svg:x="0.3551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58"><draw:g text:anchor-type="as-char" svg:y="-0.1311in" draw:z-index="31" draw:name="Shape20" draw:style-name="gr147"><svg:title>TexMaths</svg:title><svg:desc>14§display§J\subseteq \mathbb{R}§svg§600§FALSE§</svg:desc><draw:g draw:style-name="gr2"><draw:path draw:style-name="gr148" draw:text-style-name="P62" svg:width="0.4996in" svg:height="0.1382in" svg:x="0.0004in" svg:y="0.0102in" svg:viewBox="0 0 1270 352" svg:d="M636 352c-213 0-424 0-636 0 0-118 0-234 0-352 423 0 847 0 1270 0 0 118 0 234 0 352-211 0-423 0-634 0z"><text:p/></draw:path><draw:path draw:style-name="gr149" draw:text-style-name="P63" svg:width="0.1087in" svg:height="0.1354in" svg:x="0.0039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49" draw:text-style-name="P63" svg:width="0.1181in" svg:height="0.1484in" svg:x="0.1862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49" draw:text-style-name="P63" svg:width="0.1327in" svg:height="0.1315in" svg:x="0.3776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7"><draw:g text:anchor-type="as-char" svg:y="-0.1327in" draw:z-index="53" draw:style-name="gr1"><svg:title>TexMaths</svg:title><svg:desc>14§display§K\subseteq \mathbb{R}§svg§600§FALSE§</svg:desc><draw:g draw:style-name="gr2"><draw:path draw:style-name="gr143" draw:text-style-name="P62" svg:width="0.5512in" svg:height="0.1378in" svg:x="0.0031in" svg:y="0.0098in" svg:viewBox="0 0 1401 351" svg:d="M0 0c468 0 934 0 1401 0 0 117 0 234 0 351-467 0-933 0-1401 0 0-117 0-234 0-351z"><text:p/></draw:path><draw:path draw:style-name="gr144" draw:text-style-name="P63"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45" draw:text-style-name="P63" svg:width="0.1177in" svg:height="0.1484in" svg:x="0.2409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46" draw:text-style-name="P63" svg:width="0.1323in" svg:height="0.1311in" svg:x="0.4319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48"><draw:g text:anchor-type="as-char" svg:y="-0.2217in" draw:z-index="55" draw:style-name="gr1"><svg:title>TexMaths</svg:title><svg:desc>14§display§f=\text{f}^{\circ }\left(_{\ x\ \rightarrow \ f\left(x\right)}^{\ J\ \rightarrow \ K}\right)§svg§600§FALSE§</svg:desc><draw:g draw:style-name="gr2"><draw:path draw:style-name="gr111" draw:text-style-name="P62" svg:width="1.4744in" svg:height="0.3276in" svg:x="0.0004in" svg:y="0.0098in" svg:viewBox="0 0 3746 833" svg:d="M1874 833c-626 0-1250 0-1874 0 0-277 0-556 0-833 1248 0 2498 0 3746 0 0 277 0 556 0 833-624 0-1248 0-1872 0z"><text:p/></draw:path><draw:path draw:style-name="gr112" draw:text-style-name="P63" svg:width="0.0961in" svg:height="0.176in" svg:x="0.0008in" svg:y="0.0866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13" draw:text-style-name="P63" svg:width="0.1283in" svg:height="0.0449in" svg:x="0.1705in" svg:y="0.1516in" svg:viewBox="0 0 327 115" svg:d="M311 20c7 0 16 0 16-10s-9-10-16-10c-98 0-196 0-294 0-7 0-17 0-17 10s10 10 17 10c98 0 196 0 294 0zM311 115c7 0 16 0 16-10s-9-10-16-10c-98 0-196 0-294 0-7 0-17 0-17 10s10 10 17 10c98 0 196 0 294 0z"><text:p/></draw:path><draw:path draw:style-name="gr114" draw:text-style-name="P63" svg:width="0.0626in" svg:height="0.1362in" svg:x="0.3705in" svg:y="0.0866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15" draw:text-style-name="P63" svg:width="0.0579in" svg:height="0.0575in" svg:x="0.4339in" svg:y="0.0736in" svg:viewBox="0 0 148 147" svg:d="M148 74c0-42-33-74-74-74-42 0-74 34-74 73 0 42 34 74 74 74 41 0 74-34 74-73zM74 130c-32 0-57-26-57-56 0-32 25-57 57-57s58 25 58 56c0 32-27 57-58 57z"><text:p/></draw:path><draw:path draw:style-name="gr116" draw:text-style-name="P63" svg:width="0.0736in" svg:height="0.3476in" svg:x="0.5795in" svg:y="0.0004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17" draw:text-style-name="P63" svg:width="0.0791in" svg:height="0.0949in" svg:x="0.7382in" svg:y="0.0504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18" draw:text-style-name="P63" svg:width="0.1331in" svg:height="0.0709in" svg:x="0.8976in" svg:y="0.0736in" svg:viewBox="0 0 339 181" svg:d="M290 98c-44 32-49 77-49 78 0 5 3 5 8 5 6 0 7 0 9-6 2-8 7-31 25-49 21-21 37-27 51-31 3-1 5-3 5-4 0-4-3-4-7-6-49-16-67-51-74-81-2-4-5-4-9-4-5 0-8 0-8 4 0 2 3 24 19 48 9 12 18 22 30 29-93 0-185 0-277 0-5 0-13 0-13 9 0 8 7 8 13 8 92 0 184 0 277 0z"><text:p/></draw:path><draw:path draw:style-name="gr119" draw:text-style-name="P63" svg:width="0.1228in" svg:height="0.0921in" svg:x="1.1154in" svg:y="0.0504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20" draw:text-style-name="P63" svg:width="0.0717in" svg:height="0.0606in" svg:x="0.7315in" svg:y="0.2154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21" draw:text-style-name="P63" svg:width="0.1331in" svg:height="0.0713in" svg:x="0.8866in" svg:y="0.2055in" svg:viewBox="0 0 339 182" svg:d="M291 99c-43 33-33 52-50 77 0 6 4 6 8 6 7 0 9 0 10-7 1-8 7-29 25-49 20-21 36-27 52-31 1 0 3-3 3-4 0-3-2-4-6-6-50-15-67-50-75-81 0-4-5-4-9-4-5 0-8 0-8 6 7 15 4 23 21 47 8 11 16 21 29 30-92 0-185 0-277 0-6 0-14 0-14 8s8 8 14 8c92 0 185 0 277 0z"><text:p/></draw:path><draw:path draw:style-name="gr122" draw:text-style-name="P63" svg:width="0.0713in" svg:height="0.1232in" svg:x="1.1055in" svg:y="0.1795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23" draw:text-style-name="P63" svg:width="0.035in" svg:height="0.1354in" svg:x="1.2016in" svg:y="0.174in" svg:viewBox="0 0 90 345" svg:d="M83 0c-65 46-83 119-83 172 0 48 15 124 83 173 2 0 7 0 7-5 0-2 0-2-3-5-46-41-63-100-63-163 0-92 35-138 64-164 2-1 2-2 2-4 0-4-5-4-7-4z"><text:p/></draw:path><draw:path draw:style-name="gr124" draw:text-style-name="P63" svg:width="0.0717in" svg:height="0.0606in" svg:x="1.2531in" svg:y="0.2154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25" draw:text-style-name="P63" svg:width="0.0343in" svg:height="0.1354in" svg:x="1.3441in" svg:y="0.174in" svg:viewBox="0 0 88 345" svg:d="M6 0c-2 0-6 0-6 4 0 2 0 3 3 6 29 26 63 73 63 162 0 72-23 126-60 160-6 6-6 6-6 8s0 5 4 5 37-24 59-66c15-30 25-66 25-107 0-49-14-123-82-172z"><text:p/></draw:path><draw:path draw:style-name="gr126" draw:text-style-name="P63" svg:width="0.0736in" svg:height="0.3476in" svg:x="1.4114in" svg:y="0.0004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48"><draw:g text:anchor-type="as-char" svg:y="-0.2217in" draw:z-index="54" draw:style-name="gr1"><svg:title>TexMaths</svg:title><svg:desc>14§display§g=\text{f}^{\circ }\left(_{\ t\ \rightarrow \ g\left(t\right)}^{\ I\ \rightarrow \ J\ }\right)§svg§600§FALSE§</svg:desc><draw:g draw:style-name="gr2"><draw:path draw:style-name="gr127" draw:text-style-name="P62" svg:width="1.3898in" svg:height="0.3276in" svg:x="0.0075in" svg:y="0.0098in" svg:viewBox="0 0 3531 833" svg:d="M1767 833c-589 0-1178 0-1767 0 0-277 0-556 0-833 1178 0 2354 0 3531 0 0 277 0 556 0 833-588 0-1176 0-1764 0z"><text:p/></draw:path><draw:path draw:style-name="gr128" draw:text-style-name="P63" svg:width="0.089in" svg:height="0.1248in" svg:x="0.0004in" svg:y="0.1374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129" draw:text-style-name="P63" svg:width="0.128in" svg:height="0.0449in" svg:x="0.1618in" svg:y="0.1516in" svg:viewBox="0 0 326 115" svg:d="M309 20c9 0 17 0 17-10s-8-10-15-10c-98 0-198 0-296 0-7 0-15 0-15 10s8 10 17 10c98 0 194 0 292 0zM311 115c7 0 15 0 15-10s-8-10-17-10c-98 0-194 0-292 0-9 0-17 0-17 10s8 10 15 10c98 0 198 0 296 0z"><text:p/></draw:path><draw:path draw:style-name="gr130" draw:text-style-name="P63" svg:width="0.0626in" svg:height="0.1362in" svg:x="0.3614in" svg:y="0.0866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131" draw:text-style-name="P63" svg:width="0.0579in" svg:height="0.0575in" svg:x="0.4248in" svg:y="0.0736in" svg:viewBox="0 0 148 147" svg:d="M148 74c0-42-33-74-74-74-42 0-74 34-74 73 0 42 34 74 74 74 41 0 74-34 74-73zM74 130c-32 0-57-26-57-56 0-32 25-57 57-57s58 25 58 56c0 32-26 57-58 57z"><text:p/></draw:path><draw:path draw:style-name="gr132" draw:text-style-name="P63" svg:width="0.0736in" svg:height="0.3476in" svg:x="0.5701in" svg:y="0.0004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33" draw:text-style-name="P63" svg:width="0.0634in" svg:height="0.0921in" svg:x="0.724in" svg:y="0.0504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134" draw:text-style-name="P63" svg:width="0.1331in" svg:height="0.0709in" svg:x="0.8697in" svg:y="0.0736in" svg:viewBox="0 0 339 181" svg:d="M290 98c-44 32-49 77-49 78 0 5 3 5 8 5 6 0 7 0 9-6 2-8 8-31 25-49 21-21 38-27 52-31 2-1 4-3 4-4 0-4-3-4-7-6-49-16-67-51-74-81-2-4-5-4-9-4-5 0-8 0-8 4 0 2 3 24 19 48 9 12 19 22 30 29-93 0-184 0-276 0-6 0-14 0-14 9 0 8 7 8 14 8 92 0 183 0 276 0z"><text:p/></draw:path><draw:path draw:style-name="gr135" draw:text-style-name="P63" svg:width="0.0791in" svg:height="0.0949in" svg:x="1.0917in" svg:y="0.0504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36" draw:text-style-name="P63" svg:width="0.0461in" svg:height="0.0854in" svg:x="0.7209in" svg:y="0.1902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37" draw:text-style-name="P63" svg:width="0.1331in" svg:height="0.0713in" svg:x="0.8488in" svg:y="0.2055in" svg:viewBox="0 0 339 182" svg:d="M291 99c-43 33-33 52-50 77 0 6 4 6 8 6 7 0 7 0 10-7 1-8 7-29 25-49 20-21 37-27 52-31 1 0 3-3 3-4 0-3-2-4-6-6-50-15-67-50-75-81-2-4-5-4-9-4-5 0-8 0-8 6 7 15 4 23 21 47 8 11 17 21 29 30-92 0-185 0-277 0-6 0-14 0-14 8s8 8 14 8c92 0 185 0 277 0z"><text:p/></draw:path><draw:path draw:style-name="gr138" draw:text-style-name="P63" svg:width="0.0661in" svg:height="0.0874in" svg:x="1.063in" svg:y="0.2154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139" draw:text-style-name="P63" svg:width="0.035in" svg:height="0.1354in" svg:x="1.1535in" svg:y="0.174in" svg:viewBox="0 0 90 345" svg:d="M83 0c-66 46-83 119-83 172 0 48 14 124 83 173 2 0 7 0 7-5 0-2-2-2-5-5-46-41-63-100-63-163 0-92 37-138 65-164 1-1 3-2 3-4 0-4-5-4-7-4z"><text:p/></draw:path><draw:path draw:style-name="gr140" draw:text-style-name="P63" svg:width="0.0461in" svg:height="0.0854in" svg:x="1.2035in" svg:y="0.1902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141" draw:text-style-name="P63" svg:width="0.0343in" svg:height="0.1354in" svg:x="1.2665in" svg:y="0.174in" svg:viewBox="0 0 88 345" svg:d="M6 0c-2 0-6 0-6 4 0 2 0 3 3 6 29 26 63 73 63 162 0 72-23 126-60 160-6 6-6 6-6 8s0 5 4 5 37-24 59-66c15-30 25-66 25-107 0-49-14-123-82-172z"><text:p/></draw:path><draw:path draw:style-name="gr142" draw:text-style-name="P63" svg:width="0.0736in" svg:height="0.3476in" svg:x="1.3339in" svg:y="0.0004in" svg:viewBox="0 0 188 884" svg:d="M188 443c0-142-34-292-131-402-7-9-25-27-36-38-4-3-4-3-11-3-6 0-10 0-10 6 0 1 1 2 3 4 17 18 43 45 74 98 53 95 73 217 73 335 0 211-59 341-147 431-2 1-3 3-3 4 0 6 4 6 10 6 7 0 7 0 11-4 48-41 99-110 134-213 21-68 33-147 33-224z"><text:p/></draw:path></draw:g></draw:g></text:p><text:p text:style-name="P49">⇒ on peut donc composer f et g dans le sens <draw:g text:anchor-type="as-char" svg:y="-0.1445in" draw:z-index="56" draw:style-name="gr1"><svg:title>TexMaths</svg:title><svg:desc>14§display§f\left(g\left(x\right)\right)§svg§600§FALSE§</svg:desc><draw:g draw:style-name="gr2"><draw:path draw:style-name="gr103" draw:text-style-name="P62" svg:width="0.6512in" svg:height="0.1724in" svg:x="0.0004in" svg:y="0.0098in" svg:viewBox="0 0 1655 439" svg:d="M829 439c-277 0-553 0-829 0 0-147 0-292 0-439 552 0 1103 0 1655 0 0 147 0 292 0 439-276 0-552 0-826 0z"><text:p/></draw:path><draw:path draw:style-name="gr104" draw:text-style-name="P63" svg:width="0.0961in" svg:height="0.1748in" svg:x="0.0008in" svg:y="0.0091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105" draw:text-style-name="P63" svg:width="0.0449in" svg:height="0.1925in" svg:x="0.1575in" svg:y="0.0004in" svg:viewBox="0 0 115 490" svg:d="M115 484c0-1 0-1-9-10-61-63-77-155-77-229 0-86 19-171 79-231 7-7 7-7 7-8 0-5-3-6-6-6-4 0-49 34-78 97-25 53-31 107-31 148 0 38 6 96 32 152 30 60 73 93 77 93 3 0 6-2 6-6z"><text:p/></draw:path><draw:path draw:style-name="gr106" draw:text-style-name="P63" svg:width="0.0882in" svg:height="0.124in" svg:x="0.2161in" svg:y="0.0598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107" draw:text-style-name="P63" svg:width="0.0449in" svg:height="0.1925in" svg:x="0.3634in" svg:y="0.0004in" svg:viewBox="0 0 115 490" svg:d="M115 484c0-1 0-1-9-10-61-63-77-155-77-229 0-86 19-171 79-231 7-7 7-7 7-8 0-5-3-6-6-6-4 0-49 34-78 97-24 53-31 107-31 148 0 38 6 96 32 152 31 60 73 93 77 93 3 0 6-2 6-6z"><text:p/></draw:path><draw:path draw:style-name="gr108" draw:text-style-name="P63" svg:width="0.0961in" svg:height="0.087in" svg:x="0.4252in" svg:y="0.0598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109" draw:text-style-name="P63" svg:width="0.0441in" svg:height="0.1925in" svg:x="0.5413in" svg:y="0.0004in" svg:viewBox="0 0 113 490" svg:d="M113 245c0-38-5-97-32-153-29-60-71-92-77-92-3 0-4 3-4 6 0 1 0 1 8 11 49 47 77 126 77 228 0 82-18 169-79 231-6 7-6 7-6 8 0 3 1 6 4 6 6 0 49-34 79-97 25-53 30-108 30-148z"><text:p/></draw:path><draw:path draw:style-name="gr110" draw:text-style-name="P63" svg:width="0.0449in" svg:height="0.1925in" svg:x="0.6165in" svg:y="0.0004in" svg:viewBox="0 0 115 490" svg:d="M115 245c0-38-6-97-32-153-30-60-73-92-77-92-3 0-6 3-6 6 0 1 0 1 10 11 47 47 75 126 75 228 0 82-18 169-78 231-7 7-7 7-7 8 0 3 3 6 6 6 4 0 49-34 78-97 25-53 31-108 31-148z"><text:p/></draw:path></draw:g></draw:g></text:p></text:list-item></text:list><text:p text:style-name="P41"/><text:p text:style-name="P43"><text:span text:style-name="T13">Si, pour un intervalle </text:span><text:span text:style-name="T13"><draw:g text:anchor-type="as-char" svg:y="-0.1445in" draw:z-index="32" draw:name="Shape23" draw:style-name="gr147"><svg:title>TexMaths</svg:title><svg:desc>14§display§\left[t_A,\ t_B\right]\subseteq I§svg§600§FALSE§</svg:desc><draw:g draw:style-name="gr2"><draw:path draw:style-name="gr148" draw:text-style-name="P62" svg:width="0.9913in" svg:height="0.1724in" svg:x="0.0004in" svg:y="0.0098in" svg:viewBox="0 0 2519 439" svg:d="M1260 439c-420 0-840 0-1260 0 0-147 0-292 0-439 840 0 1679 0 2519 0 0 147 0 292 0 439-420 0-840 0-1259 0z"><text:p/></draw:path><draw:path draw:style-name="gr149" draw:text-style-name="P63" svg:width="0.026in" svg:height="0.1925in" svg:x="0.0134in" svg:y="0.0004in" svg:viewBox="0 0 67 490" svg:d="M67 490c0-7 0-13 0-20-15 0-32 0-47 0 0-150 0-301 0-450 15 0 32 0 47 0 0-7 0-13 0-20-22 0-45 0-67 0 0 164 0 326 0 490 22 0 45 0 67 0z"><text:p/></draw:path><draw:path draw:style-name="gr149" draw:text-style-name="P63"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149" draw:text-style-name="P63" svg:width="0.1016in" svg:height="0.0961in" svg:x="0.12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149" draw:text-style-name="P63" svg:width="0.022in" svg:height="0.0575in" svg:x="0.2571in" svg:y="0.1244in" svg:viewBox="0 0 57 147" svg:d="M57 52c0-32-12-52-32-52-15 0-25 13-25 27 0 12 10 25 25 25 6 0 13-2 18-6 2-1 2-1 2-1 1 0 1 0 1 7 0 36-17 66-33 81-6 6-6 7-6 8 0 3 3 6 6 6 5 0 44-38 44-95z"><text:p/></draw:path><draw:path draw:style-name="gr149" draw:text-style-name="P63" svg:width="0.0591in" svg:height="0.122in" svg:x="0.3953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49" draw:text-style-name="P63" svg:width="0.1031in" svg:height="0.0921in" svg:x="0.4705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49" draw:text-style-name="P63" svg:width="0.026in" svg:height="0.1925in" svg:x="0.5976in" svg:y="0.0004in" svg:viewBox="0 0 67 490" svg:d="M67 0c-22 0-45 0-67 0 0 7 0 13 0 20 15 0 32 0 48 0 0 149 0 300 0 450-16 0-33 0-48 0 0 7 0 13 0 20 22 0 45 0 67 0 0-164 0-326 0-490z"><text:p/></draw:path><draw:path draw:style-name="gr149" draw:text-style-name="P63" svg:width="0.1177in" svg:height="0.1484in" svg:x="0.7173in" svg:y="0.0217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149" draw:text-style-name="P63" svg:width="0.0894in" svg:height="0.1307in" svg:x="0.9118in" svg:y="0.0134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3">, on a:</text:span></text:p><text:list xml:id="list437330177" text:style-name="L3"><text:list-item><text:p text:style-name="P60"><text:span text:style-name="T28"><draw:g text:anchor-type="as-char" svg:y="-0.0862in" draw:z-index="57" draw:style-name="gr1"><svg:title>TexMaths</svg:title><svg:desc>14§display§g§svg§600§FALSE§</svg:desc><draw:g draw:style-name="gr2"><draw:path draw:style-name="gr101" draw:text-style-name="P62" svg:width="0.0709in" svg:height="0.1043in" svg:x="0.0075in" svg:y="0.0098in" svg:viewBox="0 0 181 266" svg:d="M91 266c-31 0-60 0-91 0 0-88 0-178 0-266 60 0 120 0 181 0 0 88 0 178 0 266-30 0-61 0-90 0z"><text:p/></draw:path><draw:path draw:style-name="gr102" draw:text-style-name="P63" svg:width="0.0878in" svg:height="0.124in" svg:x="0.0004in" svg:y="0.0004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pan><text:span text:style-name="T28"><text:s/></text:span><text:span text:style-name="T15">dérivable</text:span><text:span text:style-name="T28"> sur </text:span><text:span text:style-name="T28"><draw:g text:anchor-type="as-char" svg:y="-0.1445in" draw:z-index="33" draw:name="Shape27" draw:style-name="gr147"><svg:title>TexMaths</svg:title><svg:desc>14§display§\left[t_A,\ t_B\right]§svg§600§FALSE§</svg:desc><draw:g draw:style-name="gr2"><draw:path draw:style-name="gr148" draw:text-style-name="P62" svg:width="0.6134in" svg:height="0.1724in" svg:x="0.0004in" svg:y="0.0098in" svg:viewBox="0 0 1559 439" svg:d="M779 439c-260 0-519 0-779 0 0-147 0-292 0-439 519 0 1040 0 1559 0 0 147 0 292 0 439-260 0-521 0-780 0z"><text:p/></draw:path><draw:path draw:style-name="gr149" draw:text-style-name="P63" svg:width="0.026in" svg:height="0.1925in" svg:x="0.0134in" svg:y="0.0004in" svg:viewBox="0 0 67 490" svg:d="M67 490c0-7 0-13 0-20-15 0-32 0-47 0 0-150 0-301 0-450 15 0 32 0 47 0 0-7 0-13 0-20-22 0-45 0-67 0 0 164 0 326 0 490 22 0 45 0 67 0z"><text:p/></draw:path><draw:path draw:style-name="gr149" draw:text-style-name="P63"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9" draw:text-style-name="P63"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9" draw:text-style-name="P63" svg:width="0.022in" svg:height="0.0575in" svg:x="0.2571in" svg:y="0.1244in" svg:viewBox="0 0 57 147" svg:d="M57 52c0-32-12-52-32-52-15 0-25 13-25 27 0 12 10 25 25 25 6 0 13-2 17-6 1-1 1-1 3-1 1 0 1 0 1 7 0 36-17 66-33 81-6 6-6 7-6 8 0 3 3 6 6 6 5 0 44-38 44-95z"><text:p/></draw:path><draw:path draw:style-name="gr149" draw:text-style-name="P63"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9" draw:text-style-name="P63"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49" draw:text-style-name="P63" svg:width="0.026in" svg:height="0.1925in" svg:x="0.5976in" svg:y="0.0004in" svg:viewBox="0 0 67 490" svg:d="M67 0c-22 0-45 0-67 0 0 7 0 13 0 20 15 0 32 0 48 0 0 149 0 300 0 450-16 0-33 0-48 0 0 7 0 13 0 20 22 0 45 0 67 0 0-164 0-326 0-490z"><text:p/></draw:path></draw:g></draw:g></text:span></text:p></text:list-item><text:list-item><text:p text:style-name="P59">la fonction dérivée de <draw:g text:anchor-type="as-char" svg:y="-0.0862in" draw:z-index="58" draw:style-name="gr1"><svg:title>TexMaths</svg:title><svg:desc>14§display§g§svg§600§FALSE§</svg:desc><draw:g draw:style-name="gr2"><draw:path draw:style-name="gr99" draw:text-style-name="P62" svg:width="0.0709in" svg:height="0.1043in" svg:x="0.0075in" svg:y="0.0098in" svg:viewBox="0 0 181 266" svg:d="M91 266c-31 0-60 0-91 0 0-88 0-178 0-266 60 0 120 0 181 0 0 88 0 178 0 266-30 0-61 0-90 0z"><text:p/></draw:path><draw:path draw:style-name="gr100" draw:text-style-name="P63" svg:width="0.0878in" svg:height="0.124in" svg:x="0.0004in" svg:y="0.0004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4" draw:name="Shape29" draw:style-name="gr147"><svg:title>TexMaths</svg:title><svg:desc>14§display§\left[t_A,\ t_B\right]§svg§600§FALSE§</svg:desc><draw:g draw:style-name="gr2"><draw:path draw:style-name="gr148" draw:text-style-name="P62" svg:width="0.6134in" svg:height="0.1724in" svg:x="0.0004in" svg:y="0.0098in" svg:viewBox="0 0 1559 439" svg:d="M779 439c-260 0-519 0-779 0 0-147 0-292 0-439 519 0 1040 0 1559 0 0 147 0 292 0 439-260 0-521 0-780 0z"><text:p/></draw:path><draw:path draw:style-name="gr149" draw:text-style-name="P63" svg:width="0.026in" svg:height="0.1925in" svg:x="0.0134in" svg:y="0.0004in" svg:viewBox="0 0 67 490" svg:d="M67 490c0-7 0-13 0-20-15 0-32 0-47 0 0-150 0-301 0-450 15 0 32 0 47 0 0-7 0-13 0-20-22 0-45 0-67 0 0 164 0 326 0 490 22 0 45 0 67 0z"><text:p/></draw:path><draw:path draw:style-name="gr149" draw:text-style-name="P63"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9" draw:text-style-name="P63"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9" draw:text-style-name="P63" svg:width="0.022in" svg:height="0.0575in" svg:x="0.2571in" svg:y="0.1244in" svg:viewBox="0 0 57 147" svg:d="M57 52c0-32-12-52-32-52-15 0-25 13-25 27 0 12 10 25 25 25 6 0 13-2 17-6 1-1 1-1 3-1 1 0 1 0 1 7 0 36-17 66-33 81-6 6-6 7-6 8 0 3 3 6 6 6 5 0 44-38 44-95z"><text:p/></draw:path><draw:path draw:style-name="gr149" draw:text-style-name="P63"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9" draw:text-style-name="P63"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49" draw:text-style-name="P63" svg:width="0.026in" svg:height="0.1925in" svg:x="0.5976in" svg:y="0.0004in" svg:viewBox="0 0 67 490" svg:d="M67 0c-22 0-45 0-67 0 0 7 0 13 0 20 15 0 32 0 48 0 0 149 0 300 0 450-16 0-33 0-48 0 0 7 0 13 0 20 22 0 45 0 67 0 0-164 0-326 0-490z"><text:p/></draw:path></draw:g></draw:g><text:s/>est <text:span text:style-name="T14">intégrable</text:span> sur <draw:g text:anchor-type="as-char" svg:y="-0.1445in" draw:z-index="35" draw:name="Shape30" draw:style-name="gr147"><svg:title>TexMaths</svg:title><svg:desc>14§display§\left[t_A,\ t_B\right]§svg§600§FALSE§</svg:desc><draw:g draw:style-name="gr2"><draw:path draw:style-name="gr148" draw:text-style-name="P62" svg:width="0.6134in" svg:height="0.1724in" svg:x="0.0004in" svg:y="0.0098in" svg:viewBox="0 0 1559 439" svg:d="M779 439c-260 0-519 0-779 0 0-147 0-292 0-439 519 0 1040 0 1559 0 0 147 0 292 0 439-260 0-521 0-780 0z"><text:p/></draw:path><draw:path draw:style-name="gr149" draw:text-style-name="P63" svg:width="0.026in" svg:height="0.1925in" svg:x="0.0134in" svg:y="0.0004in" svg:viewBox="0 0 67 490" svg:d="M67 490c0-7 0-13 0-20-15 0-32 0-47 0 0-150 0-301 0-450 15 0 32 0 47 0 0-7 0-13 0-20-22 0-45 0-67 0 0 164 0 326 0 490 22 0 45 0 67 0z"><text:p/></draw:path><draw:path draw:style-name="gr149" draw:text-style-name="P63"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9" draw:text-style-name="P63"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9" draw:text-style-name="P63" svg:width="0.022in" svg:height="0.0575in" svg:x="0.2571in" svg:y="0.1244in" svg:viewBox="0 0 57 147" svg:d="M57 52c0-32-12-52-32-52-15 0-25 13-25 27 0 12 10 25 25 25 6 0 13-2 17-6 1-1 1-1 3-1 1 0 1 0 1 7 0 36-17 66-33 81-6 6-6 7-6 8 0 3 3 6 6 6 5 0 44-38 44-95z"><text:p/></draw:path><draw:path draw:style-name="gr149" draw:text-style-name="P63"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9" draw:text-style-name="P63"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49" draw:text-style-name="P63" svg:width="0.026in" svg:height="0.1925in" svg:x="0.5976in" svg:y="0.0004in" svg:viewBox="0 0 67 490" svg:d="M67 0c-22 0-45 0-67 0 0 7 0 13 0 20 15 0 32 0 48 0 0 149 0 300 0 450-16 0-33 0-48 0 0 7 0 13 0 20 22 0 45 0 67 0 0-164 0-326 0-490z"><text:p/></draw:path></draw:g></draw:g></text:p></text:list-item><text:list-item><text:p text:style-name="P61"><draw:g text:anchor-type="as-char" svg:y="-0.1366in" draw:z-index="59" draw:style-name="gr1"><svg:title>TexMaths</svg:title><svg:desc>14§display§f§svg§600§FALSE§</svg:desc><draw:g draw:style-name="gr2"><draw:path draw:style-name="gr97" draw:text-style-name="P62" svg:width="0.0854in" svg:height="0.1551in" svg:x="0.0004in" svg:y="0.0102in" svg:viewBox="0 0 218 395" svg:d="M0 0c73 0 145 0 218 0 0 132 0 263 0 395-73 0-145 0-218 0 0-132 0-263 0-395z"><text:p/></draw:path><draw:path draw:style-name="gr98" draw:text-style-name="P63"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4">continue</text:span> sur <draw:g text:anchor-type="as-char" svg:y="-0.1445in" draw:z-index="60" draw:style-name="gr1"><svg:title>TexMaths</svg:title><svg:desc>14§display§\left[g\left(t_A\right),\ g\left(t_B\right)\right]§svg§600§FALSE§</svg:desc><draw:g draw:style-name="gr2"><draw:path draw:style-name="gr83" draw:text-style-name="P62" svg:width="1.2106in" svg:height="0.1724in" svg:x="0.0004in" svg:y="0.0098in" svg:viewBox="0 0 3076 439" svg:d="M1539 439c-514 0-1027 0-1539 0 0-147 0-292 0-439 1025 0 2051 0 3076 0 0 147 0 292 0 439-513 0-1025 0-1537 0z"><text:p/></draw:path><draw:path draw:style-name="gr84" draw:text-style-name="P63" svg:width="0.026in" svg:height="0.1925in" svg:x="0.0134in" svg:y="0.0004in" svg:viewBox="0 0 67 490" svg:d="M67 490c0-7 0-13 0-20-15 0-32 0-47 0 0-150 0-301 0-450 15 0 32 0 47 0 0-7 0-13 0-20-22 0-45 0-67 0 0 164 0 326 0 490 22 0 45 0 67 0z"><text:p/></draw:path><draw:path draw:style-name="gr85" draw:text-style-name="P63" svg:width="0.0882in" svg:height="0.124in" svg:x="0.0472in" svg:y="0.0598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86" draw:text-style-name="P63" svg:width="0.0449in" svg:height="0.1925in" svg:x="0.1949in" svg:y="0.0004in" svg:viewBox="0 0 115 490" svg:d="M115 484c0-1 0-1-9-10-61-63-77-155-77-228 0-87 19-172 79-232 7-7 7-7 7-8 0-5-3-6-6-6-4 0-49 34-78 97-24 53-31 107-31 149 0 37 6 95 32 151 31 60 73 93 77 93 3 0 6-2 6-6z"><text:p/></draw:path><draw:path draw:style-name="gr87" draw:text-style-name="P63" svg:width="0.0591in" svg:height="0.122in" svg:x="0.2555in" svg:y="0.0244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88" draw:text-style-name="P63" svg:width="0.1016in" svg:height="0.0961in" svg:x="0.3287in" svg:y="0.078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89" draw:text-style-name="P63" svg:width="0.0441in" svg:height="0.1925in" svg:x="0.4583in" svg:y="0.0004in" svg:viewBox="0 0 113 490" svg:d="M113 246c0-39-4-98-32-154-29-60-71-92-77-92-3 0-4 3-4 6 0 1 0 1 10 11 47 47 75 126 75 229 0 81-18 168-79 230-6 7-6 7-6 8 0 3 1 6 4 6 6 0 51-34 79-97 25-53 30-108 30-147z"><text:p/></draw:path><draw:path draw:style-name="gr90" draw:text-style-name="P63" svg:width="0.022in" svg:height="0.0575in" svg:x="0.5713in" svg:y="0.1244in" svg:viewBox="0 0 57 147" svg:d="M57 52c0-32-11-52-30-52-17 0-27 13-27 27 0 12 10 25 27 25 5 0 12-2 16-6 2-1 2-1 3-1 0 3 2 0 2 7 0 36-19 66-34 81-6 6-6 7-6 8 0 3 3 6 5 6 5 0 44-38 44-95z"><text:p/></draw:path><draw:path draw:style-name="gr91" draw:text-style-name="P63" svg:width="0.0882in" svg:height="0.124in" svg:x="0.7079in" svg:y="0.0598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92" draw:text-style-name="P63" svg:width="0.0441in" svg:height="0.1925in" svg:x="0.8555in" svg:y="0.0004in" svg:viewBox="0 0 113 490" svg:d="M113 484c0-1 0-1-8-10-62-63-77-155-77-228 0-87 20-172 80-232 5-7 5-7 5-8 0-5-1-6-4-6-5 0-49 34-78 97-25 53-31 107-31 149 0 37 6 95 32 151 30 60 72 93 77 93 3 0 4-2 4-6z"><text:p/></draw:path><draw:path draw:style-name="gr93" draw:text-style-name="P63" svg:width="0.0591in" svg:height="0.122in" svg:x="0.9161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94" draw:text-style-name="P63" svg:width="0.1031in" svg:height="0.0921in" svg:x="0.9913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95" draw:text-style-name="P63" svg:width="0.0449in" svg:height="0.1925in" svg:x="1.1256in" svg:y="0.0004in" svg:viewBox="0 0 115 490" svg:d="M115 246c0-39-6-98-32-154-30-60-73-92-77-92-3 0-6 3-6 6 0 1 0 1 10 11 47 47 75 126 75 229 0 81-18 168-78 230-7 7-7 7-7 8 0 3 3 6 6 6 4 0 49-34 78-97 25-53 31-108 31-147z"><text:p/></draw:path><draw:path draw:style-name="gr96" draw:text-style-name="P63" svg:width="0.026in" svg:height="0.1925in" svg:x="1.1945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28">Alors on peut écrire que:</text:span></text:p><text:p text:style-name="P45"><draw:g text:anchor-type="as-char" svg:y="-0.1445in" draw:z-index="61" draw:style-name="gr1"><svg:title>TexMaths</svg:title><svg:desc>14§display§\text{par}\ \text{changement}\ \text{de}\ \text{variable},\ \text{en}\ \text{posant}\ u=g\left(t\right)§svg§600§FALSE§</svg:desc><draw:g draw:style-name="gr2"><draw:path draw:style-name="gr44" draw:text-style-name="P62" svg:width="4.0457in" svg:height="0.172in" svg:x="0.0047in" svg:y="0.0098in" svg:viewBox="0 0 10277 438" svg:d="M0 0c3426 0 6851 0 10277 0 0 145 0 292 0 438-3426 0-6851 0-10277 0 0-146 0-293 0-438z"><text:p/></draw:path><draw:path draw:style-name="gr45" draw:text-style-name="P63"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46" draw:text-style-name="P63" svg:width="0.0866in" svg:height="0.0878in" svg:x="0.1106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47" draw:text-style-name="P63" svg:width="0.0646in" svg:height="0.085in" svg:x="0.2047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48" draw:text-style-name="P63" svg:width="0.0736in" svg:height="0.0878in" svg:x="0.3465in" svg:y="0.0583in" svg:viewBox="0 0 188 224" svg:d="M41 112c0-80 40-101 65-101 5 0 37 2 54 18-21 2-24 17-24 23 0 14 10 24 22 24 14 0 24-9 24-24 0-34-38-52-76-52-61 0-106 52-106 113 0 63 48 111 105 111 66 0 83-59 83-63 0-6-6-6-7-6-5 0-6 3-7 6-14 45-47 52-65 52-25 0-68-21-68-101z"><text:p/></draw:path><draw:path draw:style-name="gr49" draw:text-style-name="P63" svg:width="0.0972in" svg:height="0.1331in" svg:x="0.4264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50" draw:text-style-name="P63" svg:width="0.0874in" svg:height="0.0878in" svg:x="0.5358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51" draw:text-style-name="P63" svg:width="0.0972in" svg:height="0.085in" svg:x="0.6307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52" draw:text-style-name="P63" svg:width="0.0882in" svg:height="0.1264in" svg:x="0.7378in" svg:y="0.0575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53" draw:text-style-name="P63" svg:width="0.0744in" svg:height="0.0878in" svg:x="0.8346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54" draw:text-style-name="P63" svg:width="0.1512in" svg:height="0.085in" svg:x="0.9213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55" draw:text-style-name="P63" svg:width="0.0744in" svg:height="0.0878in" svg:x="1.0823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56" draw:text-style-name="P63" svg:width="0.0972in" svg:height="0.085in" svg:x="1.1685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57" draw:text-style-name="P63" svg:width="0.0602in" svg:height="0.1197in" svg:x="1.2685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58" draw:text-style-name="P63" svg:width="0.0957in" svg:height="0.1346in" svg:x="1.411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59" draw:text-style-name="P63" svg:width="0.0744in" svg:height="0.0878in" svg:x="1.5177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60" draw:text-style-name="P63" svg:width="0.0937in" svg:height="0.0843in" svg:x="1.6669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61" draw:text-style-name="P63" svg:width="0.0866in" svg:height="0.0878in" svg:x="1.763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62" draw:text-style-name="P63" svg:width="0.0646in" svg:height="0.085in" svg:x="1.8567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63" draw:text-style-name="P63" svg:width="0.0409in" svg:height="0.1283in" svg:x="1.9339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64" draw:text-style-name="P63" svg:width="0.0874in" svg:height="0.0878in" svg:x="1.989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65" draw:text-style-name="P63" svg:width="0.0949in" svg:height="0.1346in" svg:x="2.0827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66" draw:text-style-name="P63" svg:width="0.0425in" svg:height="0.1331in" svg:x="2.1909in" svg:y="0.011in" svg:viewBox="0 0 109 339" svg:d="M71 0c-23 1-47 3-71 4 0 6 0 10 0 16 35 0 39 4 39 28 0 84 0 169 0 253 0 22-5 22-39 22 0 6 0 11 0 16 17-2 42-3 55-3 12 0 36 1 54 3 0-5 0-10 0-16-32 0-38 0-38-22 0-100 0-200 0-301z"><text:p/></draw:path><draw:path draw:style-name="gr67" draw:text-style-name="P63" svg:width="0.0744in" svg:height="0.0878in" svg:x="2.2441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68" draw:text-style-name="P63" svg:width="0.022in" svg:height="0.0575in" svg:x="2.3413in" svg:y="0.1232in" svg:viewBox="0 0 57 147" svg:d="M57 52c0-32-12-52-32-52-15 0-25 13-25 27 0 12 10 26 25 26 6 0 13-3 18-7 2-1 2-1 2-1 1 0 1 0 1 7 0 36-17 66-33 82-6 5-6 6-6 7 0 4 3 6 6 6 5 0 44-38 44-95z"><text:p/></draw:path><draw:path draw:style-name="gr69" draw:text-style-name="P63" svg:width="0.0744in" svg:height="0.0878in" svg:x="2.4811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70" draw:text-style-name="P63" svg:width="0.0972in" svg:height="0.085in" svg:x="2.5673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71" draw:text-style-name="P63" svg:width="0.0949in" svg:height="0.1213in" svg:x="2.739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72" draw:text-style-name="P63" svg:width="0.0854in" svg:height="0.0878in" svg:x="2.85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73" draw:text-style-name="P63" svg:width="0.0626in" svg:height="0.0878in" svg:x="2.95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74" draw:text-style-name="P63" svg:width="0.0874in" svg:height="0.0878in" svg:x="3.0276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75" draw:text-style-name="P63" svg:width="0.0972in" svg:height="0.085in" svg:x="3.1224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76" draw:text-style-name="P63" svg:width="0.0602in" svg:height="0.1197in" svg:x="3.2224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77" draw:text-style-name="P63" svg:width="0.0988in" svg:height="0.0866in" svg:x="3.3646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78" draw:text-style-name="P63" svg:width="0.1287in" svg:height="0.0449in" svg:x="3.5343in" svg:y="0.074in" svg:viewBox="0 0 328 115" svg:d="M311 20c7 0 17 0 17-10s-10-10-17-10c-98 0-198 0-296 0-5 0-15 0-15 10s10 10 17 10c98 0 196 0 294 0zM311 115c7 0 17 0 17-10s-10-10-17-10c-98 0-196 0-294 0-7 0-17 0-17 10s10 10 15 10c98 0 198 0 296 0z"><text:p/></draw:path><draw:path draw:style-name="gr79" draw:text-style-name="P63" svg:width="0.089in" svg:height="0.1236in" svg:x="3.7303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80" draw:text-style-name="P63" svg:width="0.0441in" svg:height="0.1917in" svg:x="3.8787in" svg:y="0in" svg:viewBox="0 0 113 488" svg:d="M113 483c0-2 0-2-8-10-62-62-77-154-77-228 0-86 18-171 80-232 5-6 5-6 5-9s-1-4-4-4c-5 0-49 34-78 95-25 55-31 109-31 150 0 36 6 96 32 151 30 60 72 92 77 92 3 0 4-1 4-5z"><text:p/></draw:path><draw:path draw:style-name="gr81" draw:text-style-name="P63" svg:width="0.0591in" svg:height="0.122in" svg:x="3.9394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82" draw:text-style-name="P63" svg:width="0.0449in" svg:height="0.1917in" svg:x="4.0154in" svg:y="0in" svg:viewBox="0 0 115 488" svg:d="M115 245c0-38-6-98-32-153-30-60-72-92-77-92-3 0-6 1-6 4s0 3 10 13c49 47 77 126 77 228 0 82-18 168-80 231-7 5-7 5-7 7 0 4 3 5 6 5 5 0 49-33 78-95 25-54 31-109 31-148z"><text:p/></draw:path></draw:g></draw:g></text:p><text:p text:style-name="P45"/><text:p text:style-name="P46"><draw:g text:anchor-type="as-char" svg:y="-0.3165in" draw:z-index="62" draw:style-name="gr1"><svg:title>TexMaths</svg:title><svg:desc>14§display§\int _{t=t_A}^{t_B}f\left(g\left(t\right)\right)\cdot \text{d}\left[g\left(x\right)\right]=\int _{u=g\left(a\right)}^{g\left(b\right)}f\left(u\right)\text{d}u§svg§600§FALSE§</svg:desc><draw:g draw:style-name="gr2"><draw:path draw:style-name="gr3" draw:text-style-name="P62" svg:width="3.4642in" svg:height="0.5067in" svg:x="0.0004in" svg:y="0.0102in" svg:viewBox="0 0 8800 1288" svg:d="M4401 1288c-1467 0-2934 0-4401 0 0-430 0-858 0-1288 2933 0 5867 0 8800 0 0 430 0 858 0 1288-1466 0-2933 0-4399 0z"><text:p/></draw:path><draw:path draw:style-name="gr4" draw:text-style-name="P63" svg:width="0.1717in" svg:height="0.4291in" svg:x="0.0012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5" draw:text-style-name="P63" svg:width="0.0453in" svg:height="0.0854in" svg:x="0.1898in" svg:y="0.0173in" svg:viewBox="0 0 116 218" svg:d="M70 78c11 0 24 0 35 0 7 0 11 0 11-7 0-4-4-4-10-4-11 0-22 0-33 0 4-17 8-35 12-52 2-1 2-2 2-4 0-7-4-11-11-11-9 0-14 6-17 15-2 9 3-8-13 52-11 0-24 0-35 0-7 0-11 0-11 7 0 4 4 4 10 4 11 0 22 0 33 0-7 27-14 55-21 82-1 9-5 21-5 26 0 20 18 32 38 32 37 0 60-49 60-53 0-5-4-3-6-4-4 0-5 1-7 7-10 21-28 41-46 41-8 0-13-5-13-17 0-3 2-11 2-14 8-34 17-66 25-100z"><text:p/></draw:path><draw:path draw:style-name="gr6" draw:text-style-name="P63" svg:width="0.0811in" svg:height="0.0657in" svg:x="0.2543in" svg:y="0.0551in" svg:viewBox="0 0 207 168" svg:d="M31 147c-2 8-2 10-21 10-6 0-10 0-10 7 0 4 4 4 8 4 35 0 72 0 107 0 45 0 81-28 81-52 0-15-15-32-49-36 25-3 60-20 60-44 0-21-25-36-59-36-33 0-67 0-100 0-5 0-9 0-9 7 0 4 3 4 10 4 1 0 10 0 15 2 0 2 0 2-1 5-11 44-21 86-32 129zM73 77c4-20 10-38 14-57 3-9 3-9 12-9 16 0 30 0 45 0 25 0 37 13 37 25 0 20-27 41-62 41-15 0-31 0-46 0zM62 157c-3 0-6 0-9 0 0-3 0-3 2-6 5-22 9-43 15-66 20 0 41 0 60 0 25 0 38 14 38 30 0 24-29 42-59 42-15 0-32 0-47 0z"><text:p/></draw:path><draw:path draw:style-name="gr7" draw:text-style-name="P63" svg:width="0.0453in" svg:height="0.0854in" svg:x="0.1039in" svg:y="0.4087in" svg:viewBox="0 0 116 218" svg:d="M70 78c11 0 24 0 35 0 7 0 11 0 11-7 0-4-4-4-10-4-11 0-22 0-33 0 4-17 8-35 12-52 2-1 2-2 2-4 0-7-4-11-11-11-10 0-14 6-17 15s3-8-13 52c-11 0-24 0-35 0-7 0-11 0-11 7 0 4 4 4 10 4 11 0 22 0 33 0-7 28-14 55-21 83-1 8-5 20-5 25 0 20 18 32 38 32 37 0 58-49 58-53 0-5-2-3-4-4-4 0-5 1-8 7-10 21-27 41-46 41-7 0-12-5-12-17 0-3 2-11 2-14 8-34 17-66 25-100z"><text:p/></draw:path><draw:path draw:style-name="gr8" draw:text-style-name="P63" svg:width="0.0992in" svg:height="0.0358in" svg:x="0.1661in" svg:y="0.4413in" svg:viewBox="0 0 253 92" svg:d="M241 17c4 0 12 0 12-9 0-8-8-8-12-8-76 0-153 0-228 0-5 0-13 0-13 8 0 9 7 9 13 9 75 0 152 0 228 0zM241 92c4 0 12 0 12-8s-8-8-12-8c-76 0-153 0-228 0-6 0-13 0-13 8s8 8 13 8c75 0 152 0 228 0z"><text:p/></draw:path><draw:path draw:style-name="gr9" draw:text-style-name="P63" svg:width="0.0453in" svg:height="0.0854in" svg:x="0.2815in" svg:y="0.4087in" svg:viewBox="0 0 116 218" svg:d="M70 78c11 0 24 0 35 0 7 0 11 0 11-7 0-4-4-4-11-4-11 0-21 0-32 0 4-17 8-35 12-52 0-1 2-2 2-4 0-7-6-11-11-11-10 0-14 6-17 15s1-8-13 52c-11 0-24 0-35 0-7 0-11 0-11 7 0 4 4 4 10 4 11 0 21 0 32 0-7 28-13 55-20 83-2 8-5 20-5 25 0 20 17 32 38 32 37 0 58-49 58-53 0-5-4-4-5-4-4 0-4 1-7 7-10 21-27 41-46 41-7 0-12-5-12-17 0-3 2-11 2-14 8-34 17-66 25-100z"><text:p/></draw:path><draw:path draw:style-name="gr10" draw:text-style-name="P63" svg:width="0.0807in" svg:height="0.0689in" svg:x="0.3441in" svg:y="0.4433in" svg:viewBox="0 0 206 176" svg:d="M153 7c-2-6-2-7-7-7-6 0-7 3-10 6-32 46-65 93-97 140-10 15-19 18-35 19-4 0-3 4-4 7 0 3 3 4 4 4 3 0 7-1 10-1 4 0 8 0 13 0s9 0 14 0c4 0 9 1 14 1 1 0 5 0 5-7 0-4-3-4-4-4s-11 0-11-7c0-3 3-7 4-8 6-9 13-18 18-27 2-1 2-1 6-1 25 0 50 0 75 0 0 3 0 4 2 7 0 4 5 28 5 31 0 5-15 5-16 5-5 0-9 0-9 7 0 3 2 4 4 4 6 0 12-1 17-1 6 0 11 0 18 0 5 0 10 0 16 0 4 0 10 1 15 1 4 0 6-2 6-7 0-4-4-4-7-4-17 0-17-1-18-7-10-50-19-101-28-151zM130 31c6 26 10 53 16 80-24 0-47 0-70 0 18-27 36-54 54-80z"><text:p/></draw:path><draw:path draw:style-name="gr11" draw:text-style-name="P63" svg:width="0.0961in" svg:height="0.176in" svg:x="0.4965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12" draw:text-style-name="P63" svg:width="0.0449in" svg:height="0.1933in" svg:x="0.6528in" svg:y="0.172in" svg:viewBox="0 0 115 492" svg:d="M115 487c0-1 0-2-9-11-61-61-77-154-77-230 0-85 19-170 79-232 7-6 7-7 7-8 0-5-2-6-6-6s-49 34-77 97c-25 53-32 107-32 149 0 38 6 98 34 153 29 62 71 93 75 93s6-2 6-5z"><text:p/></draw:path><draw:path draw:style-name="gr13" draw:text-style-name="P63" svg:width="0.0882in" svg:height="0.1252in" svg:x="0.7122in" svg:y="0.2319in" svg:viewBox="0 0 225 319" svg:d="M224 32c0-3 1-5 1-8 0-9-5-14-14-14-5 0-18 4-21 22-8-18-25-32-44-32-56 0-118 70-118 140 0 49 29 78 66 78 28 0 52-23 56-29l1 1c-11 44-17 63-17 65-1 4-18 53-70 53-9 0-26 0-40-6 15-4 21-16 21-25 0-7-6-17-18-17s-27 9-27 28c0 21 18 31 64 31 62 0 98-39 105-68 19-73 37-146 55-219zM160 155c-3 13-14 26-26 34-9 10-25 18-39 18-25 0-32-25-32-45 0-23 14-82 28-107 13-24 34-44 55-44 32 0 39 39 39 42 0 2-2 6-2 9-8 30-15 63-23 93z"><text:p/></draw:path><draw:path draw:style-name="gr14" draw:text-style-name="P63" svg:width="0.0441in" svg:height="0.1933in" svg:x="0.8602in" svg:y="0.172in" svg:viewBox="0 0 113 492" svg:d="M113 487c0-1 0-2-8-11-62-61-77-154-77-230 0-85 20-170 80-232 5-6 5-7 5-8 0-5-1-6-4-6-5 0-49 34-78 97-25 53-31 107-31 149 0 38 6 98 32 153 30 62 72 93 77 93 3 0 4-2 4-5z"><text:p/></draw:path><draw:path draw:style-name="gr15" draw:text-style-name="P63" svg:width="0.0591in" svg:height="0.1232in" svg:x="0.9209in" svg:y="0.1965in" svg:viewBox="0 0 151 314" svg:d="M90 111c15 0 30 0 46 0 10 0 15 0 15-10 0-6-5-6-14-6-14 0-29 0-43 0 18-70 19-80 19-82 0-9-5-13-14-13-1 0-15 0-19 18-7 25-13 52-20 77-15 0-31 0-46 0-10 0-14 0-14 10 0 6 4 6 14 6 14 0 29 0 43 0-36 140-37 148-37 156 0 27 18 47 44 47 51 0 79-73 79-77 0-5-4-5-6-5-4 0-5 2-7 7-22 51-47 63-64 63-10 0-16-7-16-22 0-13 2-15 3-24 13-49 24-96 37-145z"><text:p/></draw:path><draw:path draw:style-name="gr16" draw:text-style-name="P63" svg:width="0.0441in" svg:height="0.1933in" svg:x="0.9972in" svg:y="0.172in" svg:viewBox="0 0 113 492" svg:d="M113 246c0-37-5-98-32-154-29-60-71-92-77-92-3 0-4 3-4 6 0 1 0 2 8 11 49 49 77 127 77 229 0 84-18 171-79 233-6 6-6 7-6 8 0 3 1 5 4 5 6 0 49-33 79-96 25-54 30-109 30-150z"><text:p/></draw:path><draw:path draw:style-name="gr17" draw:text-style-name="P63" svg:width="0.0449in" svg:height="0.1933in" svg:x="1.0724in" svg:y="0.172in" svg:viewBox="0 0 115 492" svg:d="M115 246c0-37-6-98-32-154-30-60-73-92-77-92-3 0-6 3-6 6 0 1 0 2 10 11 47 49 75 127 75 229 0 84-18 171-78 233-7 6-7 7-7 8 0 3 3 5 6 5 4 0 49-33 78-96 25-54 31-109 31-150z"><text:p/></draw:path><draw:path draw:style-name="gr18" draw:text-style-name="P63" svg:width="0.0201in" svg:height="0.0201in" svg:x="1.1965in" svg:y="0.2587in" svg:viewBox="0 0 52 52" svg:d="M52 27c0-14-11-27-25-27s-27 13-27 27 13 25 27 25 25-11 25-25z"><text:p/></draw:path><draw:path draw:style-name="gr19" draw:text-style-name="P63" svg:width="0.0949in" svg:height="0.1362in" svg:x="1.2835in" svg:y="0.1835in" svg:viewBox="0 0 242 347" svg:d="M169 314c0 11 0 22 0 33 24-3 49-4 73-5 0-6 0-12 0-16-35 0-39-4-39-28 0-99 0-199 0-298-24 1-46 4-70 6 0 5 0 9 0 15 34 0 38 3 38 27 0 35 0 71 0 106-14-17-35-31-62-31-57 0-109 49-109 112s48 112 104 112c32 0 53-17 65-33zM169 182c0 34 0 67 0 101 0 10 0 10-5 18-14 24-37 35-58 35-22 0-40-13-51-32-13-20-14-48-14-67s1-49 15-70c10-16 28-33 55-33 18 0 37 7 53 30 5 8 5 10 5 18z"><text:p/></draw:path><draw:path draw:style-name="gr20" draw:text-style-name="P63" svg:width="0.026in" svg:height="0.1933in" svg:x="1.4394in" svg:y="0.172in" svg:viewBox="0 0 67 492" svg:d="M67 492c0-7 0-14 0-20-15 0-32 0-47 0 0-151 0-301 0-452 15 0 32 0 47 0 0-7 0-13 0-20-22 0-45 0-67 0 0 164 0 328 0 492 22 0 45 0 67 0z"><text:p/></draw:path><draw:path draw:style-name="gr21" draw:text-style-name="P63" svg:width="0.089in" svg:height="0.1252in" svg:x="1.4728in" svg:y="0.2319in" svg:viewBox="0 0 227 319" svg:d="M225 32c0-3 2-5 2-8 0-9-7-14-16-14-4 0-18 4-19 22-9-18-27-32-46-32-56 0-117 70-117 140 0 49 30 78 65 78 29 0 53-23 57-29l2 1c-12 44-17 63-17 65-2 4-18 53-72 53-8 0-25 0-39-6 16-4 21-16 21-25 0-7-5-17-19-17-10 0-27 9-27 28 0 21 18 31 66 31 61 0 96-39 105-68 18-73 36-146 54-219zM161 155c-3 13-14 26-25 34-10 10-25 18-39 18-26 0-33-25-33-45 0-23 14-82 27-107 14-24 35-44 56-44 32 0 39 39 39 42 0 2-1 6-1 9-9 30-16 63-24 93z"><text:p/></draw:path><draw:path draw:style-name="gr22" draw:text-style-name="P63" svg:width="0.0441in" svg:height="0.1933in" svg:x="1.6213in" svg:y="0.172in" svg:viewBox="0 0 113 492" svg:d="M113 487c0-1 0-2-8-11-62-61-77-154-77-230 0-85 18-170 80-232 5-6 5-7 5-8 0-5-1-6-4-6-5 0-49 34-78 97-25 53-31 107-31 149 0 38 6 98 32 153 30 62 72 93 77 93 3 0 4-2 4-5z"><text:p/></draw:path><draw:path draw:style-name="gr23" draw:text-style-name="P63" svg:width="0.0961in" svg:height="0.0878in" svg:x="1.6831in" svg:y="0.2319in" svg:viewBox="0 0 245 224" svg:d="M150 70c3-13 14-59 49-59 1 0 14 0 24 7-14 3-24 14-24 27 0 7 5 17 19 17 10 0 27-9 27-28 0-27-29-34-46-34-28 0-46 27-52 38-13-32-39-38-53-38-51 0-79 64-79 77 0 4 5 4 6 4 4 0 6-1 6-5 16-52 50-65 65-65 10 0 27 4 27 34 0 15-8 47-27 116-7 31-23 52-46 52-3 0-14 0-24-7 12-3 23-13 23-27 0-12-11-17-18-17-16 0-27 13-27 28 0 24 24 34 46 34 32 0 51-35 52-38 6 18 22 38 53 38 51 0 79-64 79-77 0-4-5-4-6-4-6 0-6 1-7 5-17 52-49 65-66 65-18 0-26-16-26-32 0-12 2-23 8-44 6-22 11-45 17-67z"><text:p/></draw:path><draw:path draw:style-name="gr24" draw:text-style-name="P63" svg:width="0.0449in" svg:height="0.1933in" svg:x="1.798in" svg:y="0.172in" svg:viewBox="0 0 115 492" svg:d="M115 246c0-37-6-98-32-154-30-60-73-92-77-92-3 0-6 3-6 6 0 1 0 2 10 11 47 49 77 127 77 229 0 84-18 171-80 233-7 6-7 7-7 8 0 3 3 5 6 5 4 0 49-33 78-96 25-54 31-109 31-150z"><text:p/></draw:path><draw:path draw:style-name="gr25" draw:text-style-name="P63" svg:width="0.026in" svg:height="0.1933in" svg:x="1.8669in" svg:y="0.172in" svg:viewBox="0 0 67 492" svg:d="M67 0c-22 0-45 0-67 0 0 7 0 13 0 20 15 0 32 0 48 0 0 151 0 301 0 452-16 0-33 0-48 0 0 6 0 13 0 20 22 0 45 0 67 0 0-164 0-328 0-492z"><text:p/></draw:path><draw:path draw:style-name="gr26" draw:text-style-name="P63" svg:width="0.1287in" svg:height="0.0449in" svg:x="1.9811in" svg:y="0.2465in" svg:viewBox="0 0 328 115" svg:d="M311 20c7 0 17 0 17-10s-10-10-17-10c-98 0-198 0-296 0-5 0-15 0-15 10s10 10 17 10c98 0 196 0 294 0zM311 115c7 0 17 0 17-10s-10-10-17-10c-98 0-196 0-294 0-7 0-17 0-17 10s10 10 15 10c98 0 198 0 296 0z"><text:p/></draw:path><draw:path draw:style-name="gr27" draw:text-style-name="P63" svg:width="0.1709in" svg:height="0.4291in" svg:x="2.1854in" svg:y="0.0547in" svg:viewBox="0 0 435 1091" svg:d="M24 1068c15-1 24-11 24-23 0-17-13-24-24-24s-24 7-24 24c0 25 24 46 55 46 74 0 102-115 137-258 38-154 70-311 96-469 19-105 37-203 54-266 5-24 22-88 42-88 15 0 28 10 29 12-17 0-25 12-25 24 0 16 12 24 24 24s23-7 23-25c0-27-25-45-53-45-38 0-64 53-92 154-2 6-67 252-122 571-13 76-27 159-43 227-9 35-31 128-72 128-18 0-19-7-29-12z"><text:p/></draw:path><draw:path draw:style-name="gr28" draw:text-style-name="P63" svg:width="0.0661in" svg:height="0.0874in" svg:x="2.374in" svg:y="0.0425in" svg:viewBox="0 0 169 223" svg:d="M168 25c1-5 1-4 1-7 0-8-5-11-11-11-8 0-14 7-15 13-6-9-18-20-37-20-42 0-88 46-88 95 0 37 25 58 53 58 16 0 31-9 44-20-3 10-6 21-9 31-4 15-5 24-19 36-14 13-30 13-38 13-17 0-21-2-27-3 9-4 12-13 12-17 0-8-7-12-14-12-10 0-20 7-20 21 0 19 29 21 49 21 55 0 77-28 83-48 12-50 23-99 36-150zM120 106c-1 6-1 6-7 13-11 14-28 24-40 24-18 0-27-16-27-34 0-14 10-53 18-68 14-24 31-31 42-31 26 0 31 25 31 29 0 2 0 2 0 6-5 21-11 40-17 61z"><text:p/></draw:path><draw:path draw:style-name="gr29" draw:text-style-name="P63" svg:width="0.035in" svg:height="0.135in" svg:x="2.4646in" svg:y="0in" svg:viewBox="0 0 90 344" svg:d="M83 0c-66 46-83 119-83 172 0 49 14 123 83 172 2 0 7 0 7-4 0-3-2-3-5-5-44-41-63-100-63-163 0-92 37-138 65-164 1-1 3-2 3-4 0-4-5-4-7-4z"><text:p/></draw:path><draw:path draw:style-name="gr30" draw:text-style-name="P63" svg:width="0.0547in" svg:height="0.0949in" svg:x="2.5181in" svg:y="0.0079in" svg:viewBox="0 0 140 242" svg:d="M69 10c0-2 1-4 1-6 0-1-1-4-6-4-7 0-35 3-43 3-3 1-8 1-8 8 0 6 5 6 9 6 17 0 17 1 17 4s-4 17-5 24c-3 11-6 21-9 32s-22 87-22 91c-3 8-3 14-3 17 0 35 22 57 52 57 42 0 88-46 88-98 0-40-28-57-52-57-18 0-32 10-43 19 8-32 15-64 24-96zM52 232c-17 0-27-14-27-35 0-12 3-23 13-63 3-7 3-7 8-15 14-15 30-22 41-22 14 0 25 9 25 33 0 14-7 49-17 69-8 17-26 33-43 33z"><text:p/></draw:path><draw:path draw:style-name="gr31" draw:text-style-name="P63" svg:width="0.035in" svg:height="0.135in" svg:x="2.587in" svg:y="0in" svg:viewBox="0 0 90 344" svg:d="M7 0c-3 0-7 0-7 4 0 2 1 3 3 6 31 26 63 73 63 162 0 72-23 126-59 160-6 5-7 7-7 8 0 2 1 4 4 4 4 0 38-22 60-65 16-30 26-66 26-107 0-49-14-123-83-172z"><text:p/></draw:path><draw:path draw:style-name="gr32" draw:text-style-name="P63" svg:width="0.0783in" svg:height="0.0606in" svg:x="2.2886in" svg:y="0.4339in" svg:viewBox="0 0 200 155" svg:d="M129 97c-2 7-4 19-6 19-5 11-19 30-40 30-24 0-24-23-24-28 0-21 10-45 18-70 3-7 6-13 6-19 0-16-16-29-33-29-35 0-50 48-50 53 0 4 4 4 6 4 5 0 5-1 7-5 7-28 22-42 36-42 6 0 8 4 8 12 0 7-2 14-5 23-20 47-20 57-20 67 0 6 0 21 13 32 11 9 24 11 36 11 21 0 34-11 45-22 7 22 31 22 35 22 11 0 20-7 27-18 7-14 12-33 12-35 0-4-4-3-5-4-6 0-6 1-9 11-4 16-10 37-25 37-8 0-11-7-11-17 0-6 3-18 5-27 3-10 6-24 7-31 3-9 6-21 9-30 1-9 5-24 5-26 0-7-5-11-11-11-12 0-15 10-18 21-6 24-13 48-18 72z"><text:p/></draw:path><draw:path draw:style-name="gr33" draw:text-style-name="P63" svg:width="0.0992in" svg:height="0.0358in" svg:x="2.3835in" svg:y="0.4413in" svg:viewBox="0 0 253 92" svg:d="M239 17c6 0 14 0 14-9 0-8-8-8-12-8-76 0-153 0-228 0-5 0-13 0-13 8 0 9 7 9 13 9 75 0 151 0 226 0zM241 92c4 0 12 0 12-8s-8-8-14-8c-75 0-151 0-226 0-6 0-13 0-13 8s8 8 13 8c75 0 152 0 228 0z"><text:p/></draw:path><draw:path draw:style-name="gr34" draw:text-style-name="P63" svg:width="0.0661in" svg:height="0.0874in" svg:x="2.4988in" svg:y="0.4339in" svg:viewBox="0 0 169 223" svg:d="M168 25c1-5 1-4 1-7 0-8-5-11-11-11-8 0-15 7-17 13-5-9-16-20-35-20-43 0-88 46-88 95 0 37 24 58 52 58 17 0 32-9 43-20-2 10-4 21-7 31-4 15-7 24-19 36-16 13-30 13-39 13-16 0-20-2-26-3 9-4 10-13 10-17 0-8-5-12-12-12-10 0-20 7-20 21 0 19 29 21 49 21 53 0 77-28 81-48 13-50 25-99 38-150zM120 106c-1 6-1 6-7 13-12 14-28 24-42 24-16 0-25-16-25-34 0-14 9-53 18-68 14-24 31-31 42-31 24 0 31 26 31 29 0 2 0 2-1 6-6 21-10 40-16 61z"><text:p/></draw:path><draw:path draw:style-name="gr35" draw:text-style-name="P63" svg:width="0.035in" svg:height="0.135in" svg:x="2.5886in" svg:y="0.3917in" svg:viewBox="0 0 90 344" svg:d="M83 0c-65 46-83 119-83 172 0 49 15 123 83 172 2 0 7 0 7-4 0-3 0-3-3-5-46-41-63-100-63-163 0-92 35-138 64-164 2-1 2-2 2-4 0-4-5-4-7-4z"><text:p/></draw:path><draw:path draw:style-name="gr36" draw:text-style-name="P63" svg:width="0.0685in" svg:height="0.0606in" svg:x="2.6421in" svg:y="0.4339in" svg:viewBox="0 0 175 155" svg:d="M125 21c-7-11-20-21-37-21-43 0-88 49-88 98 0 34 22 57 52 57 18 0 35-11 49-23 7 21 26 23 35 23 12 0 21-7 28-18 7-14 11-33 11-35 0-4-4-4-6-4-4 0-4 1-7 11-4 17-11 37-25 37-8 0-11-7-11-17 0-6 3-18 6-27 1-10 5-24 7-31 2-8 4-18 7-26 1-9 5-25 5-27 0-8-5-11-11-11s-14 4-15 14zM102 109c-3 10-10 17-18 23-3 2-17 14-31 14-12 0-25-9-25-34 0-18 10-56 18-70 16-27 34-32 42-32 25 0 31 26 31 29 0 2 0 4 0 6-6 21-11 43-17 64z"><text:p/></draw:path><draw:path draw:style-name="gr37" draw:text-style-name="P63" svg:width="0.035in" svg:height="0.135in" svg:x="2.7276in" svg:y="0.3917in" svg:viewBox="0 0 90 344" svg:d="M6 0c-2 0-6 0-6 4 0 2 1 3 3 6 29 26 63 73 63 162 0 72-23 126-60 160-6 5-6 7-6 8 0 2 1 4 4 4 4 0 37-22 60-65 14-30 26-66 26-107 0-49-16-123-84-172z"><text:p/></draw:path><draw:path draw:style-name="gr38" draw:text-style-name="P63" svg:width="0.0961in" svg:height="0.176in" svg:x="2.8303in" svg:y="0.1811in" svg:viewBox="0 0 245 448" svg:d="M154 150c14 0 28 0 42 0 11 0 15 0 15-10 0-6-4-6-12-6-14 0-28 0-42 0 4-18 7-37 11-56 1-9 8-44 11-50 4-10 13-17 24-17 1 0 14 0 24 9-23 2-27 19-27 26 0 11 9 17 18 17 13 0 27-10 27-29 0-23-22-34-42-34-17 0-48 8-63 57-3 12-4 16-17 77-11 0-22 0-33 0-9 0-14 0-14 10 0 6 4 6 14 6 11 0 21 0 32 0-13 64-25 129-38 194-8 48-17 93-42 93-3 0-14 0-24-8 23-2 27-20 27-27 0-11-9-18-18-18-13 0-27 11-27 29 0 23 21 35 42 35 27 0 46-29 55-47 16-33 28-92 28-94 9-54 19-105 29-157z"><text:p/></draw:path><draw:path draw:style-name="gr39" draw:text-style-name="P63" svg:width="0.0441in" svg:height="0.1933in" svg:x="2.9874in" svg:y="0.172in" svg:viewBox="0 0 113 492" svg:d="M113 487c0-1 0-2-8-11-62-61-77-154-77-230 0-85 18-170 78-232 7-6 7-7 7-8 0-5-1-6-4-6-5 0-50 34-78 97-25 53-31 107-31 149 0 38 4 98 32 153 30 62 72 93 77 93 3 0 4-2 4-5z"><text:p/></draw:path><draw:path draw:style-name="gr40" draw:text-style-name="P63" svg:width="0.0988in" svg:height="0.0878in" svg:x="3.0492in" svg:y="0.2319in" svg:viewBox="0 0 252 224" svg:d="M157 190c5 20 24 34 45 34 16 0 28-13 36-28 8-17 14-48 14-49 0-4-4-4-6-4-5 0-5 1-7 8-7 28-16 62-36 62-11 0-15-7-15-23 0-11 5-35 9-51 5-19 10-35 14-54 2-7 6-25 9-33 1-11 7-30 7-32 0-10-7-14-14-14-3 0-16 1-20 18-10 35-31 122-36 147-2 3-21 42-56 42-27 0-31-23-31-41 0-28 14-66 27-101 5-14 8-21 8-30 0-23-15-41-41-41-46 0-64 71-64 77 0 4 4 4 6 4 4 0 5-1 7-8 12-44 32-62 50-62 4 0 13 2 13 17 0 11-6 25-9 34-18 47-29 78-29 102 0 47 35 60 61 60 33 0 49-22 58-34z"><text:p/></draw:path><draw:path draw:style-name="gr41" draw:text-style-name="P63" svg:width="0.0441in" svg:height="0.1933in" svg:x="3.1657in" svg:y="0.172in" svg:viewBox="0 0 113 492" svg:d="M113 246c0-37-5-98-32-154-29-60-71-92-77-92-3 0-4 3-4 6 0 1 0 2 8 11 49 49 77 127 77 229 0 84-18 171-79 233-6 6-6 7-6 8 0 3 1 5 4 5 6 0 49-33 79-96 25-54 30-109 30-150z"><text:p/></draw:path><draw:path draw:style-name="gr42" draw:text-style-name="P63" svg:width="0.0949in" svg:height="0.1362in" svg:x="3.2685in" svg:y="0.1835in" svg:viewBox="0 0 242 347" svg:d="M169 314c0 11 0 22 0 33 24-3 49-4 73-5 0-6 0-12 0-16-35 0-38-4-38-28 0-99 0-199 0-298-23 1-47 4-71 6 0 5 0 9 0 15 35 0 38 3 38 27 0 35 0 71 0 106-14-17-35-31-62-31-57 0-109 49-109 112s48 112 104 112c32 0 53-17 65-33zM169 182c0 34 0 67 0 101 0 10 0 10-5 18-14 24-37 35-58 35-22 0-40-13-51-32-13-20-14-48-14-67s1-49 15-70c10-16 28-33 55-33 18 0 39 7 53 30 5 8 5 10 5 18z"><text:p/></draw:path><draw:path draw:style-name="gr43" draw:text-style-name="P63" svg:width="0.0992in" svg:height="0.0878in" svg:x="3.3752in" svg:y="0.2319in" svg:viewBox="0 0 253 224" svg:d="M158 190c6 20 23 34 44 34 18 0 29-13 36-28 8-17 15-48 15-49 0-4-4-4-5-4-6 0-6 1-7 8-7 28-17 62-38 62-10 0-15-7-15-23 0-11 7-35 9-51 5-19 10-35 14-54 2-7 7-25 9-33 3-11 8-30 8-32 0-10-7-14-15-14-2 0-16 1-18 18-10 35-33 122-38 147 0 3-20 42-56 42-25 0-31-23-31-41 0-28 14-66 27-101 7-14 8-21 8-30 0-23-15-41-39-41-48 0-66 71-66 77 0 4 4 3 6 4 5 0 5-1 8-8 13-44 31-62 49-62 6 0 13 2 13 17 0 11-6 25-9 34-18 47-28 78-28 102 0 47 34 60 60 60 33 0 51-22 59-34z"><text:p/></draw:path></draw:g></draw:g></text:p><text:p text:style-name="Text_20_body"><text:s text:c="2"/></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Du coup, quand on se trouve dans le cas d’un changement de variable au sein d’une intégrale parce que la variable d’intégration ne correspond pas aux bornes, par exemple:</text:p>
      <text:p text:style-name="P19"><draw:g text:anchor-type="as-char" svg:y="-0.2992in" draw:z-index="19" draw:name="Shape33" draw:style-name="gr147"><svg:title>TexMaths</svg:title><svg:desc>14§display§\text{W}_1=\int _{t=t_A}^{t_B}\text{d}z=\int _{z=z_A}^{z_B}\text{d}z=\left(z_B-z_A\right)§svg§600§FALSE§</svg:desc><draw:g draw:style-name="gr2"><draw:path draw:style-name="gr148" draw:text-style-name="P62" svg:width="3.2878in" svg:height="0.4752in" svg:x="0.0067in" svg:y="0.0102in" svg:viewBox="0 0 8352 1208" svg:d="M0 0c2784 0 5569 0 8352 0 0 403 0 805 0 1208-2783 0-5568 0-8352 0 0-403 0-805 0-1208z"><text:p/></draw:path><draw:path draw:style-name="gr149" draw:text-style-name="P63"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149" draw:text-style-name="P63" svg:width="0.0488in" svg:height="0.0894in" svg:x="0.211in" svg:y="0.239in" svg:viewBox="0 0 125 228" svg:d="M78 10c0-10-1-10-11-10-22 22-53 22-67 22 0 5 0 9 0 13 8 0 31 0 50-10 0 59 0 116 0 175 0 11 0 17-35 17-4 0-8 0-12 0 0 3 0 7 0 11 5 0 47-1 60-1 11 0 55 1 62 1 0-4 0-8 0-11-5 0-9 0-13 0-34 0-34-6-34-17 0-63 0-127 0-190z"><text:p/></draw:path><draw:path draw:style-name="gr149" draw:text-style-name="P63" svg:width="0.1287in" svg:height="0.0449in" svg:x="0.3476in" svg:y="0.2291in" svg:viewBox="0 0 328 115" svg:d="M311 20c7 0 17 0 17-10s-10-10-17-10c-98 0-196 0-294 0-7 0-17 0-17 10s10 10 17 10c98 0 196 0 294 0zM311 115c7 0 17 0 17-10s-10-10-17-10c-98 0-196 0-294 0-7 0-17 0-17 10s10 10 17 10c98 0 196 0 294 0z"><text:p/></draw:path><draw:path draw:style-name="gr149" draw:text-style-name="P63" svg:width="0.1717in" svg:height="0.4291in" svg:x="0.55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149" draw:text-style-name="P63" svg:width="0.0453in" svg:height="0.0854in" svg:x="0.7406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149" draw:text-style-name="P63" svg:width="0.0811in" svg:height="0.0657in" svg:x="0.8051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149" draw:text-style-name="P63" svg:width="0.0453in" svg:height="0.0854in" svg:x="0.6547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149" draw:text-style-name="P63" svg:width="0.0992in" svg:height="0.0358in" svg:x="0.7169in" svg:y="0.4236in" svg:viewBox="0 0 253 92" svg:d="M241 17c4 0 12 0 12-9 0-8-8-8-12-8-76 0-153 0-228 0-5 0-13 0-13 8 0 9 8 9 13 9 75 0 152 0 228 0zM241 92c4 0 12 0 12-8s-8-8-12-8c-76 0-153 0-228 0-5 0-13 0-13 8s8 8 13 8c75 0 152 0 228 0z"><text:p/></draw:path><draw:path draw:style-name="gr149" draw:text-style-name="P63" svg:width="0.0453in" svg:height="0.0854in" svg:x="0.8323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149" draw:text-style-name="P63" svg:width="0.0807in" svg:height="0.0689in" svg:x="0.8949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149" draw:text-style-name="P63" svg:width="0.0949in" svg:height="0.1362in" svg:x="1.0433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149" draw:text-style-name="P63" svg:width="0.0819in" svg:height="0.0874in" svg:x="1.1531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149" draw:text-style-name="P63" svg:width="0.128in" svg:height="0.0449in" svg:x="1.3079in" svg:y="0.2291in" svg:viewBox="0 0 326 115" svg:d="M309 20c9 0 17 0 17-10s-8-10-15-10c-98 0-198 0-296 0-7 0-15 0-15 10s8 10 17 10c98 0 194 0 292 0zM311 115c7 0 15 0 15-10s-8-10-17-10c-98 0-194 0-292 0-9 0-17 0-17 10s8 10 15 10c98 0 198 0 296 0z"><text:p/></draw:path><draw:path draw:style-name="gr149" draw:text-style-name="P63" svg:width="0.1709in" svg:height="0.4291in" svg:x="1.5126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149" draw:text-style-name="P63" svg:width="0.0618in" svg:height="0.0606in" svg:x="1.7028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49" draw:text-style-name="P63" svg:width="0.0807in" svg:height="0.0657in" svg:x="1.7803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149" draw:text-style-name="P63" svg:width="0.0618in" svg:height="0.0606in" svg:x="1.6173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149" draw:text-style-name="P63" svg:width="0.0992in" svg:height="0.0358in" svg:x="1.6976in" svg:y="0.4236in" svg:viewBox="0 0 253 92" svg:d="M239 17c6 0 14 0 14-9 0-8-8-8-12-8-76 0-153 0-228 0-5 0-13 0-13 8 0 9 7 9 13 9 75 0 151 0 226 0zM241 92c4 0 12 0 12-8s-8-8-14-8c-75 0-151 0-226 0-6 0-13 0-13 8s8 8 13 8c75 0 152 0 228 0z"><text:p/></draw:path><draw:path draw:style-name="gr149" draw:text-style-name="P63" svg:width="0.0618in" svg:height="0.0606in" svg:x="1.815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149" draw:text-style-name="P63" svg:width="0.0807in" svg:height="0.0689in" svg:x="1.8913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149" draw:text-style-name="P63" svg:width="0.0949in" svg:height="0.1362in" svg:x="2.0394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149" draw:text-style-name="P63" svg:width="0.0819in" svg:height="0.0874in" svg:x="2.1484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149" draw:text-style-name="P63" svg:width="0.128in" svg:height="0.0449in" svg:x="2.3039in" svg:y="0.2291in" svg:viewBox="0 0 326 115" svg:d="M309 20c9 0 17 0 17-10s-8-10-15-10c-98 0-198 0-296 0-7 0-15 0-15 10s8 10 15 10c98 0 196 0 294 0zM311 115c7 0 15 0 15-10s-8-10-17-10c-98 0-196 0-294 0-7 0-15 0-15 10s8 10 15 10c98 0 198 0 296 0z"><text:p/></draw:path><draw:path draw:style-name="gr149" draw:text-style-name="P63" svg:width="0.0441in" svg:height="0.1937in" svg:x="2.5169in" svg:y="0.1547in" svg:viewBox="0 0 113 493" svg:d="M113 487c0-1 0-3-8-11-62-62-77-154-77-230 0-85 18-170 78-232 7-6 7-7 7-8 0-5-1-6-4-6-5 0-50 34-78 97-25 54-31 107-31 149 0 38 4 98 32 154 30 61 72 93 77 93 3 0 4-3 4-6z"><text:p/></draw:path><draw:path draw:style-name="gr149" draw:text-style-name="P63" svg:width="0.0811in" svg:height="0.0874in" svg:x="2.5815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149" draw:text-style-name="P63" svg:width="0.1031in" svg:height="0.0917in" svg:x="2.6728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149" draw:text-style-name="P63" svg:width="0.1181in" svg:height="0.0075in" svg:x="2.8555in" svg:y="0.2484in" svg:viewBox="0 0 301 20" svg:d="M283 20c8 0 18 0 18-10s-10-10-18-10c-88 0-178 0-266 0-9 0-17 0-17 10s8 10 17 10c88 0 178 0 266 0z"><text:p/></draw:path><draw:path draw:style-name="gr149" draw:text-style-name="P63" svg:width="0.0819in" svg:height="0.0874in" svg:x="3.0409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149" draw:text-style-name="P63" svg:width="0.1016in" svg:height="0.0961in" svg:x="3.1311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149" draw:text-style-name="P63" svg:width="0.0449in" svg:height="0.1937in" svg:x="3.2598in" svg:y="0.1547in" svg:viewBox="0 0 115 493" svg:d="M115 246c0-37-6-98-32-154-30-60-72-92-77-92-3 0-6 3-6 6 0 1 0 2 10 11 49 49 77 127 77 229 0 84-18 171-80 233-7 5-7 7-7 8 0 3 3 6 6 6 5 0 49-34 78-97 25-54 31-109 31-150z"><text:p/></draw:path></draw:g></draw:g></text:p>
      <text:p text:style-name="P16">En réalité ce qui est processé est la chose suivante:</text:p>
      <text:p text:style-name="P33"><draw:g text:anchor-type="as-char" svg:y="-0.2984in" draw:z-index="21" draw:name="Shape34" draw:style-name="gr147"><svg:title>TexMaths</svg:title><svg:desc>14§display§\text{W}_1=\int _{t=t_A}^{t_B}\text{d}\left(f_z\left(t\right)\right)§svg§600§FALSE§</svg:desc><draw:g draw:style-name="gr2"><draw:path draw:style-name="gr148" draw:text-style-name="P62" svg:width="1.7268in" svg:height="0.4756in" svg:x="0.0063in" svg:y="0.0102in" svg:viewBox="0 0 4387 1209" svg:d="M2195 1209c-732 0-1463 0-2195 0 0-404 0-806 0-1209 1463 0 2924 0 4387 0 0 403 0 805 0 1209-730 0-1461 0-2192 0z"><text:p/></draw:path><draw:path draw:style-name="gr149" draw:text-style-name="P63"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149" draw:text-style-name="P63" svg:width="0.0492in" svg:height="0.0894in" svg:x="0.2102in" svg:y="0.2402in" svg:viewBox="0 0 126 228" svg:d="M78 10c0-10-1-10-11-10-21 22-53 22-67 22 0 5 0 9 0 13 8 0 31 0 50-10 0 59 0 116 0 175 0 12 0 17-35 17-4 0-8 0-12 0 0 3 0 7 0 11 5 0 49-1 61-1 10 0 54 1 62 1 0-4 0-8 0-11-4 0-10 0-14 0-34 0-34-5-34-17 0-63 0-127 0-190z"><text:p/></draw:path><draw:path draw:style-name="gr149" draw:text-style-name="P63" svg:width="0.1287in" svg:height="0.0449in" svg:x="0.3469in" svg:y="0.2307in" svg:viewBox="0 0 328 115" svg:d="M311 20c7 0 17 0 17-10s-10-10-17-10c-98 0-196 0-294 0-7 0-17 0-17 10s10 10 17 10c98 0 196 0 294 0zM311 115c7 0 17 0 17-10s-10-10-17-10c-98 0-196 0-294 0-7 0-17 0-17 10s10 10 17 10c98 0 196 0 294 0z"><text:p/></draw:path><draw:path draw:style-name="gr149" draw:text-style-name="P63" svg:width="0.1717in" svg:height="0.4291in" svg:x="0.5516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149" draw:text-style-name="P63" svg:width="0.0453in" svg:height="0.0858in" svg:x="0.7398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149" draw:text-style-name="P63" svg:width="0.0811in" svg:height="0.0657in" svg:x="0.8043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149" draw:text-style-name="P63" svg:width="0.0453in" svg:height="0.0858in" svg:x="0.6539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149" draw:text-style-name="P63" svg:width="0.0992in" svg:height="0.0358in" svg:x="0.7161in" svg:y="0.4252in" svg:viewBox="0 0 253 92" svg:d="M241 17c4 0 12 0 12-9 0-8-8-8-12-8-76 0-153 0-228 0-5 0-13 0-13 8 0 9 8 9 13 9 75 0 152 0 228 0zM241 92c4 0 12 0 12-8s-8-8-12-8c-76 0-153 0-228 0-5 0-13 0-13 8s8 8 13 8c75 0 152 0 228 0z"><text:p/></draw:path><draw:path draw:style-name="gr149" draw:text-style-name="P63" svg:width="0.0453in" svg:height="0.0858in" svg:x="0.8315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149" draw:text-style-name="P63" svg:width="0.0807in" svg:height="0.0689in" svg:x="0.8937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149" draw:text-style-name="P63" svg:width="0.0949in" svg:height="0.1362in" svg:x="1.0417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149" draw:text-style-name="P63" svg:width="0.0441in" svg:height="0.1933in" svg:x="1.1945in" svg:y="0.1551in" svg:viewBox="0 0 113 492" svg:d="M113 487c0-1 0-2-8-11-62-61-77-154-77-229 0-86 20-171 80-233 5-6 5-7 5-8 0-3-1-6-4-6-5 0-49 34-78 97-25 54-31 108-31 150 0 37 6 98 32 152 30 62 72 93 77 93 3 0 4-2 4-5z"><text:p/></draw:path><draw:path draw:style-name="gr149" draw:text-style-name="P63" svg:width="0.0965in" svg:height="0.176in" svg:x="1.2606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149" draw:text-style-name="P63" svg:width="0.0618in" svg:height="0.0606in" svg:x="1.3539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149" draw:text-style-name="P63" svg:width="0.0441in" svg:height="0.1933in" svg:x="1.4862in" svg:y="0.1551in" svg:viewBox="0 0 113 492" svg:d="M113 487c0-1 0-2-8-11-62-61-77-154-77-229 0-86 20-171 80-233 5-6 5-7 5-8 0-3-1-6-4-6-5 0-49 34-78 97-25 54-31 108-31 150 0 37 6 98 32 152 30 62 72 93 77 93 3 0 4-2 4-5z"><text:p/></draw:path><draw:path draw:style-name="gr149" draw:text-style-name="P63" svg:width="0.0591in" svg:height="0.1232in" svg:x="1.5469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149" draw:text-style-name="P63" svg:width="0.0441in" svg:height="0.1933in" svg:x="1.6232in" svg:y="0.1551in" svg:viewBox="0 0 113 492" svg:d="M113 247c0-38-5-99-32-155-29-60-71-92-77-92-3 0-4 3-4 6 0 1 0 2 8 11 49 49 77 127 77 230 0 84-18 170-79 232-6 6-6 7-6 8 0 3 1 5 4 5 6 0 49-33 79-96 25-54 30-109 30-149z"><text:p/></draw:path><draw:path draw:style-name="gr149" draw:text-style-name="P63" svg:width="0.0449in" svg:height="0.1933in" svg:x="1.6984in" svg:y="0.1551in" svg:viewBox="0 0 115 492" svg:d="M115 247c0-38-6-99-32-155-30-60-73-92-77-92-3 0-6 3-6 6 0 1 0 2 10 11 47 49 75 127 75 230 0 84-18 170-78 232-7 6-7 7-7 8 0 3 3 5 6 5 4 0 49-33 78-96 25-54 31-109 31-149z"><text:p/></draw:path></draw:g></draw:g></text:p>
      <text:p text:style-name="P22"/>
      <text:p text:style-name="P22"><text:span text:style-name="T29">(ce qui est évidemment égal à </text:span><text:span text:style-name="T29"><draw:g text:anchor-type="as-char" svg:y="-0.1445in" draw:z-index="20" draw:name="Shape35" draw:style-name="gr147"><svg:title>TexMaths</svg:title><svg:desc>14§display§f_z\left(t_B\right)-f_z\left(t_A\right)§svg§600§FALSE§</svg:desc><draw:g draw:style-name="gr2"><draw:path draw:style-name="gr148" draw:text-style-name="P62" svg:width="1.3295in" svg:height="0.1724in" svg:x="0.0004in" svg:y="0.0098in" svg:viewBox="0 0 3378 439" svg:d="M1690 439c-565 0-1127 0-1690 0 0-147 0-292 0-439 1125 0 2252 0 3378 0 0 147 0 292 0 439-563 0-1126 0-1688 0z"><text:p/></draw:path><draw:path draw:style-name="gr149" draw:text-style-name="P63" svg:width="0.0961in" svg:height="0.1748in" svg:x="0.0008in" svg:y="0.0091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149" draw:text-style-name="P63" svg:width="0.0618in" svg:height="0.0602in" svg:x="0.0933in" svg:y="0.1142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149" draw:text-style-name="P63" svg:width="0.0449in" svg:height="0.1925in" svg:x="0.2256in" svg:y="0.0004in" svg:viewBox="0 0 115 490" svg:d="M115 484c0-1 0-1-9-10-61-63-77-155-77-229 0-86 19-171 79-231 7-7 7-7 7-8 0-5-3-6-6-6-4 0-49 34-78 97-24 53-31 107-31 148 0 38 6 96 34 152 29 60 71 93 75 93 3 0 6-2 6-6z"><text:p/></draw:path><draw:path draw:style-name="gr149" draw:text-style-name="P63" svg:width="0.0591in" svg:height="0.122in" svg:x="0.2862in" svg:y="0.0244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149" draw:text-style-name="P63" svg:width="0.1031in" svg:height="0.0921in" svg:x="0.3618in" svg:y="0.0819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149" draw:text-style-name="P63" svg:width="0.0441in" svg:height="0.1925in" svg:x="0.4965in" svg:y="0.0004in" svg:viewBox="0 0 113 490" svg:d="M113 245c0-38-5-97-32-153-29-60-71-92-77-92-3 0-4 3-4 6 0 1 0 1 8 11 49 47 77 126 77 228 0 82-18 169-79 231-6 7-6 7-6 8 0 3 1 6 4 6 6 0 49-34 79-97 25-53 30-108 30-148z"><text:p/></draw:path><draw:path draw:style-name="gr149" draw:text-style-name="P63" svg:width="0.1177in" svg:height="0.0079in" svg:x="0.6197in" svg:y="0.0929in" svg:viewBox="0 0 300 21" svg:d="M283 21c8 0 17-1 17-11s-9-10-17-10c-88 0-178 0-266 0-9 0-17 0-17 10s8 11 17 11c88 0 178 0 266 0z"><text:p/></draw:path><draw:path draw:style-name="gr149" draw:text-style-name="P63" svg:width="0.0965in" svg:height="0.1748in" svg:x="0.8067in" svg:y="0.0091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149" draw:text-style-name="P63" svg:width="0.0618in" svg:height="0.0602in" svg:x="0.8996in" svg:y="0.1142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149" draw:text-style-name="P63" svg:width="0.0441in" svg:height="0.1925in" svg:x="1.0319in" svg:y="0.0004in" svg:viewBox="0 0 113 490" svg:d="M113 484c0-1 0-1-8-10-62-63-77-155-77-229 0-86 20-171 80-231 5-7 5-7 5-8 0-5-1-6-4-6-5 0-49 34-78 97-25 53-31 107-31 148 0 38 6 96 32 152 30 60 72 93 77 93 3 0 4-2 4-6z"><text:p/></draw:path><draw:path draw:style-name="gr149" draw:text-style-name="P63" svg:width="0.0591in" svg:height="0.122in" svg:x="1.0925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49" draw:text-style-name="P63" svg:width="0.102in" svg:height="0.0961in" svg:x="1.1654in" svg:y="0.078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49" draw:text-style-name="P63" svg:width="0.0449in" svg:height="0.1925in" svg:x="1.2949in" svg:y="0.0004in" svg:viewBox="0 0 115 490" svg:d="M115 245c0-38-6-97-32-153-30-60-73-92-77-92-3 0-6 3-6 6 0 1 0 1 10 11 47 47 75 126 75 228 0 82-18 169-78 231-7 7-7 7-7 8 0 3 3 6 6 6 4 0 49-34 78-97 25-53 31-108 31-148z"><text:p/></draw:path></draw:g></draw:g></text:span><text:span text:style-name="T29">, mais c’est pour comprendre la logique du truc)</text:span>.</text:p>
      <text:p text:style-name="P22"/>
      <text:p text:style-name="P35"><text:span text:style-name="T24">Et du coup, par changement de variable </text:span><text:span text:style-name="T25">posé</text:span><text:span text:style-name="T24"> en arrière-plan </text:span><text:span text:style-name="T24"><draw:g text:anchor-type="as-char" svg:y="-0.1445in" draw:z-index="22" draw:name="Shape36" draw:style-name="gr147"><svg:title>TexMaths</svg:title><svg:desc>14§display§V_z=f_z\left(t\right)§svg§600§FALSE§</svg:desc><draw:g draw:style-name="gr2"><draw:path draw:style-name="gr148" draw:text-style-name="P62" svg:width="0.8571in" svg:height="0.172in" svg:x="0.0004in" svg:y="0.0098in" svg:viewBox="0 0 2178 438" svg:d="M0 0c726 0 1452 0 2178 0 0 145 0 292 0 438-726 0-1452 0-2178 0 0-146 0-293 0-438z"><text:p/></draw:path><draw:path draw:style-name="gr149" draw:text-style-name="P63" svg:width="0.1374in" svg:height="0.135in" svg:x="0.0012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149" draw:text-style-name="P63" svg:width="0.0618in" svg:height="0.0602in" svg:x="0.1118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149" draw:text-style-name="P63" svg:width="0.128in" svg:height="0.0449in" svg:x="0.2571in" svg:y="0.074in" svg:viewBox="0 0 326 115" svg:d="M310 20c8 0 16 0 16-10s-8-10-15-10c-98 0-198 0-296 0-5 0-15 0-15 10s10 10 17 10c98 0 195 0 293 0zM311 115c7 0 15 0 15-10s-8-10-16-10c-98 0-195 0-293 0-7 0-17 0-17 10s10 10 15 10c98 0 198 0 296 0z"><text:p/></draw:path><draw:path draw:style-name="gr149" draw:text-style-name="P63" svg:width="0.0969in" svg:height="0.174in" svg:x="0.4602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149" draw:text-style-name="P63" svg:width="0.0618in" svg:height="0.0602in" svg:x="0.5535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149" draw:text-style-name="P63" svg:width="0.0441in" svg:height="0.1917in" svg:x="0.6858in" svg:y="0in" svg:viewBox="0 0 113 488" svg:d="M113 483c0-2 0-2-8-10-60-62-77-154-77-228 0-86 20-171 80-232 5-6 5-6 5-9s-1-4-4-4c-5 0-49 34-78 95-25 55-31 109-31 150 0 36 6 96 32 151 30 60 72 92 77 92 3 0 4-1 4-5z"><text:p/></draw:path><draw:path draw:style-name="gr149" draw:text-style-name="P63" svg:width="0.0591in" svg:height="0.122in" svg:x="0.7465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149" draw:text-style-name="P63" svg:width="0.0441in" svg:height="0.1917in" svg:x="0.8228in" svg:y="0in" svg:viewBox="0 0 113 488" svg:d="M113 245c0-38-5-98-32-153-29-60-71-92-77-92-3 0-4 1-4 4s0 3 8 13c49 47 77 126 77 228 0 82-18 168-79 231-6 5-6 5-6 7 0 4 1 5 4 5 6 0 49-33 79-95 25-54 30-109 30-148z"><text:p/></draw:path></draw:g></draw:g></text:span><text:span text:style-name="T24">, on a</text:span></text:p>
      <text:p text:style-name="P34"><draw:g text:anchor-type="as-char" svg:y="-0.3165in" draw:z-index="23" draw:name="Shape37" draw:style-name="gr147"><svg:title>TexMaths</svg:title><svg:desc>14§display§\text{W}_1=\int _{t=t_A}^{t_B}\text{d}\left(f_z\left(t\right)\right)\ =\ \int _{V_z=f_z\left(t_A\right)}^{f_z\left(t_B\right)}dV_z=f_z\left(t_B\right)-f_z\left(t_A\right)§svg§600§FALSE§</svg:desc><draw:g draw:style-name="gr2"><draw:path draw:style-name="gr148" draw:text-style-name="P62" svg:width="4.9307in" svg:height="0.5067in" svg:x="0.0063in" svg:y="0.0102in" svg:viewBox="0 0 12525 1288" svg:d="M6263 1288c-2088 0-4176 0-6263 0 0-430 0-858 0-1288 4175 0 8351 0 12525 0 0 430 0 858 0 1288-2087 0-4174 0-6262 0z"><text:p/></draw:path><draw:path draw:style-name="gr149" draw:text-style-name="P63"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149" draw:text-style-name="P63" svg:width="0.0492in" svg:height="0.0894in" svg:x="0.2102in" svg:y="0.2575in" svg:viewBox="0 0 126 228" svg:d="M78 10c0-10-1-10-11-10-21 22-53 22-67 22 0 5 0 9 0 13 8 0 31 0 50-10 0 59 0 116 0 175 0 11 0 16-35 16-4 0-8 0-12 0 0 4 0 8 0 12 5 0 49-1 61-1 10 0 54 1 62 1 0-4 0-8 0-12-4 0-10 0-14 0-34 0-34-5-34-16 0-63 0-127 0-190z"><text:p/></draw:path><draw:path draw:style-name="gr149" draw:text-style-name="P63" svg:width="0.1287in" svg:height="0.0449in" svg:x="0.3469in" svg:y="0.2465in" svg:viewBox="0 0 328 115" svg:d="M311 20c7 0 17 0 17-10s-10-10-17-10c-98 0-196 0-294 0-7 0-17 0-17 10s10 10 17 10c98 0 196 0 294 0zM311 115c7 0 17 0 17-10s-10-10-17-10c-98 0-196 0-294 0-7 0-17 0-17 10s10 10 17 10c98 0 196 0 294 0z"><text:p/></draw:path><draw:path draw:style-name="gr149" draw:text-style-name="P63" svg:width="0.1717in" svg:height="0.4291in" svg:x="0.5516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149" draw:text-style-name="P63" svg:width="0.0453in" svg:height="0.0854in" svg:x="0.7398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149" draw:text-style-name="P63" svg:width="0.0811in" svg:height="0.0657in" svg:x="0.8043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149" draw:text-style-name="P63" svg:width="0.0453in" svg:height="0.0854in" svg:x="0.6539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149" draw:text-style-name="P63" svg:width="0.0992in" svg:height="0.0358in" svg:x="0.7161in" svg:y="0.4413in" svg:viewBox="0 0 253 92" svg:d="M241 17c5 0 12 0 12-9 0-8-8-8-12-8-76 0-153 0-228 0-5 0-13 0-13 8 0 9 8 9 14 9 76 0 151 0 227 0zM241 92c4 0 12 0 12-8s-7-8-12-8c-76 0-151 0-227 0-6 0-14 0-14 8s8 8 13 8c75 0 152 0 228 0z"><text:p/></draw:path><draw:path draw:style-name="gr149" draw:text-style-name="P63" svg:width="0.0453in" svg:height="0.0854in" svg:x="0.8315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149" draw:text-style-name="P63" svg:width="0.0811in" svg:height="0.0689in" svg:x="0.8941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149" draw:text-style-name="P63" svg:width="0.0949in" svg:height="0.1362in" svg:x="1.0429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149" draw:text-style-name="P63" svg:width="0.0449in" svg:height="0.1933in" svg:x="1.1953in" svg:y="0.172in" svg:viewBox="0 0 115 492" svg:d="M115 487c0-1 0-2-9-11-61-61-77-154-77-230 0-85 19-170 79-232 7-6 7-7 7-8 0-5-3-6-6-6-4 0-49 34-78 97-25 53-31 107-31 149 0 38 6 98 32 153 30 62 73 93 77 93 3 0 6-2 6-5z"><text:p/></draw:path><draw:path draw:style-name="gr149" draw:text-style-name="P63" svg:width="0.0961in" svg:height="0.176in" svg:x="1.2618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149" draw:text-style-name="P63" svg:width="0.0618in" svg:height="0.0606in" svg:x="1.3543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149" draw:text-style-name="P63" svg:width="0.0449in" svg:height="0.1933in" svg:x="1.4866in" svg:y="0.172in" svg:viewBox="0 0 115 492" svg:d="M115 487c0-1 0-2-9-11-61-61-77-154-77-230 0-85 19-170 79-232 7-6 7-7 7-8 0-5-3-6-6-6-4 0-49 34-78 97-24 53-31 107-31 149 0 38 6 98 34 153 29 62 71 93 75 93 3 0 6-2 6-5z"><text:p/></draw:path><draw:path draw:style-name="gr149" draw:text-style-name="P63" svg:width="0.0591in" svg:height="0.1232in" svg:x="1.5472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149" draw:text-style-name="P63" svg:width="0.0449in" svg:height="0.1933in" svg:x="1.624in" svg:y="0.172in" svg:viewBox="0 0 115 492" svg:d="M115 246c0-37-6-98-34-154-29-60-71-92-75-92-3 0-6 3-6 6 0 1 0 2 10 11 47 49 75 127 75 229 0 84-18 171-78 233-7 6-7 7-7 8 0 3 3 5 6 5 4 0 49-33 78-96 24-54 31-109 31-150z"><text:p/></draw:path><draw:path draw:style-name="gr149" draw:text-style-name="P63" svg:width="0.0441in" svg:height="0.1933in" svg:x="1.6996in" svg:y="0.172in" svg:viewBox="0 0 113 492" svg:d="M113 246c0-37-5-98-32-154-29-60-71-92-77-92-3 0-4 3-4 6 0 1 0 2 8 11 49 49 77 127 77 229 0 84-18 171-79 233-6 6-6 7-6 8 0 3 1 5 4 5 6 0 49-33 79-96 25-54 30-109 30-150z"><text:p/></draw:path><draw:path draw:style-name="gr149" draw:text-style-name="P63" svg:width="0.1287in" svg:height="0.0449in" svg:x="1.8929in" svg:y="0.2465in" svg:viewBox="0 0 328 115" svg:d="M311 20c7 0 17 0 17-10s-10-10-17-10c-98 0-198 0-296 0-5 0-15 0-15 10s10 10 17 10c98 0 196 0 294 0zM311 115c7 0 17 0 17-10s-10-10-17-10c-98 0-196 0-294 0-7 0-17 0-17 10s10 10 15 10c98 0 198 0 296 0z"><text:p/></draw:path><draw:path draw:style-name="gr149" draw:text-style-name="P63" svg:width="0.1717in" svg:height="0.4291in" svg:x="2.1618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149" draw:text-style-name="P63" svg:width="0.0713in" svg:height="0.1224in" svg:x="2.3547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149" draw:text-style-name="P63" svg:width="0.0488in" svg:height="0.0437in" svg:x="2.4303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149" draw:text-style-name="P63" svg:width="0.035in" svg:height="0.135in" svg:x="2.5154in" svg:y="0in" svg:viewBox="0 0 90 344" svg:d="M83 0c-66 46-83 119-83 172 0 49 14 123 83 172 2 0 7 0 7-4 0-3-2-3-3-5-46-41-63-100-63-163 0-92 35-138 63-164 1-1 3-2 3-4 0-4-5-4-7-4z"><text:p/></draw:path><draw:path draw:style-name="gr149" draw:text-style-name="P63" svg:width="0.0453in" svg:height="0.0854in" svg:x="2.5661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149" draw:text-style-name="P63" svg:width="0.0811in" svg:height="0.0657in" svg:x="2.6303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149" draw:text-style-name="P63" svg:width="0.035in" svg:height="0.135in" svg:x="2.7429in" svg:y="0in" svg:viewBox="0 0 90 344" svg:d="M7 0c-3 0-7 0-7 4 0 2 1 3 3 6 29 26 63 73 63 162 0 72-23 126-59 160-7 5-7 7-7 8 0 2 1 4 4 4 4 0 38-22 60-65 16-30 26-66 26-107 0-49-14-123-83-172z"><text:p/></draw:path><draw:path draw:style-name="gr149" draw:text-style-name="P63" svg:width="0.1055in" svg:height="0.0945in" svg:x="2.2693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149" draw:text-style-name="P63" svg:width="0.0488in" svg:height="0.0437in" svg:x="2.3602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149" draw:text-style-name="P63" svg:width="0.0992in" svg:height="0.0358in" svg:x="2.4398in" svg:y="0.4413in" svg:viewBox="0 0 253 92" svg:d="M239 17c6 0 14 0 14-9 0-8-8-8-12-8-76 0-153 0-228 0-5 0-13 0-13 8 0 9 7 9 13 9 75 0 151 0 226 0zM241 92c4 0 12 0 12-8s-8-8-14-8c-75 0-151 0-226 0-6 0-13 0-13 8s8 8 13 8c75 0 152 0 228 0z"><text:p/></draw:path><draw:path draw:style-name="gr149" draw:text-style-name="P63" svg:width="0.0717in" svg:height="0.1224in" svg:x="2.5583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149" draw:text-style-name="P63" svg:width="0.0488in" svg:height="0.0437in" svg:x="2.6343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149" draw:text-style-name="P63" svg:width="0.035in" svg:height="0.135in" svg:x="2.7197in" svg:y="0.3917in" svg:viewBox="0 0 90 344" svg:d="M83 0c-66 46-83 119-83 172 0 49 14 123 83 172 2 0 7 0 7-4 0-3-2-3-5-5-46-41-63-100-63-163 0-92 37-138 65-164 1-1 3-2 3-4 0-4-5-4-7-4z"><text:p/></draw:path><draw:path draw:style-name="gr149" draw:text-style-name="P63" svg:width="0.0461in" svg:height="0.0854in" svg:x="2.7697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149" draw:text-style-name="P63" svg:width="0.0807in" svg:height="0.0689in" svg:x="2.8331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149" draw:text-style-name="P63" svg:width="0.035in" svg:height="0.135in" svg:x="2.9425in" svg:y="0.3917in" svg:viewBox="0 0 90 344" svg:d="M7 0c-3 0-7 0-7 4 0 2 1 3 4 6 30 26 62 73 62 162 0 72-23 126-59 160-6 5-7 7-7 8 0 2 1 4 6 4 2 0 36-22 58-65 16-30 26-66 26-107 0-49-14-123-83-172z"><text:p/></draw:path><draw:path draw:style-name="gr149" draw:text-style-name="P63" svg:width="0.0917in" svg:height="0.1362in" svg:x="3.0433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149" draw:text-style-name="P63" svg:width="0.1378in" svg:height="0.1358in" svg:x="3.1469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149" draw:text-style-name="P63" svg:width="0.0618in" svg:height="0.0606in" svg:x="3.2575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149" draw:text-style-name="P63" svg:width="0.1287in" svg:height="0.0449in" svg:x="3.4031in" svg:y="0.2465in" svg:viewBox="0 0 328 115" svg:d="M311 20c7 0 17 0 17-10s-10-10-17-10c-98 0-196 0-294 0-7 0-17 0-17 10s10 10 17 10c98 0 196 0 294 0zM311 115c7 0 17 0 17-10s-10-10-17-10c-98 0-196 0-294 0-7 0-17 0-17 10s10 10 17 10c98 0 196 0 294 0z"><text:p/></draw:path><draw:path draw:style-name="gr149" draw:text-style-name="P63" svg:width="0.0961in" svg:height="0.176in" svg:x="3.6071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149" draw:text-style-name="P63" svg:width="0.0618in" svg:height="0.0606in" svg:x="3.6996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149" draw:text-style-name="P63" svg:width="0.0449in" svg:height="0.1933in" svg:x="3.8319in" svg:y="0.172in" svg:viewBox="0 0 115 492" svg:d="M115 487c0-1 0-2-9-11-61-61-77-154-77-230 0-85 19-170 79-232 7-6 7-7 7-8 0-5-2-6-6-6s-49 34-77 97c-25 53-32 107-32 149 0 38 6 98 34 153 29 62 71 93 75 93s6-2 6-5z"><text:p/></draw:path><draw:path draw:style-name="gr149" draw:text-style-name="P63" svg:width="0.0591in" svg:height="0.1232in" svg:x="3.8925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149" draw:text-style-name="P63" svg:width="0.1031in" svg:height="0.0921in" svg:x="3.9681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149" draw:text-style-name="P63" svg:width="0.0449in" svg:height="0.1933in" svg:x="4.1028in" svg:y="0.172in" svg:viewBox="0 0 115 492" svg:d="M115 246c0-37-6-98-34-154-29-60-71-92-75-92-3 0-6 3-6 6 0 1 0 2 10 11 47 49 75 127 75 229 0 84-18 171-78 233-7 6-7 7-7 8 0 3 3 5 6 5 4 0 49-33 78-96 24-54 31-109 31-150z"><text:p/></draw:path><draw:path draw:style-name="gr149" draw:text-style-name="P63" svg:width="0.1181in" svg:height="0.0075in" svg:x="4.226in" svg:y="0.2657in" svg:viewBox="0 0 301 20" svg:d="M283 20c8 0 18 0 18-10s-10-10-18-10c-88 0-178 0-266 0-9 0-17 0-17 10s8 10 17 10c88 0 178 0 266 0z"><text:p/></draw:path><draw:path draw:style-name="gr149" draw:text-style-name="P63" svg:width="0.0961in" svg:height="0.176in" svg:x="4.4142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149" draw:text-style-name="P63" svg:width="0.0618in" svg:height="0.0606in" svg:x="4.5067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149" draw:text-style-name="P63" svg:width="0.0441in" svg:height="0.1933in" svg:x="4.6394in" svg:y="0.172in" svg:viewBox="0 0 113 492" svg:d="M113 487c0-1 0-2-8-11-62-61-77-154-77-230 0-85 18-170 80-232 5-6 5-7 5-8 0-5-1-6-4-6-5 0-50 34-78 97-25 53-31 107-31 149 0 38 4 98 32 153 30 62 72 93 77 93 3 0 4-2 4-5z"><text:p/></draw:path><draw:path draw:style-name="gr149" draw:text-style-name="P63" svg:width="0.0587in" svg:height="0.1232in" svg:x="4.7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149" draw:text-style-name="P63" svg:width="0.102in" svg:height="0.0961in" svg:x="4.7728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149" draw:text-style-name="P63" svg:width="0.0449in" svg:height="0.1933in" svg:x="4.9024in" svg:y="0.172in" svg:viewBox="0 0 115 492" svg:d="M115 246c0-37-6-98-32-154-31-60-73-92-77-92-3 0-6 3-6 6 0 1 0 2 10 11 47 49 75 127 75 229 0 84-18 171-78 233-7 6-7 7-7 8 0 3 3 5 6 5 4 0 49-33 78-96 25-54 31-109 31-150z"><text:p/></draw:path></draw:g></draw:g></text:p>
      <text:p text:style-name="P9"/>
      <text:p text:style-name="P9">Bien-sûr, sous réserve que <draw:g text:anchor-type="as-char" svg:y="-0.1366in" draw:z-index="24" draw:name="Shape38" draw:style-name="gr147"><svg:title>TexMaths</svg:title><svg:desc>14§display§f_z§svg§600§FALSE§</svg:desc><draw:g draw:style-name="gr2"><draw:path draw:style-name="gr148" draw:text-style-name="P62" svg:width="0.1445in" svg:height="0.1551in" svg:x="0.0004in" svg:y="0.0102in" svg:viewBox="0 0 368 395" svg:d="M0 0c122 0 246 0 368 0 0 132 0 263 0 395-122 0-246 0-368 0 0-132 0-263 0-395z"><text:p/></draw:path><draw:path draw:style-name="gr149" draw:text-style-name="P63"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49" draw:text-style-name="P63"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147"><svg:title>TexMaths</svg:title><svg:desc>14§display§\left[t_A,\ t_B\right]§svg§600§FALSE§</svg:desc><draw:g draw:style-name="gr2"><draw:path draw:style-name="gr148" draw:text-style-name="P62" svg:width="0.6134in" svg:height="0.1724in" svg:x="0.0004in" svg:y="0.0098in" svg:viewBox="0 0 1559 439" svg:d="M779 439c-260 0-519 0-779 0 0-147 0-292 0-439 519 0 1040 0 1559 0 0 147 0 292 0 439-260 0-521 0-780 0z"><text:p/></draw:path><draw:path draw:style-name="gr149" draw:text-style-name="P63" svg:width="0.026in" svg:height="0.1925in" svg:x="0.0134in" svg:y="0.0004in" svg:viewBox="0 0 67 490" svg:d="M67 490c0-7 0-13 0-20-15 0-32 0-47 0 0-150 0-301 0-450 15 0 32 0 47 0 0-7 0-13 0-20-22 0-45 0-67 0 0 164 0 326 0 490 22 0 45 0 67 0z"><text:p/></draw:path><draw:path draw:style-name="gr149" draw:text-style-name="P63"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9" draw:text-style-name="P63"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9" draw:text-style-name="P63" svg:width="0.022in" svg:height="0.0575in" svg:x="0.2571in" svg:y="0.1244in" svg:viewBox="0 0 57 147" svg:d="M57 52c0-32-12-52-32-52-15 0-25 13-25 27 0 12 10 25 25 25 6 0 13-2 17-6 1-1 1-1 3-1 1 0 1 0 1 7 0 36-17 66-33 81-6 6-6 7-6 8 0 3 3 6 6 6 5 0 44-38 44-95z"><text:p/></draw:path><draw:path draw:style-name="gr149" draw:text-style-name="P63"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9" draw:text-style-name="P63"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49" draw:text-style-name="P63" svg:width="0.026in" svg:height="0.1925in" svg:x="0.5976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147"><svg:title>TexMaths</svg:title><svg:desc>14§display§\left[t_A,\ t_B\right]§svg§600§FALSE§</svg:desc><draw:g draw:style-name="gr2"><draw:path draw:style-name="gr148" draw:text-style-name="P62" svg:width="0.6134in" svg:height="0.1724in" svg:x="0.0004in" svg:y="0.0098in" svg:viewBox="0 0 1559 439" svg:d="M779 439c-260 0-519 0-779 0 0-147 0-292 0-439 519 0 1040 0 1559 0 0 147 0 292 0 439-260 0-521 0-780 0z"><text:p/></draw:path><draw:path draw:style-name="gr149" draw:text-style-name="P63" svg:width="0.026in" svg:height="0.1925in" svg:x="0.0134in" svg:y="0.0004in" svg:viewBox="0 0 67 490" svg:d="M67 490c0-7 0-13 0-20-15 0-32 0-47 0 0-150 0-301 0-450 15 0 32 0 47 0 0-7 0-13 0-20-22 0-45 0-67 0 0 164 0 326 0 490 22 0 45 0 67 0z"><text:p/></draw:path><draw:path draw:style-name="gr149" draw:text-style-name="P63"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9" draw:text-style-name="P63"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9" draw:text-style-name="P63" svg:width="0.022in" svg:height="0.0575in" svg:x="0.2571in" svg:y="0.1244in" svg:viewBox="0 0 57 147" svg:d="M57 52c0-32-12-52-32-52-15 0-25 13-25 27 0 12 10 25 25 25 6 0 13-2 17-6 1-1 1-1 3-1 1 0 1 0 1 7 0 36-17 66-33 81-6 6-6 7-6 8 0 3 3 6 6 6 5 0 44-38 44-95z"><text:p/></draw:path><draw:path draw:style-name="gr149" draw:text-style-name="P63"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9" draw:text-style-name="P63"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49" draw:text-style-name="P63" svg:width="0.026in" svg:height="0.1925in" svg:x="0.5976in" svg:y="0.0004in" svg:viewBox="0 0 67 490" svg:d="M67 0c-22 0-45 0-67 0 0 7 0 13 0 20 15 0 32 0 48 0 0 149 0 300 0 450-16 0-33 0-48 0 0 7 0 13 0 20 22 0 45 0 67 0 0-164 0-326 0-490z"><text:p/></draw:path></draw:g></draw:g>, la fonction <text:s/><draw:g text:anchor-type="as-char" svg:y="-0.2217in" draw:z-index="27" draw:name="Shape41" draw:style-name="gr147"><svg:title>TexMaths</svg:title><svg:desc>14§display§\text{f}^{\circ }\left(_{\ \ \ \ \ \ t\ \ \ \rightarrow \ \ \ 1}^{\left[t_A,\ t_B\right]\ \ \rightarrow \ \left\{1\right\}}\right)§svg§600§FALSE§</svg:desc><draw:g draw:style-name="gr2"><draw:path draw:style-name="gr148" draw:text-style-name="P62" svg:width="1.4898in" svg:height="0.3276in" svg:x="0.0035in" svg:y="0.0094in" svg:viewBox="0 0 3785 833" svg:d="M1893 833c-631 0-1261 0-1893 0 0-277 0-556 0-833 1262 0 2523 0 3785 0 0 277 0 556 0 833-630 0-1262 0-1892 0z"><text:p/></draw:path><draw:path draw:style-name="gr149" draw:text-style-name="P63"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49" draw:text-style-name="P63" svg:width="0.0575in" svg:height="0.0575in" svg:x="0.0638in" svg:y="0.0724in" svg:viewBox="0 0 147 147" svg:d="M147 74c0-42-34-74-74-74-41 0-73 34-73 73 0 42 32 74 73 74 42 0 74-34 74-73zM73 130c-32 0-56-26-56-56 0-32 25-57 56-57 32 0 57 25 57 56 0 32-25 57-57 57z"><text:p/></draw:path><draw:path draw:style-name="gr149" draw:text-style-name="P63" svg:width="0.0728in" svg:height="0.3476in" svg:x="0.2091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149" draw:text-style-name="P63" svg:width="0.0205in" svg:height="0.1354in" svg:x="0.3087in" svg:y="0.0205in" svg:viewBox="0 0 53 345" svg:d="M53 345c0-6 0-12 0-17-12 0-24 0-36 0 0-104 0-208 0-311 12 0 24 0 36 0 0-6 0-11 0-17-18 0-35 0-53 0 0 115 0 230 0 345 18 0 35 0 53 0z"><text:p/></draw:path><draw:path draw:style-name="gr149" draw:text-style-name="P63" svg:width="0.0453in" svg:height="0.0854in" svg:x="0.3394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149" draw:text-style-name="P63" svg:width="0.0811in" svg:height="0.0689in" svg:x="0.4024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149" draw:text-style-name="P63" svg:width="0.0165in" svg:height="0.0413in" svg:x="0.5173in" svg:y="0.1063in" svg:viewBox="0 0 43 106" svg:d="M35 35c0 18-4 41-28 63-1 1-1 1-1 4 0 2 2 4 4 4 5 0 33-28 33-68 0-21-7-38-23-38-12 0-20 10-20 20 0 11 8 21 20 21 8 0 14-6 15-6z"><text:p/></draw:path><draw:path draw:style-name="gr149" draw:text-style-name="P63" svg:width="0.0453in" svg:height="0.0854in" svg:x="0.6189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149" draw:text-style-name="P63" svg:width="0.0807in" svg:height="0.0657in" svg:x="0.6835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149" draw:text-style-name="P63" svg:width="0.0205in" svg:height="0.1354in" svg:x="0.7898in" svg:y="0.0205in" svg:viewBox="0 0 53 345" svg:d="M53 0c-18 0-35 0-53 0 0 6 0 11 0 17 13 0 24 0 36 0 0 103 0 207 0 311-12 0-23 0-36 0 0 5 0 11 0 17 18 0 35 0 53 0 0-115 0-230 0-345z"><text:p/></draw:path><draw:path draw:style-name="gr149" draw:text-style-name="P63" svg:width="0.1331in" svg:height="0.0713in" svg:x="0.9689in" svg:y="0.0516in" svg:viewBox="0 0 339 182" svg:d="M290 99c-44 33-32 52-49 77 0 6 4 6 8 6 6 0 7 0 9-6 2-9 8-30 26-50 20-21 37-25 51-31 2 0 4-3 4-4 0-3-3-4-7-6-49-15-67-50-74-81-2-4-5-4-9-4s-8 0-8 6c7 15 4 23 21 47 7 11 17 21 28 30-93 0-184 0-276 0-6 0-14 0-14 8s8 8 14 8c92 0 183 0 276 0z"><text:p/></draw:path><draw:path draw:style-name="gr149" draw:text-style-name="P63" svg:width="0.0535in" svg:height="0.1354in" svg:x="1.1902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149" draw:text-style-name="P63" svg:width="0.0488in" svg:height="0.0902in" svg:x="1.2717in" svg:y="0.0311in" svg:viewBox="0 0 125 230" svg:d="M77 10c0-9 0-10-10-10-22 22-53 22-67 22 0 5 0 9 0 13 8 0 31 0 50-10 0 59 0 116 0 175 0 13 0 17-35 17-4 0-8 0-12 0 0 4 0 8 0 13 5-2 47-2 60-2 11 0 55 0 62 2 0-5 0-9 0-13-5 0-9 0-13 0-35 0-35-4-35-17 0-63 0-127 0-190z"><text:p/></draw:path><draw:path draw:style-name="gr149" draw:text-style-name="P63" svg:width="0.0535in" svg:height="0.1354in" svg:x="1.3465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149" draw:text-style-name="P63" svg:width="0.0453in" svg:height="0.0854in" svg:x="0.6827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149" draw:text-style-name="P63" svg:width="0.1331in" svg:height="0.0713in" svg:x="0.9394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149" draw:text-style-name="P63" svg:width="0.0488in" svg:height="0.0902in" svg:x="1.2921in" svg:y="0.1831in" svg:viewBox="0 0 125 230" svg:d="M77 10c0-9 0-10-10-10-22 22-53 22-67 22 0 5 0 9 0 13 8 0 31 0 49-10 0 59 0 116 0 175 0 13 0 17-34 17-4 0-9 0-14 0 0 4 0 8 0 13 7-2 49-2 62-2 11 0 55 0 62 2 0-5 0-9 0-13-5 0-9 0-13 0-35 0-35-4-35-17 0-63 0-127 0-190z"><text:p/></draw:path><draw:path draw:style-name="gr149" draw:text-style-name="P63" svg:width="0.0736in" svg:height="0.3476in" svg:x="1.4299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147"><svg:title>TexMaths</svg:title><svg:desc>14§display§\left[t_A,\ t_B\right]§svg§600§FALSE§</svg:desc><draw:g draw:style-name="gr2"><draw:path draw:style-name="gr148" draw:text-style-name="P62" svg:width="0.6134in" svg:height="0.1724in" svg:x="0.0004in" svg:y="0.0098in" svg:viewBox="0 0 1559 439" svg:d="M779 439c-260 0-519 0-779 0 0-147 0-292 0-439 519 0 1040 0 1559 0 0 147 0 292 0 439-260 0-521 0-780 0z"><text:p/></draw:path><draw:path draw:style-name="gr149" draw:text-style-name="P63" svg:width="0.026in" svg:height="0.1925in" svg:x="0.0134in" svg:y="0.0004in" svg:viewBox="0 0 67 490" svg:d="M67 490c0-7 0-13 0-20-15 0-32 0-47 0 0-150 0-301 0-450 15 0 32 0 47 0 0-7 0-13 0-20-22 0-45 0-67 0 0 164 0 326 0 490 22 0 45 0 67 0z"><text:p/></draw:path><draw:path draw:style-name="gr149" draw:text-style-name="P63"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9" draw:text-style-name="P63"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9" draw:text-style-name="P63" svg:width="0.022in" svg:height="0.0575in" svg:x="0.2571in" svg:y="0.1244in" svg:viewBox="0 0 57 147" svg:d="M57 52c0-32-12-52-32-52-15 0-25 13-25 27 0 12 10 25 25 25 6 0 13-2 17-6 1-1 1-1 3-1 1 0 1 0 1 7 0 36-17 66-33 81-6 6-6 7-6 8 0 3 3 6 6 6 5 0 44-38 44-95z"><text:p/></draw:path><draw:path draw:style-name="gr149" draw:text-style-name="P63"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9" draw:text-style-name="P63"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49" draw:text-style-name="P63" svg:width="0.026in" svg:height="0.1925in" svg:x="0.5976in" svg:y="0.0004in" svg:viewBox="0 0 67 490" svg:d="M67 0c-22 0-45 0-67 0 0 7 0 13 0 20 15 0 32 0 48 0 0 149 0 300 0 450-16 0-33 0-48 0 0 7 0 13 0 20 22 0 45 0 67 0 0-164 0-326 0-490z"><text:p/></draw:path></draw:g></draw:g>.</text:p>
      <text:p text:style-name="P9"/>
      <text:p text:style-name="P23">Sauf que comme c’est un peu <text:span text:style-name="T14">contre-intuitif et plus coûteux en charge mentale</text:span> d’introduire moult moult noms de variables pour faire de la technique mathématique, on va simplifier tout ça en créant une convention : <text:span text:style-name="T27">quand je fais un changement de variable au sein d’une intégrale, </text:span><text:span text:style-name="T30">je nomme cette variable comme la grandeur qu’elle désigne. Il n’y aura pas de conflit vu que dans une intégrale, la variable est muette, mais pour nos humbles cerveaux d’humains ça permet de voir vraiment le sens de ce qu’on est en train de faire.</text:span></text:p>
      <text:p text:style-name="P23"/>
      <text:p text:style-name="P24">Du coup ça donne le fameux:</text:p>
      <text:p text:style-name="P33"><draw:g text:anchor-type="as-char" svg:y="-0.2984in" draw:z-index="36" draw:name="Shape43" draw:style-name="gr147"><svg:title>TexMaths</svg:title><svg:desc>14§display§W_1=\int _{t=t_A}^{t_B}\text{d}z=\int _{z=z_A}^{z_B}\text{d}z§svg§600§FALSE§</svg:desc><draw:g draw:style-name="gr2"><draw:path draw:style-name="gr148" draw:text-style-name="P62" svg:width="2.1972in" svg:height="0.4756in" svg:x="0.0004in" svg:y="0.0102in" svg:viewBox="0 0 5582 1209" svg:d="M2792 1209c-931 0-1861 0-2792 0 0-404 0-806 0-1209 1861 0 3721 0 5582 0 0 403 0 805 0 1209-930 0-1861 0-2790 0z"><text:p/></draw:path><draw:path draw:style-name="gr149" draw:text-style-name="P63" svg:width="0.1913in" svg:height="0.1358in" svg:x="0.0012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149" draw:text-style-name="P63" svg:width="0.0488in" svg:height="0.0894in" svg:x="0.1882in" svg:y="0.2402in" svg:viewBox="0 0 125 228" svg:d="M77 10c0-10 0-10-10-10-22 22-53 22-67 22 0 5 0 9 0 13 8 0 31 0 50-10 0 59 0 116 0 175 0 12 0 17-35 17-4 0-8 0-12 0 0 3 0 7 0 11 5 0 47-1 60-1 11 0 55 1 62 1 0-4 0-8 0-11-5 0-9 0-13 0-35 0-35-5-35-17 0-63 0-127 0-190z"><text:p/></draw:path><draw:path draw:style-name="gr149" draw:text-style-name="P63" svg:width="0.1287in" svg:height="0.0449in" svg:x="0.3248in" svg:y="0.2307in" svg:viewBox="0 0 328 115" svg:d="M311 20c7 0 17 0 17-10s-10-10-17-10c-98 0-196 0-294 0-7 0-17 0-17 10s10 10 17 10c98 0 196 0 294 0zM311 115c7 0 17 0 17-10s-10-10-17-10c-98 0-196 0-294 0-7 0-17 0-17 10s10 10 17 10c98 0 196 0 294 0z"><text:p/></draw:path><draw:path draw:style-name="gr149" draw:text-style-name="P63" svg:width="0.1709in" svg:height="0.4291in" svg:x="0.5295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149" draw:text-style-name="P63" svg:width="0.0453in" svg:height="0.0858in" svg:x="0.7177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149" draw:text-style-name="P63" svg:width="0.0807in" svg:height="0.0657in" svg:x="0.7823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149" draw:text-style-name="P63" svg:width="0.0453in" svg:height="0.0858in" svg:x="0.6319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149" draw:text-style-name="P63" svg:width="0.0992in" svg:height="0.0358in" svg:x="0.6941in" svg:y="0.4252in" svg:viewBox="0 0 253 92" svg:d="M239 17c6 0 14 0 14-9 0-8-8-8-12-8-76 0-153 0-228 0-5 0-13 0-13 8 0 9 7 9 13 9 75 0 151 0 226 0zM241 92c4 0 12 0 12-8s-8-8-14-8c-75 0-151 0-226 0-6 0-13 0-13 8s8 8 13 8c75 0 152 0 228 0z"><text:p/></draw:path><draw:path draw:style-name="gr149" draw:text-style-name="P63" svg:width="0.0461in" svg:height="0.0858in" svg:x="0.8087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149" draw:text-style-name="P63" svg:width="0.0811in" svg:height="0.0689in" svg:x="0.8717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149" draw:text-style-name="P63" svg:width="0.0949in" svg:height="0.1362in" svg:x="1.0205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149" draw:text-style-name="P63" svg:width="0.0819in" svg:height="0.0874in" svg:x="1.1291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149" draw:text-style-name="P63" svg:width="0.1287in" svg:height="0.0449in" svg:x="1.2839in" svg:y="0.2307in" svg:viewBox="0 0 328 115" svg:d="M311 20c7 0 17 0 17-10s-10-10-17-10c-98 0-196 0-294 0-7 0-17 0-17 10s10 10 17 10c98 0 196 0 294 0zM311 115c7 0 17 0 17-10s-10-10-17-10c-98 0-196 0-294 0-7 0-17 0-17 10s10 10 17 10c98 0 196 0 294 0z"><text:p/></draw:path><draw:path draw:style-name="gr149" draw:text-style-name="P63" svg:width="0.1717in" svg:height="0.4291in" svg:x="1.4886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149" draw:text-style-name="P63" svg:width="0.0618in" svg:height="0.0606in" svg:x="1.6795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149" draw:text-style-name="P63" svg:width="0.0811in" svg:height="0.0657in" svg:x="1.7567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149" draw:text-style-name="P63" svg:width="0.0618in" svg:height="0.0606in" svg:x="1.5937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49" draw:text-style-name="P63" svg:width="0.0992in" svg:height="0.0358in" svg:x="1.674in" svg:y="0.4252in" svg:viewBox="0 0 253 92" svg:d="M241 17c4 0 12 0 12-9 0-8-8-8-12-8-76 0-153 0-228 0-5 0-13 0-13 8 0 9 8 9 13 9 75 0 152 0 228 0zM241 92c4 0 12 0 12-8s-8-8-12-8c-76 0-153 0-228 0-5 0-13 0-13 8s8 8 13 8c75 0 152 0 228 0z"><text:p/></draw:path><draw:path draw:style-name="gr149" draw:text-style-name="P63" svg:width="0.0618in" svg:height="0.0606in" svg:x="1.7921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49" draw:text-style-name="P63" svg:width="0.0807in" svg:height="0.0689in" svg:x="1.8677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149" draw:text-style-name="P63" svg:width="0.0957in" svg:height="0.1362in" svg:x="2.0157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149" draw:text-style-name="P63" svg:width="0.0819in" svg:height="0.0874in" svg:x="2.1256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3"/>
      <text:p text:style-name="P56"><text:span text:style-name="T2">Donc pour conclure, on peut faire du changement de variable en veux-tu en voilà, mais faut garder à l’esprit que c’est sous réserve de 3 conditions qu’on a dites plus haut.</text:span></text:p>
      <text:p text:style-name="P7"><text:soft-page-break/><text:span text:style-name="T11">3</text:span><text:span text:style-name="T9">) </text:span><text:span text:style-name="T7">Équation de cercle dans un repère cartésien</text:span></text:p>
      <text:p text:style-name="P25">Dans un plan repéré par un repère cartésien <draw:g text:anchor-type="as-char" svg:y="-0.1445in" draw:z-index="37" draw:name="Shape44" draw:style-name="gr147"><svg:title>TexMaths</svg:title><svg:desc>14§display§\left(O,\ \vec{e_x},\ \vec{e_z}\right)§svg§600§FALSE§</svg:desc><draw:g draw:style-name="gr2"><draw:path draw:style-name="gr148" draw:text-style-name="P62" svg:width="0.9315in" svg:height="0.172in" svg:x="-0.0004in" svg:y="0.0098in" svg:viewBox="0 0 2367 438" svg:d="M0 0c789 0 1578 0 2367 0 0 145 0 292 0 438-789 0-1578 0-2367 0 0-146 0-293 0-438z"><text:p/></draw:path><draw:path draw:style-name="gr149" draw:text-style-name="P63" svg:width="0.0441in" svg:height="0.1917in" svg:x="0.0087in" svg:y="0in" svg:viewBox="0 0 113 488" svg:d="M113 483c0-2 0-2-8-10-62-62-77-154-77-228 0-86 18-171 80-232 5-6 5-6 5-9s-1-4-4-4c-5 0-49 34-78 95-25 55-31 109-31 150 0 36 6 96 32 151 30 60 72 92 77 92 3 0 4-1 4-5z"><text:p/></draw:path><draw:path draw:style-name="gr149" draw:text-style-name="P63"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149" draw:text-style-name="P63" svg:width="0.0228in" svg:height="0.0575in" svg:x="0.2343in" svg:y="0.1232in" svg:viewBox="0 0 59 147" svg:d="M59 52c0-32-13-52-32-52-16 0-27 13-27 27 0 12 11 26 27 26 5 0 12-3 16-7 2-1 2-1 3-1 2 0 2 0 2 7 0 36-17 66-34 82-6 5-6 6-6 7 0 4 3 6 6 6 4 0 45-38 45-95z"><text:p/></draw:path><draw:path draw:style-name="gr149" draw:text-style-name="P63"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149" draw:text-style-name="P63"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49" draw:text-style-name="P63"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49" draw:text-style-name="P63" svg:width="0.022in" svg:height="0.0575in" svg:x="0.572in" svg:y="0.1232in" svg:viewBox="0 0 57 147" svg:d="M57 52c0-32-12-52-30-52-17 0-27 13-27 27 0 12 10 26 27 26 5 0 11-3 16-7 2-1 2-1 3-1 0 3 0 0 0 7 0 36-17 66-32 82-6 5-6 6-6 7 0 4 2 6 5 6 5 0 44-38 44-95z"><text:p/></draw:path><draw:path draw:style-name="gr149" draw:text-style-name="P63"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149" draw:text-style-name="P63"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49" draw:text-style-name="P63"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49" draw:text-style-name="P63" svg:width="0.0441in" svg:height="0.1917in" svg:x="0.8969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8" draw:name="Shape45" draw:style-name="gr147"><svg:title>TexMaths</svg:title><svg:desc>14§display§r_{\in \mathbb{R}_+\left[\text{m}\right]}§svg§600§FALSE§</svg:desc><draw:g draw:style-name="gr2"><draw:path draw:style-name="gr148" draw:text-style-name="P62" svg:width="0.574in" svg:height="0.1343in" svg:x="0.0039in" svg:y="0.0098in" svg:viewBox="0 0 1459 342" svg:d="M0 0c486 0 973 0 1459 0 0 114 0 228 0 342-486 0-973 0-1459 0 0-114 0-228 0-342z"><text:p/></draw:path><draw:path draw:style-name="gr149" draw:text-style-name="P63"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149" draw:text-style-name="P63" svg:width="0.0744in" svg:height="0.087in" svg:x="0.0961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149" draw:text-style-name="P63" svg:width="0.0921in" svg:height="0.0913in" svg:x="0.1878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149" draw:text-style-name="P63" svg:width="0.0799in" svg:height="0.0791in" svg:x="0.2921in" svg:y="0.0748in" svg:viewBox="0 0 204 202" svg:d="M109 109c28 0 58 0 86 0 4 0 9 0 9-7s-5-7-9-7c-28 0-58 0-86 0 0-29 0-57 0-85 0-3 0-10-7-10s-7 7-7 10c0 28 0 56 0 85-28 0-57 0-85 0-3 0-10 0-10 7s7 7 10 7c28 0 57 0 85 0 0 28 0 56 0 85 0 3 0 8 7 8s7-5 7-8c0-29 0-57 0-85z"><text:p/></draw:path><draw:path draw:style-name="gr149" draw:text-style-name="P63" svg:width="0.0201in" svg:height="0.1339in" svg:x="0.4106in" svg:y="0.0189in" svg:viewBox="0 0 52 341" svg:d="M52 341c0-6 0-11 0-17-11 0-24 0-35 0 0-102 0-205 0-307 11 0 24 0 35 0 0-6 0-11 0-17-17 0-35 0-52 0 0 113 0 228 0 341 17 0 35 0 52 0z"><text:p/></draw:path><draw:path draw:style-name="gr149" draw:text-style-name="P63" svg:width="0.1138in" svg:height="0.0591in" svg:x="0.4433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149" draw:text-style-name="P63" svg:width="0.0205in" svg:height="0.1339in" svg:x="0.5673in" svg:y="0.0189in" svg:viewBox="0 0 53 341" svg:d="M53 0c-18 0-35 0-53 0 0 6 0 11 0 17 13 0 24 0 36 0 0 102 0 205 0 307-12 0-23 0-36 0 0 6 0 11 0 17 18 0 35 0 53 0 0-113 0-228 0-341z"><text:p/></draw:path></draw:g></draw:g><text:s/>sera d’équation: </text:p>
      <text:p text:style-name="P33"><draw:g text:anchor-type="as-char" svg:y="-0.1689in" draw:z-index="39" draw:name="Shape46" draw:style-name="gr147"><svg:title>TexMaths</svg:title><svg:desc>14§display§x^2+z^2=r^2§svg§600§FALSE§</svg:desc><draw:g draw:style-name="gr2"><draw:path draw:style-name="gr148" draw:text-style-name="P62" svg:width="1.0177in" svg:height="0.165in" svg:x="0.0039in" svg:y="0.0098in" svg:viewBox="0 0 2586 420" svg:d="M0 0c862 0 1724 0 2586 0 0 140 0 280 0 420-862 0-1724 0-2586 0 0-140 0-280 0-420z"><text:p/></draw:path><draw:path draw:style-name="gr149" draw:text-style-name="P63" svg:width="0.0961in" svg:height="0.0874in" svg:x="-0.0004in" svg:y="0.0839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149" draw:text-style-name="P63" svg:width="0.0598in" svg:height="0.0894in" svg:x="0.113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149" draw:text-style-name="P63" svg:width="0.1283in" svg:height="0.128in" svg:x="0.2453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149" draw:text-style-name="P63" svg:width="0.0815in" svg:height="0.0874in" svg:x="0.4362in" svg:y="0.0839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149" draw:text-style-name="P63" svg:width="0.0598in" svg:height="0.0894in" svg:x="0.5343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149" draw:text-style-name="P63" svg:width="0.1283in" svg:height="0.0449in" svg:x="0.6772in" svg:y="0.098in" svg:viewBox="0 0 327 115" svg:d="M311 20c7 0 16 0 16-10s-9-10-16-10c-98 0-196 0-294 0-7 0-17 0-17 10s10 10 17 10c98 0 196 0 294 0zM311 115c7 0 16 0 16-10s-9-10-16-10c-98 0-196 0-294 0-7 0-17 0-17 10s10 10 17 10c98 0 196 0 294 0z"><text:p/></draw:path><draw:path draw:style-name="gr149" draw:text-style-name="P63" svg:width="0.0783in" svg:height="0.0874in" svg:x="0.8764in" svg:y="0.0839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149" draw:text-style-name="P63" svg:width="0.0598in" svg:height="0.0894in" svg:x="0.9717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26">Si ce cercle est de centre C (point quelconque du plan), alors on aura l’équation:</text:p>
      <text:p text:style-name="P33"><draw:g text:anchor-type="as-char" svg:y="-0.1854in" draw:z-index="40" draw:name="Shape47" draw:style-name="gr147"><svg:title>TexMaths</svg:title><svg:desc>14§display§\left(x-x_C\right)^2+\left(z-z_C\right)^2=r^2§svg§600§FALSE§</svg:desc><draw:g draw:style-name="gr2"><draw:path draw:style-name="gr148" draw:text-style-name="P62" svg:width="2.2539in" svg:height="0.2142in" svg:x="-0.0004in" svg:y="0.0094in" svg:viewBox="0 0 5726 545" svg:d="M2864 545c-955 0-1909 0-2864 0 0-181 0-363 0-545 1909 0 3817 0 5726 0 0 182 0 364 0 545-954 0-1909 0-2862 0z"><text:p/></draw:path><draw:path draw:style-name="gr149" draw:text-style-name="P63" svg:width="0.0449in" svg:height="0.1921in" svg:x="0.0087in" svg:y="0.0413in" svg:viewBox="0 0 115 489" svg:d="M115 484c0-2 0-2-9-10-61-63-78-155-78-228 0-85 20-170 80-232 7-6 7-7 7-8 0-5-3-6-6-6-5 0-49 34-78 96-25 54-31 108-31 150 0 38 6 95 32 151 30 60 72 92 77 92 3 0 6-1 6-5z"><text:p/></draw:path><draw:path draw:style-name="gr149" draw:text-style-name="P63" svg:width="0.0961in" svg:height="0.087in" svg:x="0.0705in" svg:y="0.1008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149" draw:text-style-name="P63" svg:width="0.1181in" svg:height="0.0075in" svg:x="0.2346in" svg:y="0.1339in" svg:viewBox="0 0 301 20" svg:d="M283 20c8 0 18 0 18-10s-10-10-18-10c-88 0-178 0-266 0-9 0-17 0-17 10s8 10 17 10c88 0 178 0 266 0z"><text:p/></draw:path><draw:path draw:style-name="gr149" draw:text-style-name="P63" svg:width="0.0961in" svg:height="0.087in" svg:x="0.4177in" svg:y="0.1008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149" draw:text-style-name="P63" svg:width="0.1043in" svg:height="0.0976in" svg:x="0.5323in" svg:y="0.1197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149" draw:text-style-name="P63" svg:width="0.0449in" svg:height="0.1921in" svg:x="0.6642in" svg:y="0.0413in" svg:viewBox="0 0 115 489" svg:d="M115 246c0-39-6-98-32-154-30-60-73-92-77-92-3 0-6 3-6 6 0 1 0 2 10 11 47 49 75 126 75 229 0 83-18 168-78 229-7 7-7 7-7 9 0 3 3 5 6 5 4 0 49-33 78-96 25-53 31-106 31-147z"><text:p/></draw:path><draw:path draw:style-name="gr149" draw:text-style-name="P63" svg:width="0.0598in" svg:height="0.0894in" svg:x="0.737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149" draw:text-style-name="P63" svg:width="0.1287in" svg:height="0.1272in" svg:x="0.8689in" svg:y="0.074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149" draw:text-style-name="P63" svg:width="0.0441in" svg:height="0.1921in" svg:x="1.0713in" svg:y="0.0413in" svg:viewBox="0 0 113 489" svg:d="M113 484c0-2 0-2-8-10-62-63-77-155-77-228 0-85 18-170 80-232 5-6 5-7 5-8 0-5-1-6-4-6-5 0-49 34-78 96-25 54-31 108-31 150 0 38 6 95 32 151 30 60 72 92 77 92 3 0 4-1 4-5z"><text:p/></draw:path><draw:path draw:style-name="gr149" draw:text-style-name="P63" svg:width="0.0819in" svg:height="0.087in" svg:x="1.1354in" svg:y="0.1008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149" draw:text-style-name="P63" svg:width="0.1177in" svg:height="0.0075in" svg:x="1.2846in" svg:y="0.1339in" svg:viewBox="0 0 300 20" svg:d="M283 20c8 0 17 0 17-10s-9-10-17-10c-88 0-178 0-266 0-9 0-17 0-17 10s8 10 17 10c88 0 178 0 266 0z"><text:p/></draw:path><draw:path draw:style-name="gr149" draw:text-style-name="P63" svg:width="0.0819in" svg:height="0.087in" svg:x="1.4705in" svg:y="0.1008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149" draw:text-style-name="P63" svg:width="0.1047in" svg:height="0.0976in" svg:x="1.5614in" svg:y="0.1197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149" draw:text-style-name="P63" svg:width="0.0441in" svg:height="0.1921in" svg:x="1.6937in" svg:y="0.0413in" svg:viewBox="0 0 113 489" svg:d="M113 246c0-39-5-98-32-154-29-60-71-92-77-92-3 0-4 3-4 6 0 1 0 2 8 11 49 49 77 126 77 229 0 83-18 168-79 229-6 7-6 7-6 9 0 3 1 5 4 5 6 0 49-33 79-96 25-53 30-106 30-147z"><text:p/></draw:path><draw:path draw:style-name="gr149" draw:text-style-name="P63" svg:width="0.0591in" svg:height="0.0894in" svg:x="1.7661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149" draw:text-style-name="P63" svg:width="0.1287in" svg:height="0.0449in" svg:x="1.9091in" svg:y="0.1157in" svg:viewBox="0 0 328 115" svg:d="M311 20c7 0 17 0 17-10s-10-10-17-10c-98 0-196 0-294 0-7 0-17 0-17 10s10 10 17 10c98 0 196 0 294 0zM311 115c7 0 17 0 17-10s-10-10-17-10c-98 0-196 0-294 0-7 0-17 0-17 10s10 10 17 10c98 0 196 0 294 0z"><text:p/></draw:path><draw:path draw:style-name="gr149" draw:text-style-name="P63" svg:width="0.0783in" svg:height="0.087in" svg:x="2.1079in" svg:y="0.1008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149" draw:text-style-name="P63" svg:width="0.0598in" svg:height="0.0894in" svg:x="2.2039in" svg:y="0.0169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33"/>
      <text:p text:style-name="P7"><text:span text:style-name="T11">4</text:span><text:span text:style-name="T9">) </text:span><text:span text:style-name="T7">Équation d’ellipse dans un repère cartésien</text:span></text:p>
      <text:p text:style-name="P27">Déjà il faut rappeler qu’une ellipse <text:span text:style-name="T31">correspond à une figure circulaire qui n’est pas ronde mais ovale.</text:span></text:p>
      <text:p text:style-name="P28">Elle a différentes caractéristiques:</text:p>
      <text:list xml:id="list3999571181" text:style-name="L4">
        <text:list-item>
          <text:p text:style-name="P53">Elle est composée d’un grand axe et d’un petit axe, perpendiculaires entre eux</text:p>
        </text:list-item>
        <text:list-item>
          <text:p text:style-name="P53">Elle dispose d’un centre qui est l’intersection de ses 2 axes</text:p>
        </text:list-item>
        <text:list-item>
          <text:p text:style-name="P53">Elle dispose de 2 foyers <text:span text:style-name="T34">situés sur le grand axe, </text:span>permettant de tracer l’ellipse avec la méthode du jardinier</text:p>
        </text:list-item>
      </text:list>
      <text:p text:style-name="P28"/>
      <text:p text:style-name="P29">L’équation caractéristique d’une ellipse dans un repère cartésien <draw:g text:anchor-type="as-char" svg:y="-0.1445in" draw:z-index="41" draw:name="Shape48" draw:style-name="gr147"><svg:title>TexMaths</svg:title><svg:desc>14§display§\left(O,\ \vec{e_x},\ \vec{e_z}\right)§svg§600§FALSE§</svg:desc><draw:g draw:style-name="gr2"><draw:path draw:style-name="gr148" draw:text-style-name="P62" svg:width="0.9315in" svg:height="0.172in" svg:x="-0.0004in" svg:y="0.0098in" svg:viewBox="0 0 2367 438" svg:d="M0 0c789 0 1578 0 2367 0 0 145 0 292 0 438-789 0-1578 0-2367 0 0-146 0-293 0-438z"><text:p/></draw:path><draw:path draw:style-name="gr149" draw:text-style-name="P63" svg:width="0.0441in" svg:height="0.1917in" svg:x="0.0087in" svg:y="0in" svg:viewBox="0 0 113 488" svg:d="M113 483c0-2 0-2-8-10-62-62-77-154-77-228 0-86 18-171 80-232 5-6 5-6 5-9s-1-4-4-4c-5 0-49 34-78 95-25 55-31 109-31 150 0 36 6 96 32 151 30 60 72 92 77 92 3 0 4-1 4-5z"><text:p/></draw:path><draw:path draw:style-name="gr149" draw:text-style-name="P63"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149" draw:text-style-name="P63" svg:width="0.0228in" svg:height="0.0575in" svg:x="0.2343in" svg:y="0.1232in" svg:viewBox="0 0 59 147" svg:d="M59 52c0-32-13-52-32-52-16 0-27 13-27 27 0 12 11 26 27 26 5 0 12-3 16-7 2-1 2-1 3-1 2 0 2 0 2 7 0 36-17 66-34 82-6 5-6 6-6 7 0 4 3 6 6 6 4 0 45-38 45-95z"><text:p/></draw:path><draw:path draw:style-name="gr149" draw:text-style-name="P63"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149" draw:text-style-name="P63"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49" draw:text-style-name="P63"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49" draw:text-style-name="P63" svg:width="0.022in" svg:height="0.0575in" svg:x="0.572in" svg:y="0.1232in" svg:viewBox="0 0 57 147" svg:d="M57 52c0-32-12-52-30-52-17 0-27 13-27 27 0 12 10 26 27 26 5 0 11-3 16-7 2-1 2-1 3-1 0 3 0 0 0 7 0 36-17 66-32 82-6 5-6 6-6 7 0 4 2 6 5 6 5 0 44-38 44-95z"><text:p/></draw:path><draw:path draw:style-name="gr149" draw:text-style-name="P63"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149" draw:text-style-name="P63"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49" draw:text-style-name="P63"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49" draw:text-style-name="P63" svg:width="0.0441in" svg:height="0.1917in" svg:x="0.8969in" svg:y="0in" svg:viewBox="0 0 113 488" svg:d="M113 245c0-38-5-98-32-153-29-60-71-92-77-92-3 0-4 1-4 4s0 3 8 13c49 47 77 126 77 228 0 82-18 168-79 231-6 5-6 5-6 7 0 4 1 5 4 5 6 0 49-33 79-95 25-54 30-109 30-148z"><text:p/></draw:path></draw:g></draw:g>, de centre O, est</text:p>
      <text:p text:style-name="P33"><draw:g text:anchor-type="as-char" svg:y="-0.2646in" draw:z-index="42" draw:name="Shape49" draw:style-name="gr147"><svg:title>TexMaths</svg:title><svg:desc>14§display§\left(\frac{x}{a}\right)^2+\left(\frac{z}{b}\right)^2=1§svg§600§FALSE§</svg:desc><draw:g draw:style-name="gr2"><draw:path draw:style-name="gr148" draw:text-style-name="P62" svg:width="1.4941in" svg:height="0.3787in" svg:x="-0.0004in" svg:y="0.0094in" svg:viewBox="0 0 3796 963" svg:d="M1899 963c-633 0-1266 0-1899 0 0-320 0-642 0-963 1266 0 2530 0 3796 0 0 321 0 643 0 963-633 0-1266 0-1897 0z"><text:p/></draw:path><draw:path draw:style-name="gr149" draw:text-style-name="P63" svg:width="0.0736in" svg:height="0.3469in" svg:x="0.0244in" svg:y="0.0417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149" draw:text-style-name="P63" svg:width="0.0961in" svg:height="0.0874in" svg:x="0.1339in" svg:y="0.04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149" draw:text-style-name="P63" svg:width="0.1102in" svg:height="0.0075in" svg:x="0.1283in" svg:y="0.211in" svg:viewBox="0 0 281 20" svg:d="M141 20c-47 0-93 0-141 0 0-7 0-13 0-20 94 0 188 0 281 0 0 7 0 13 0 20-46 0-93 0-140 0z"><text:p/></draw:path><draw:path draw:style-name="gr149" draw:text-style-name="P63" svg:width="0.0882in" svg:height="0.0874in" svg:x="0.1406in" svg:y="0.311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149" draw:text-style-name="P63" svg:width="0.0728in" svg:height="0.3469in" svg:x="0.2697in" svg:y="0.0417in" svg:viewBox="0 0 186 882" svg:d="M186 441c0-141-32-291-129-402-7-7-25-26-37-36-3-3-5-3-12-3-4 0-8 0-8 4 0 2 1 4 3 6 17 17 43 43 74 98 52 94 73 215 73 333 0 211-60 342-149 433-1 0-1 1-1 2 0 6 4 6 8 6 7 0 9 0 13-4 46-41 99-108 133-212 22-68 32-145 32-225z"><text:p/></draw:path><draw:path draw:style-name="gr149" draw:text-style-name="P63" svg:width="0.0598in" svg:height="0.0894in" svg:x="0.3866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149" draw:text-style-name="P63" svg:width="0.1287in" svg:height="0.128in" svg:x="0.5189in" svg:y="0.152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149" draw:text-style-name="P63" svg:width="0.0736in" svg:height="0.3469in" svg:x="0.7366in" svg:y="0.0417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149" draw:text-style-name="P63" svg:width="0.0819in" svg:height="0.0874in" svg:x="0.8484in" svg:y="0.04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149" draw:text-style-name="P63" svg:width="0.0984in" svg:height="0.0075in" svg:x="0.8402in" svg:y="0.211in" svg:viewBox="0 0 251 20" svg:d="M125 20c-42 0-83 0-125 0 0-7 0-13 0-20 84 0 167 0 251 0 0 7 0 13 0 20-42 0-84 0-126 0z"><text:p/></draw:path><draw:path draw:style-name="gr149" draw:text-style-name="P63" svg:width="0.0713in" svg:height="0.1362in" svg:x="0.8567in" svg:y="0.2618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149" draw:text-style-name="P63" svg:width="0.0736in" svg:height="0.3469in" svg:x="0.9685in" svg:y="0.0417in" svg:viewBox="0 0 188 882" svg:d="M188 441c0-141-34-291-131-402-7-7-25-26-36-36-4-3-4-3-11-3-4 0-10 0-10 4 0 2 3 4 4 6 16 17 42 43 73 98 53 94 73 215 73 333 0 211-59 342-147 433-2 0-3 1-3 2 0 6 6 6 10 6 7 0 7 0 12-4 47-41 100-108 133-212 21-68 33-145 33-225z"><text:p/></draw:path><draw:path draw:style-name="gr149" draw:text-style-name="P63" svg:width="0.0598in" svg:height="0.0894in" svg:x="1.0858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149" draw:text-style-name="P63" svg:width="0.1287in" svg:height="0.0453in" svg:x="1.2287in" svg:y="0.1929in" svg:viewBox="0 0 328 116" svg:d="M311 20c7 0 17 0 17-10s-10-10-17-10c-98 0-196 0-294 0-7 0-17 0-17 10s10 10 17 10c98 0 196 0 294 0zM311 116c7 0 17-1 17-11 0-11-10-10-17-10-98 0-196 0-294 0-7 0-17-1-17 10 0 10 10 11 17 11 98 0 196 0 294 0z"><text:p/></draw:path><draw:path draw:style-name="gr149" draw:text-style-name="P63" svg:width="0.0634in" svg:height="0.1287in" svg:x="1.4398in" svg:y="0.135in" svg:viewBox="0 0 162 328" svg:d="M101 14c0-13 0-14-11-14-31 32-75 32-90 32 0 6 0 10 0 16 10 0 39 0 64-13 0 84 0 168 0 253 0 19-1 24-46 24-5 0-10 0-15 0 0 4 0 10 0 16 17-2 60-2 80-2 19 0 61 0 79 2 0-6 0-12 0-16-5 0-9 0-15 0-45 0-46-5-46-24 0-92 0-183 0-274z"><text:p/></draw:path></draw:g></draw:g></text:p>
      <text:p text:style-name="P29">où <draw:g text:anchor-type="as-char" svg:y="-0.1445in" draw:z-index="43" draw:name="Shape50" draw:style-name="gr147"><svg:title>TexMaths</svg:title><svg:desc>14§display§a\in \left(\mathbb{R}^{\ast }\right)\left[\text{m}\right]§svg§600§FALSE§</svg:desc><draw:g draw:style-name="gr2"><draw:path draw:style-name="gr148" draw:text-style-name="P62" svg:width="0.9764in" svg:height="0.1724in" svg:x="0.0016in" svg:y="0.0091in" svg:viewBox="0 0 2481 439" svg:d="M1242 439c-414 0-828 0-1242 0 0-147 0-292 0-439 828 0 1654 0 2481 0 0 147 0 292 0 439-413 0-826 0-1239 0z"><text:p/></draw:path><draw:path draw:style-name="gr149" draw:text-style-name="P63" svg:width="0.0882in" svg:height="0.087in" svg:x="-0.0004in" svg:y="0.0591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149" draw:text-style-name="P63" svg:width="0.0961in" svg:height="0.111in" svg:x="0.1642in" svg:y="0.0402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149" draw:text-style-name="P63" svg:width="0.0449in" svg:height="0.1925in" svg:x="0.35in" svg:y="-0.0004in" svg:viewBox="0 0 115 490" svg:d="M115 484c0-1 0-1-9-10-61-63-77-155-77-229 0-86 19-171 79-231 7-7 7-7 7-8 0-5-3-6-6-6-4 0-49 34-78 97-25 53-31 107-31 148 0 38 6 96 32 152 30 60 73 93 77 93 3 0 6-2 6-6z"><text:p/></draw:path><draw:path draw:style-name="gr149" draw:text-style-name="P63" svg:width="0.1323in" svg:height="0.1311in" svg:x="0.4094in" svg:y="0.0122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149" draw:text-style-name="P63" svg:width="0.0547in" svg:height="0.0579in" svg:x="0.5579in" svg:y="0.0016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149" draw:text-style-name="P63" svg:width="0.0449in" svg:height="0.1925in" svg:x="0.6457in" svg:y="-0.0004in" svg:viewBox="0 0 115 490" svg:d="M115 245c0-38-6-97-32-153-30-60-73-92-77-92-3 0-6 3-6 6 0 1 0 1 10 11 47 47 75 126 75 228 0 82-18 169-78 231-7 7-7 7-7 8 0 3 3 6 6 6 4 0 49-34 78-97 25-53 31-108 31-148z"><text:p/></draw:path><draw:path draw:style-name="gr149" draw:text-style-name="P63" svg:width="0.026in" svg:height="0.1925in" svg:x="0.7654in" svg:y="-0.0004in" svg:viewBox="0 0 67 490" svg:d="M67 490c0-7 0-13 0-20-15 0-32 0-47 0 0-150 0-301 0-450 15 0 32 0 47 0 0-7 0-13 0-20-22 0-45 0-67 0 0 164 0 326 0 490 22 0 45 0 67 0z"><text:p/></draw:path><draw:path draw:style-name="gr149" draw:text-style-name="P63" svg:width="0.1512in" svg:height="0.085in" svg:x="0.802in" svg:y="0.0591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149" draw:text-style-name="P63" svg:width="0.026in" svg:height="0.1925in" svg:x="0.9618in" svg:y="-0.0004in" svg:viewBox="0 0 67 490" svg:d="M67 0c-22 0-45 0-67 0 0 7 0 13 0 20 15 0 32 0 48 0 0 149 0 300 0 450-16 0-33 0-48 0 0 7 0 13 0 20 22 0 45 0 67 0 0-164 0-326 0-490z"><text:p/></draw:path></draw:g></draw:g><text:s/>correspond à la taille de l’un des 2 axes de l’ellipse</text:p>
      <text:p text:style-name="P20"><text:span text:style-name="T32">et <text:s text:c="2"/></text:span><draw:g text:anchor-type="as-char" svg:y="-0.1445in" draw:z-index="44" draw:name="Shape51" draw:style-name="gr147"><svg:title>TexMaths</svg:title><svg:desc>14§display§b\in \left(\mathbb{R}^{\ast }\right)\left[\text{m}\right]§svg§600§FALSE§</svg:desc><draw:g draw:style-name="gr2"><draw:path draw:style-name="gr148" draw:text-style-name="P62" svg:width="0.9563in" svg:height="0.172in" svg:x="0in" svg:y="0.0098in" svg:viewBox="0 0 2430 438" svg:d="M0 0c811 0 1620 0 2430 0 0 145 0 292 0 438-810 0-1619 0-2430 0 0-146 0-293 0-438z"><text:p/></draw:path><draw:path draw:style-name="gr149" draw:text-style-name="P63"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149" draw:text-style-name="P63" svg:width="0.0965in" svg:height="0.111in" svg:x="0.1429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149" draw:text-style-name="P63" svg:width="0.0441in" svg:height="0.1917in" svg:x="0.3291in" svg:y="0in" svg:viewBox="0 0 113 488" svg:d="M113 483c0-2 0-2-8-10-62-62-77-154-77-228 0-86 20-171 80-232 5-6 5-6 5-9s-1-4-4-4c-5 0-49 34-78 95-25 55-31 109-31 150 0 36 6 96 32 151 30 60 72 92 77 92 3 0 4-1 4-5z"><text:p/></draw:path><draw:path draw:style-name="gr149" draw:text-style-name="P63" svg:width="0.1331in" svg:height="0.1311in" svg:x="0.3882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149" draw:text-style-name="P63" svg:width="0.0547in" svg:height="0.0579in" svg:x="0.5362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149" draw:text-style-name="P63" svg:width="0.0441in" svg:height="0.1917in" svg:x="0.6244in" svg:y="0in" svg:viewBox="0 0 113 488" svg:d="M113 245c0-38-5-98-32-153-29-60-71-92-77-92-3 0-4 1-4 4s0 3 8 13c49 47 77 126 77 228 0 82-18 168-79 231-6 5-6 5-6 7 0 4 1 5 4 5 6 0 49-33 79-95 25-54 30-109 30-148z"><text:p/></draw:path><draw:path draw:style-name="gr149" draw:text-style-name="P63" svg:width="0.026in" svg:height="0.1917in" svg:x="0.7437in" svg:y="0in" svg:viewBox="0 0 67 488" svg:d="M67 488c0-7 0-12 0-19-15 0-32 0-47 0 0-150 0-300 0-449 15 0 32 0 47 0 0-7 0-13 0-20-22 0-45 0-67 0 0 162 0 326 0 488 22 0 45 0 67 0z"><text:p/></draw:path><draw:path draw:style-name="gr149" draw:text-style-name="P63" svg:width="0.1508in" svg:height="0.085in" svg:x="0.7811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149" draw:text-style-name="P63" svg:width="0.026in" svg:height="0.1917in" svg:x="0.9402in" svg:y="0in" svg:viewBox="0 0 67 488" svg:d="M67 0c-22 0-45 0-67 0 0 7 0 13 0 20 15 0 32 0 48 0 0 149 0 299 0 449-16 0-33 0-48 0 0 7 0 12 0 19 22 0 45 0 67 0 0-162 0-326 0-488z"><text:p/></draw:path></draw:g></draw:g><text:s/><text:span text:style-name="T32">de même</text:span></text:p>
      <text:p text:style-name="P30"/>
      <text:p text:style-name="P30">Si <draw:g text:anchor-type="as-char" svg:y="-0.1335in" draw:z-index="45" draw:name="Shape52" draw:style-name="gr147"><svg:title>TexMaths</svg:title><svg:desc>14§display§a&gt;b§svg§600§FALSE§</svg:desc><draw:g draw:style-name="gr2"><draw:path draw:style-name="gr148" draw:text-style-name="P62" svg:width="0.4201in" svg:height="0.1209in" svg:x="0.0016in" svg:y="0.0094in" svg:viewBox="0 0 1068 308" svg:d="M535 308c-179 0-357 0-535 0 0-102 0-206 0-308 356 0 713 0 1068 0 0 102 0 206 0 308-178 0-355 0-533 0z"><text:p/></draw:path><draw:path draw:style-name="gr149" draw:text-style-name="P63"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49" draw:text-style-name="P63" svg:width="0.1177in" svg:height="0.111in" svg:x="0.1642in" svg:y="0.0299in" svg:viewBox="0 0 300 283" svg:d="M290 153c5-3 10-6 10-12 0-7-5-8-10-9-91-44-181-86-272-129-7-3-7-3-8-3-6 0-10 4-10 10 0 4 1 7 8 11 87 41 173 80 259 120-86 41-172 80-259 121-7 4-8 7-8 11 0 6 4 10 10 10 1 0 1 0 8-4 91-42 181-84 272-126z"><text:p/></draw:path><draw:path draw:style-name="gr149" draw:text-style-name="P63"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6" draw:name="Shape53" draw:style-name="gr147"><svg:title>TexMaths</svg:title><svg:desc>14§display§\vec{e_x}§svg§600§FALSE§</svg:desc><draw:g draw:style-name="gr2"><draw:path draw:style-name="gr148" draw:text-style-name="P62" svg:width="0.1488in" svg:height="0.1472in" svg:x="0.0004in" svg:y="0.0102in" svg:viewBox="0 0 379 375" svg:d="M191 375c-65 0-128 0-191 0 0-125 0-249 0-375 126 0 252 0 379 0 0 126 0 250 0 375-63 0-127 0-188 0z"><text:p/></draw:path><draw:path draw:style-name="gr149" draw:text-style-name="P63" svg:width="0.0858in" svg:height="0.0382in" svg:x="0.0563in" svg:y="0in" svg:viewBox="0 0 219 98" svg:d="M175 59c-7 7-24 19-24 29 0 4 6 10 10 10 6 0 7-5 10-7 6-7 17-21 39-32 3-2 9-5 9-10 0-6-4-7-7-10-11-7-17-17-20-28-1-4-4-11-10-11-7 0-11 7-11 11 0 2 4 18 13 28-56 0-111 0-166 0-8 0-18 0-18 10s10 10 18 10c52 0 104 0 157 0z"><text:p/></draw:path><draw:path draw:style-name="gr149" draw:text-style-name="P63"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49" draw:text-style-name="P63" svg:width="0.0724in" svg:height="0.0606in" svg:x="0.0866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37"><text:span text:style-name="T26">Si </text:span><text:span text:style-name="T26"><draw:g text:anchor-type="as-char" svg:y="-0.1335in" draw:z-index="47" draw:name="Shape54" draw:style-name="gr147"><svg:title>TexMaths</svg:title><svg:desc>14§display§a&lt;b§svg§600§FALSE§</svg:desc><draw:g draw:style-name="gr2"><draw:path draw:style-name="gr148" draw:text-style-name="P62" svg:width="0.4201in" svg:height="0.1209in" svg:x="0.0016in" svg:y="0.0094in" svg:viewBox="0 0 1068 308" svg:d="M535 308c-179 0-357 0-535 0 0-102 0-206 0-308 356 0 713 0 1068 0 0 102 0 206 0 308-178 0-355 0-533 0z"><text:p/></draw:path><draw:path draw:style-name="gr149" draw:text-style-name="P63"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49" draw:text-style-name="P63" svg:width="0.1177in" svg:height="0.111in" svg:x="0.1642in" svg:y="0.0299in" svg:viewBox="0 0 300 283" svg:d="M290 21c7-3 10-6 10-11 0-6-5-10-10-10-2 0-3 0-9 3-91 43-182 85-273 129-5 1-8 2-8 9 0 6 3 9 8 12 91 42 182 84 273 126 6 4 7 4 9 4 5 0 10-4 10-10s-3-8-10-11c-87-41-172-80-258-121 86-40 171-79 258-120z"><text:p/></draw:path><draw:path draw:style-name="gr149" draw:text-style-name="P63"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26">, alors on aura le grand axe suivant </text:span><text:span text:style-name="T26"><draw:g text:anchor-type="as-char" svg:y="-0.1374in" draw:z-index="48" draw:name="Shape55" draw:style-name="gr147"><svg:title>TexMaths</svg:title><svg:desc>14§display§\vec{e_z}§svg§600§FALSE§</svg:desc><draw:g draw:style-name="gr2"><draw:path draw:style-name="gr148" draw:text-style-name="P62" svg:width="0.1398in" svg:height="0.1469in" svg:x="0.0004in" svg:y="0.0102in" svg:viewBox="0 0 356 374" svg:d="M0 0c119 0 237 0 356 0 0 124 0 250 0 374-119 0-237 0-356 0 0-124 0-250 0-374z"><text:p/></draw:path><draw:path draw:style-name="gr149" draw:text-style-name="P63" svg:width="0.0846in" svg:height="0.0374in" svg:x="0.0524in" svg:y="0in" svg:viewBox="0 0 216 96" svg:d="M174 59c-7 5-24 19-24 28 0 5 5 9 11 9 4 0 6-3 8-5 6-7 17-21 38-32 3-2 9-5 9-10 0-6-5-9-7-10-10-8-16-17-19-28-1-4-4-11-9-11-7 0-10 7-10 10s3 18 11 29c-56 0-111 0-165 0-9 0-17 0-17 10s8 10 17 10c52 0 103 0 157 0z"><text:p/></draw:path><draw:path draw:style-name="gr149" draw:text-style-name="P63"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49" draw:text-style-name="P63" svg:width="0.0618in" svg:height="0.0606in" svg:x="0.0882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26">, donc une ellipse allongée verticalement</text:span></text:p>
      <text:p text:style-name="P38"><text:span text:style-name="T23">Si </text:span><text:span text:style-name="T23"><draw:g text:anchor-type="as-char" svg:y="-0.1346in" draw:z-index="49" draw:name="Shape56" draw:style-name="gr147"><svg:title>TexMaths</svg:title><svg:desc>14§display§a=b§svg§600§FALSE§</svg:desc><draw:g draw:style-name="gr2"><draw:path draw:style-name="gr148" draw:text-style-name="P62" svg:width="0.4193in" svg:height="0.115in" svg:x="0.0016in" svg:y="0.0102in" svg:viewBox="0 0 1066 293" svg:d="M0 0c355 0 711 0 1066 0 0 98 0 195 0 293-355 0-711 0-1066 0 0-98 0-195 0-293z"><text:p/></draw:path><draw:path draw:style-name="gr149" draw:text-style-name="P63"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149" draw:text-style-name="P63" svg:width="0.128in" svg:height="0.0445in" svg:x="0.1587in" svg:y="0.0638in" svg:viewBox="0 0 326 114" svg:d="M309 20c7 0 17 0 17-10s-10-10-17-10c-98 0-196 0-294 0-7 0-15 0-15 10s8 10 17 10c98 0 194 0 292 0zM309 114c7 0 17 0 17-9 0-10-10-10-17-10-98 0-194 0-292 0-9 0-17 0-17 10 0 9 8 9 15 9 98 0 196 0 294 0z"><text:p/></draw:path><draw:path draw:style-name="gr149" draw:text-style-name="P63" svg:width="0.0705in" svg:height="0.1346in" svg:x="0.3602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23">, alors les 2 axes seront de même longueur ce qui correspond à un cercle.</text:span></text:p>
      <text:p text:style-name="P37"/>
      <text:p text:style-name="P37"/>
      <text:p text:style-name="P37"/>
      <text:p text:style-name="P26"><text:soft-page-break/>Si <text:span text:style-name="T33">cette ellipse est de</text:span> centre C (point quelconque du plan), alors on aura l’équation:</text:p>
      <text:p text:style-name="P33"><draw:g text:anchor-type="as-char" svg:y="-0.3217in" draw:z-index="50" draw:name="Shape57" draw:style-name="gr147"><svg:title>TexMaths</svg:title><svg:desc>14§display§\left(\frac{x-x_C}{a}\right)^2+\left(\frac{z-z_C}{b}\right)^2=1§svg§600§FALSE§</svg:desc><draw:g draw:style-name="gr2"><draw:path draw:style-name="gr148" draw:text-style-name="P62" svg:width="2.5366in" svg:height="0.4858in" svg:x="-0.0004in" svg:y="0.0098in" svg:viewBox="0 0 6444 1235" svg:d="M0 0c2148 0 4296 0 6444 0 0 412 0 823 0 1235-2148 0-4296 0-6444 0 0-412 0-823 0-1235z"><text:p/></draw:path><draw:path draw:style-name="gr149" draw:text-style-name="P63" svg:width="0.0949in" svg:height="0.4638in" svg:x="0.0299in" svg:y="0.0421in" svg:viewBox="0 0 242 1179" svg:d="M242 1173c0-1-1-3-1-4-18-18-52-50-86-104-78-127-114-287-114-474 0-133 18-303 99-450 39-70 78-110 101-131 1-2 1-3 1-4 0-6-4-6-10-6-7 0-8 0-15 8-165 150-217 376-217 583 0 192 45 386 169 533 10 11 28 31 49 49 6 6 7 6 14 6 6 0 10 0 10-6z"><text:p/></draw:path><draw:path draw:style-name="gr149" draw:text-style-name="P63" svg:width="0.0961in" svg:height="0.0874in" svg:x="0.161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149" draw:text-style-name="P63" svg:width="0.1181in" svg:height="0.0075in" svg:x="0.3252in" svg:y="0.1398in" svg:viewBox="0 0 301 20" svg:d="M283 20c8 0 18 0 18-10s-10-10-18-10c-88 0-178 0-266 0-9 0-17 0-17 10s8 10 17 10c88 0 178 0 266 0z"><text:p/></draw:path><draw:path draw:style-name="gr149" draw:text-style-name="P63" svg:width="0.0961in" svg:height="0.0874in" svg:x="0.5083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149" draw:text-style-name="P63" svg:width="0.1043in" svg:height="0.0976in" svg:x="0.6228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149" draw:text-style-name="P63" svg:width="0.5878in" svg:height="0.0075in" svg:x="0.1555in" svg:y="0.2701in" svg:viewBox="0 0 1494 20" svg:d="M0 0c498 0 996 0 1494 0 0 7 0 13 0 20-498 0-996 0-1494 0 0-7 0-13 0-20z"><text:p/></draw:path><draw:path draw:style-name="gr149" draw:text-style-name="P63" svg:width="0.0882in" svg:height="0.0874in" svg:x="0.4063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149" draw:text-style-name="P63" svg:width="0.0949in" svg:height="0.4638in" svg:x="0.774in" svg:y="0.0421in" svg:viewBox="0 0 242 1179" svg:d="M242 591c0-193-45-388-169-535-10-11-30-32-49-49-6-7-7-7-14-7-6 0-10 0-10 6 0 1 1 4 3 4 17 18 50 52 82 105 80 126 115 285 115 476 0 130-17 301-98 448-39 68-80 110-101 130-1 1-1 3-1 4 0 6 4 6 10 6 7 0 8 0 15-7 165-150 217-375 217-581z"><text:p/></draw:path><draw:path draw:style-name="gr149" draw:text-style-name="P63" svg:width="0.0598in" svg:height="0.0894in" svg:x="0.9177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149" draw:text-style-name="P63" svg:width="0.1287in" svg:height="0.1287in" svg:x="1.05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49" draw:text-style-name="P63" svg:width="0.0949in" svg:height="0.4638in" svg:x="1.2728in" svg:y="0.0421in" svg:viewBox="0 0 242 1179" svg:d="M242 1173c0-1-1-3-1-4-18-18-52-50-84-104-80-127-116-287-116-474 0-133 18-303 99-450 39-70 78-110 101-131 1-2 1-3 1-4 0-6-3-6-10-6s-8 0-15 8c-165 150-217 376-217 583 0 192 45 386 169 533 10 11 28 31 49 49 6 6 7 6 14 6s10 0 10-6z"><text:p/></draw:path><draw:path draw:style-name="gr149" draw:text-style-name="P63" svg:width="0.0819in" svg:height="0.0874in" svg:x="1.4067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149" draw:text-style-name="P63" svg:width="0.1181in" svg:height="0.0075in" svg:x="1.5563in" svg:y="0.1398in" svg:viewBox="0 0 301 20" svg:d="M283 20c8 0 18 0 18-10s-10-10-18-10c-88 0-178 0-266 0-9 0-17 0-17 10s8 10 17 10c88 0 178 0 266 0z"><text:p/></draw:path><draw:path draw:style-name="gr149" draw:text-style-name="P63" svg:width="0.0819in" svg:height="0.0874in" svg:x="1.7421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49" draw:text-style-name="P63" svg:width="0.1043in" svg:height="0.0976in" svg:x="1.8335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149" draw:text-style-name="P63" svg:width="0.5551in" svg:height="0.0075in" svg:x="1.3984in" svg:y="0.2701in" svg:viewBox="0 0 1411 20" svg:d="M0 0c470 0 941 0 1411 0 0 7 0 13 0 20-470 0-941 0-1411 0 0-7 0-13 0-20z"><text:p/></draw:path><draw:path draw:style-name="gr149" draw:text-style-name="P63" svg:width="0.0709in" svg:height="0.1358in" svg:x="1.6437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149" draw:text-style-name="P63" svg:width="0.0949in" svg:height="0.4638in" svg:x="1.9839in" svg:y="0.0421in" svg:viewBox="0 0 242 1179" svg:d="M242 591c0-193-43-388-169-535-10-11-28-32-48-49-7-7-7-7-14-7s-11 0-11 6c0 1 1 2 3 4 18 18 50 52 84 105 78 126 115 285 115 476 0 130-19 301-100 448-38 68-80 110-99 130-2 1-3 3-3 4 0 6 4 6 11 6s7 0 16-7c163-150 215-375 215-581z"><text:p/></draw:path><draw:path draw:style-name="gr149" draw:text-style-name="P63" svg:width="0.0598in" svg:height="0.0894in" svg:x="2.1283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149" draw:text-style-name="P63" svg:width="0.128in" svg:height="0.0449in" svg:x="2.2717in" svg:y="0.2516in" svg:viewBox="0 0 326 115" svg:d="M309 20c9 0 17 0 17-10s-8-10-15-10c-98 0-198 0-296 0-7 0-15 0-15 10s8 10 17 10c98 0 194 0 292 0zM311 115c7 0 15 0 15-10s-8-10-17-10c-98 0-194 0-292 0-9 0-17 0-17 10s8 10 15 10c98 0 198 0 296 0z"><text:p/></draw:path><draw:path draw:style-name="gr149" draw:text-style-name="P63" svg:width="0.0634in" svg:height="0.1287in" svg:x="2.4823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1"/>
      <text:p text:style-name="P32">Enfin, si l’ellipse n’a pas ses axes colinéaires avec la base du repère, mais est rotée de <text:s text:c="2"/><draw:g text:anchor-type="as-char" svg:y="-0.1346in" draw:z-index="51" draw:name="Shape58" draw:style-name="gr147"><svg:title>TexMaths</svg:title><svg:desc>14§display§\theta _{\in \mathbb{R}\left[\text{rad}\right]}§svg§600§FALSE§</svg:desc><draw:g draw:style-name="gr2"><draw:path draw:style-name="gr148" draw:text-style-name="P62" svg:width="0.5646in" svg:height="0.1843in" svg:x="0.0012in" svg:y="0.0102in" svg:viewBox="0 0 1435 469" svg:d="M0 0c479 0 956 0 1435 0 0 157 0 312 0 469-479 0-956 0-1435 0 0-157 0-312 0-469z"><text:p/></draw:path><draw:path draw:style-name="gr149" draw:text-style-name="P63"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149" draw:text-style-name="P63" svg:width="0.0744in" svg:height="0.0878in" svg:x="0.0965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149" draw:text-style-name="P63" svg:width="0.0929in" svg:height="0.0929in" svg:x="0.1886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149" draw:text-style-name="P63" svg:width="0.0205in" svg:height="0.1346in" svg:x="0.302in" svg:y="0.0693in" svg:viewBox="0 0 53 343" svg:d="M53 343c0-6 0-11 0-17-12 0-24 0-36 0 0-102 0-206 0-309 12 0 24 0 36 0 0-6 0-11 0-17-18 0-35 0-53 0 0 115 0 230 0 343 18 0 35 0 53 0z"><text:p/></draw:path><draw:path draw:style-name="gr149" draw:text-style-name="P63" svg:width="0.048in" svg:height="0.0598in" svg:x="0.3339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149" draw:text-style-name="P63" svg:width="0.0669in" svg:height="0.0614in" svg:x="0.3957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149" draw:text-style-name="P63" svg:width="0.0724in" svg:height="0.0949in" svg:x="0.4713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149" draw:text-style-name="P63" svg:width="0.0205in" svg:height="0.1346in" svg:x="0.5551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2" draw:name="Shape59" draw:style-name="gr147"><svg:title>TexMaths</svg:title><svg:desc>14§display§\left(\frac{\left(x-x_C\right)\cos \left(\theta \right)\ +\ \left(z-z_C\right)\cos \left(\theta \right)}{a}\right)^2+\left(\frac{\left(x-x_C\right)\sin \left(\theta \right)+\left(z-z_C\right)\sin \left(\theta \right)}{b}\right)^2=1§svg§600§FALSE§</svg:desc><draw:g draw:style-name="gr2"><draw:path draw:style-name="gr148" draw:text-style-name="P62" svg:width="7.1264in" svg:height="0.4858in" svg:x="-0.0004in" svg:y="0.0098in" svg:viewBox="0 0 18102 1235" svg:d="M0 0c6034 0 12068 0 18102 0 0 412 0 823 0 1235-6034 0-12068 0-18102 0 0-412 0-823 0-1235z"><text:p/></draw:path><draw:path draw:style-name="gr149" draw:text-style-name="P63" svg:width="0.0949in" svg:height="0.4638in" svg:x="0.0299in" svg:y="0.0421in" svg:viewBox="0 0 242 1179" svg:d="M242 1173c0-1-1-3-1-4-18-18-52-50-86-104-78-127-114-287-114-474 0-133 18-303 99-450 39-70 78-110 101-131 1-2 1-3 1-4 0-6-3-6-10-6s-8 0-15 8c-165 150-217 376-217 583 0 192 45 386 169 533 10 11 28 31 49 49 6 6 7 6 14 6s10 0 10-6z"><text:p/></draw:path><draw:path draw:style-name="gr149" draw:text-style-name="P63" svg:width="0.0441in" svg:height="0.1929in" svg:x="0.1748in" svg:y="0.0469in" svg:viewBox="0 0 113 491" svg:d="M113 486c0-2 0-2-8-10-62-63-77-155-77-231 0-85 18-171 80-232 5-6 5-7 5-9 0-3-1-4-4-4-5 0-49 34-78 95-25 55-31 109-31 150 0 39 6 98 32 154 30 60 72 92 77 92 3 0 4-1 4-5z"><text:p/></draw:path><draw:path draw:style-name="gr149" draw:text-style-name="P63" svg:width="0.0961in" svg:height="0.0874in" svg:x="0.2366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149" draw:text-style-name="P63" svg:width="0.1177in" svg:height="0.0075in" svg:x="0.4008in" svg:y="0.1398in" svg:viewBox="0 0 300 20" svg:d="M283 20c8 0 17 0 17-10s-9-10-17-10c-88 0-178 0-266 0-9 0-17 0-17 10s8 10 17 10c88 0 178 0 266 0z"><text:p/></draw:path><draw:path draw:style-name="gr149" draw:text-style-name="P63" svg:width="0.0961in" svg:height="0.0874in" svg:x="0.5839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149" draw:text-style-name="P63" svg:width="0.1043in" svg:height="0.0976in" svg:x="0.6984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149" draw:text-style-name="P63" svg:width="0.0449in" svg:height="0.1929in" svg:x="0.8299in" svg:y="0.0469in" svg:viewBox="0 0 115 491" svg:d="M115 245c0-38-6-98-34-153-29-60-71-92-75-92-3 0-6 1-6 4 0 2 0 3 10 11 47 49 75 128 75 230 0 84-18 171-78 232-7 7-7 7-7 9 0 3 3 5 6 5 4 0 49-33 78-96 24-53 31-108 31-150z"><text:p/></draw:path><draw:path draw:style-name="gr149" draw:text-style-name="P63" svg:width="0.0736in" svg:height="0.0882in" svg:x="0.9331in" svg:y="0.1055in" svg:viewBox="0 0 188 225" svg:d="M41 113c0-81 40-100 67-100 4 0 35 0 52 18-20 1-23 15-23 22 0 13 9 23 23 23 12 0 22-9 22-24 0-34-36-52-74-52-62 0-108 53-108 113 0 63 49 112 106 112 66 0 82-60 82-64 0-6-5-4-6-4-6 0-6 1-7 4-14 46-46 52-64 52-27 0-70-21-70-100z"><text:p/></draw:path><draw:path draw:style-name="gr149" draw:text-style-name="P63" svg:width="0.0854in" svg:height="0.0882in" svg:x="1.0181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149" draw:text-style-name="P63" svg:width="0.063in" svg:height="0.0882in" svg:x="1.1161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149" draw:text-style-name="P63" svg:width="0.0449in" svg:height="0.1929in" svg:x="1.2374in" svg:y="0.0469in" svg:viewBox="0 0 115 491" svg:d="M115 486c0-2 0-2-9-10-61-63-77-155-77-231 0-85 19-171 79-232 7-6 7-7 7-9 0-3-3-4-6-4-4 0-49 34-78 95-25 55-31 109-31 150 0 39 6 98 32 154 30 60 73 92 77 92 3 0 6-1 6-5z"><text:p/></draw:path><draw:path draw:style-name="gr149" draw:text-style-name="P63" svg:width="0.0795in" svg:height="0.1386in" svg:x="1.302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149" draw:text-style-name="P63" svg:width="0.0441in" svg:height="0.1929in" svg:x="1.4012in" svg:y="0.0469in" svg:viewBox="0 0 113 491" svg:d="M113 245c0-38-4-98-32-153-29-60-71-92-77-92-3 0-4 1-4 4 0 2 0 3 10 11 47 49 75 128 75 230 0 84-18 171-79 232-6 7-6 7-6 9 0 3 1 5 4 5 6 0 51-33 79-96 25-53 30-108 30-150z"><text:p/></draw:path><draw:path draw:style-name="gr149" draw:text-style-name="P63" svg:width="0.1287in" svg:height="0.1287in" svg:x="1.5835in" svg:y="0.0783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49" draw:text-style-name="P63" svg:width="0.0449in" svg:height="0.1929in" svg:x="1.8504in" svg:y="0.0469in" svg:viewBox="0 0 115 491" svg:d="M115 486c0-2 0-2-9-10-61-63-78-155-78-231 0-85 20-171 80-232 7-6 7-7 7-9 0-3-3-4-6-4-4 0-49 34-78 95-25 55-31 109-31 150 0 39 6 98 32 154 30 60 73 92 77 92 3 0 6-1 6-5z"><text:p/></draw:path><draw:path draw:style-name="gr149" draw:text-style-name="P63" svg:width="0.0819in" svg:height="0.0874in" svg:x="1.915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149" draw:text-style-name="P63" svg:width="0.1181in" svg:height="0.0075in" svg:x="2.0642in" svg:y="0.1398in" svg:viewBox="0 0 301 20" svg:d="M284 20c7 0 17 0 17-10s-10-10-17-10c-89 0-178 0-267 0-9 0-17 0-17 10s8 10 17 10c89 0 178 0 267 0z"><text:p/></draw:path><draw:path draw:style-name="gr149" draw:text-style-name="P63" svg:width="0.0819in" svg:height="0.0874in" svg:x="2.25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149" draw:text-style-name="P63" svg:width="0.1043in" svg:height="0.0976in" svg:x="2.3413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149" draw:text-style-name="P63" svg:width="0.0449in" svg:height="0.1929in" svg:x="2.4732in" svg:y="0.0469in" svg:viewBox="0 0 115 491" svg:d="M115 245c0-38-6-98-32-153-31-60-73-92-77-92-3 0-6 1-6 4 0 2 0 3 10 11 47 49 75 128 75 230 0 84-18 171-78 232-7 7-7 7-7 9 0 3 3 5 6 5 4 0 49-33 78-96 24-53 31-108 31-150z"><text:p/></draw:path><draw:path draw:style-name="gr149" draw:text-style-name="P63" svg:width="0.0736in" svg:height="0.0882in" svg:x="2.5764in" svg:y="0.1055in" svg:viewBox="0 0 188 225" svg:d="M41 113c0-81 40-100 67-100 4 0 35 0 53 18-21 1-24 15-24 22 0 13 9 23 23 23 12 0 22-9 22-24 0-34-36-52-74-52-62 0-108 53-108 113 0 63 49 112 106 112 66 0 82-60 82-64 0-6-5-4-6-4-6 0-6 1-7 4-14 46-46 52-64 52-27 0-70-21-70-100z"><text:p/></draw:path><draw:path draw:style-name="gr149" draw:text-style-name="P63" svg:width="0.0854in" svg:height="0.0882in" svg:x="2.661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149" draw:text-style-name="P63" svg:width="0.063in" svg:height="0.0882in" svg:x="2.7591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149" draw:text-style-name="P63" svg:width="0.0449in" svg:height="0.1929in" svg:x="2.8803in" svg:y="0.0469in" svg:viewBox="0 0 115 491" svg:d="M115 486c0-2 0-2-9-10-61-63-77-155-77-231 0-85 19-171 79-232 7-6 7-7 7-9 0-3-3-4-6-4-4 0-49 34-78 95-25 55-31 109-31 150 0 39 6 98 32 154 31 60 73 92 77 92 3 0 6-1 6-5z"><text:p/></draw:path><draw:path draw:style-name="gr149" draw:text-style-name="P63" svg:width="0.0795in" svg:height="0.1386in" svg:x="2.9449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149" draw:text-style-name="P63" svg:width="0.0441in" svg:height="0.1929in" svg:x="3.0441in" svg:y="0.0469in" svg:viewBox="0 0 113 491" svg:d="M113 245c0-38-4-98-32-153-29-60-71-92-77-92-3 0-4 1-4 4 0 2 0 3 10 11 47 49 75 128 75 230 0 84-18 171-79 232-6 7-6 7-6 9 0 3 1 5 4 5 6 0 51-33 79-96 25-53 30-108 30-150z"><text:p/></draw:path><draw:path draw:style-name="gr149" draw:text-style-name="P63" svg:width="2.9528in" svg:height="0.0075in" svg:x="0.1555in" svg:y="0.2701in" svg:viewBox="0 0 7501 20" svg:d="M0 0c2500 0 5001 0 7501 0 0 7 0 13 0 20-2500 0-5001 0-7501 0 0-7 0-13 0-20z"><text:p/></draw:path><draw:path draw:style-name="gr149" draw:text-style-name="P63" svg:width="0.0882in" svg:height="0.0874in" svg:x="1.5886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149" draw:text-style-name="P63" svg:width="0.0949in" svg:height="0.4638in" svg:x="3.1386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149" draw:text-style-name="P63" svg:width="0.0598in" svg:height="0.0894in" svg:x="3.2827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149" draw:text-style-name="P63" svg:width="0.128in" svg:height="0.1287in" svg:x="3.415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49" draw:text-style-name="P63" svg:width="0.0949in" svg:height="0.4638in" svg:x="3.6378in" svg:y="0.0421in" svg:viewBox="0 0 242 1179" svg:d="M242 1173c0-1-1-3-3-4-18-18-50-50-84-104-79-127-114-287-114-474 0-133 16-303 98-450 39-70 79-110 100-131 3-2 3-3 3-4 0-6-4-6-11-6s-7 0-15 8c-164 150-216 376-216 583 0 192 43 386 169 533 10 11 28 31 48 49 7 6 7 6 14 6s11 0 11-6z"><text:p/></draw:path><draw:path draw:style-name="gr149" draw:text-style-name="P63" svg:width="0.0449in" svg:height="0.1929in" svg:x="3.7823in" svg:y="0.0469in" svg:viewBox="0 0 115 491" svg:d="M115 486c0-2 0-2-9-10-61-63-77-155-77-231 0-85 19-171 79-232 7-6 7-7 7-9 0-3-3-4-6-4-4 0-49 34-78 95-25 55-31 109-31 150 0 39 6 98 32 154 30 60 73 92 77 92 3 0 6-1 6-5z"><text:p/></draw:path><draw:path draw:style-name="gr149" draw:text-style-name="P63" svg:width="0.0961in" svg:height="0.0874in" svg:x="3.8441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149" draw:text-style-name="P63" svg:width="0.1181in" svg:height="0.0075in" svg:x="4.0083in" svg:y="0.1398in" svg:viewBox="0 0 301 20" svg:d="M284 20c9 0 17 0 17-10s-8-10-17-10c-89 0-178 0-267 0-9 0-17 0-17 10s8 10 17 10c89 0 178 0 267 0z"><text:p/></draw:path><draw:path draw:style-name="gr149" draw:text-style-name="P63" svg:width="0.0961in" svg:height="0.0874in" svg:x="4.1917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149" draw:text-style-name="P63" svg:width="0.1047in" svg:height="0.0976in" svg:x="4.3059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149" draw:text-style-name="P63" svg:width="0.0441in" svg:height="0.1929in" svg:x="4.4382in" svg:y="0.0469in" svg:viewBox="0 0 113 491" svg:d="M113 245c0-38-5-98-32-153-29-60-71-92-77-92-3 0-4 1-4 4 0 2 0 3 8 11 49 49 77 128 77 230 0 84-18 171-79 232-6 7-6 7-6 9 0 3 1 5 4 5 6 0 49-33 79-96 25-53 30-108 30-150z"><text:p/></draw:path><draw:path draw:style-name="gr149" draw:text-style-name="P63" svg:width="0.063in" svg:height="0.0882in" svg:x="4.5406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149" draw:text-style-name="P63" svg:width="0.0409in" svg:height="0.1291in" svg:x="4.6173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149" draw:text-style-name="P63" svg:width="0.0972in" svg:height="0.085in" svg:x="4.6709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149" draw:text-style-name="P63" svg:width="0.0441in" svg:height="0.1929in" svg:x="4.824in" svg:y="0.0469in" svg:viewBox="0 0 113 491" svg:d="M113 486c0-2 0-2-8-10-62-63-77-155-77-231 0-85 18-171 80-232 5-6 5-7 5-9 0-3-1-4-4-4-5 0-49 34-78 95-25 55-31 109-31 150 0 39 6 98 32 154 30 60 72 92 77 92 3 0 4-1 4-5z"><text:p/></draw:path><draw:path draw:style-name="gr149" draw:text-style-name="P63" svg:width="0.0795in" svg:height="0.1386in" svg:x="4.8878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149" draw:text-style-name="P63" svg:width="0.0449in" svg:height="0.1929in" svg:x="4.987in" svg:y="0.0469in" svg:viewBox="0 0 115 491" svg:d="M115 245c0-38-6-98-32-153-30-60-73-92-77-92-3 0-6 1-6 4 0 2 0 3 10 11 47 49 75 128 75 230 0 84-18 171-78 232-7 7-7 7-7 9 0 3 3 5 6 5 4 0 49-33 78-96 25-53 31-108 31-150z"><text:p/></draw:path><draw:path draw:style-name="gr149" draw:text-style-name="P63" svg:width="0.128in" svg:height="0.1287in" svg:x="5.1055in" svg:y="0.0783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149" draw:text-style-name="P63" svg:width="0.0449in" svg:height="0.1929in" svg:x="5.3075in" svg:y="0.0469in" svg:viewBox="0 0 115 491" svg:d="M115 486c0-2 0-2-9-10-61-63-77-155-77-231 0-85 19-171 79-232 7-6 7-7 7-9 0-3-3-4-6-4-4 0-49 34-78 95-25 55-31 109-31 150 0 39 6 98 32 154 31 60 73 92 77 92 3 0 6-1 6-5z"><text:p/></draw:path><draw:path draw:style-name="gr149" draw:text-style-name="P63" svg:width="0.0819in" svg:height="0.0874in" svg:x="5.3717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49" draw:text-style-name="P63" svg:width="0.1181in" svg:height="0.0075in" svg:x="5.5213in" svg:y="0.1398in" svg:viewBox="0 0 301 20" svg:d="M284 20c9 0 17 0 17-10s-8-10-17-10c-88 0-178 0-266 0-8 0-18 0-18 10s10 10 18 10c88 0 178 0 266 0z"><text:p/></draw:path><draw:path draw:style-name="gr149" draw:text-style-name="P63" svg:width="0.0819in" svg:height="0.0874in" svg:x="5.7075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149" draw:text-style-name="P63" svg:width="0.1043in" svg:height="0.0976in" svg:x="5.7984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149" draw:text-style-name="P63" svg:width="0.0449in" svg:height="0.1929in" svg:x="5.9303in" svg:y="0.0469in" svg:viewBox="0 0 115 491" svg:d="M115 245c0-38-6-98-32-153-30-60-73-92-77-92-3 0-6 1-6 4 0 2 0 3 10 11 47 49 77 128 77 230 0 84-18 171-80 232-7 7-7 7-7 9 0 3 3 5 6 5 4 0 49-33 78-96 25-53 31-108 31-150z"><text:p/></draw:path><draw:path draw:style-name="gr149" draw:text-style-name="P63" svg:width="0.063in" svg:height="0.0882in" svg:x="6.0331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149" draw:text-style-name="P63" svg:width="0.0409in" svg:height="0.1291in" svg:x="6.1098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149" draw:text-style-name="P63" svg:width="0.0972in" svg:height="0.085in" svg:x="6.1634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149" draw:text-style-name="P63" svg:width="0.0449in" svg:height="0.1929in" svg:x="6.3161in" svg:y="0.0469in" svg:viewBox="0 0 115 491" svg:d="M115 486c0-2 0-2-9-10-61-63-77-155-77-231 0-85 19-171 79-232 7-6 7-7 7-9 0-3-2-4-6-4s-49 34-77 95c-25 55-32 109-32 150 0 39 6 98 34 154 29 60 71 92 75 92s6-1 6-5z"><text:p/></draw:path><draw:path draw:style-name="gr149" draw:text-style-name="P63" svg:width="0.0795in" svg:height="0.1386in" svg:x="6.3803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149" draw:text-style-name="P63" svg:width="0.0449in" svg:height="0.1929in" svg:x="6.4795in" svg:y="0.0469in" svg:viewBox="0 0 115 491" svg:d="M115 245c0-38-6-98-34-153-29-60-71-92-75-92-5 0-6 1-6 4 0 2 0 3 10 11 47 49 75 128 75 230 0 84-18 171-78 232-7 7-7 7-7 9 0 3 1 5 6 5 4 0 49-33 77-96 25-53 32-108 32-150z"><text:p/></draw:path><draw:path draw:style-name="gr149" draw:text-style-name="P63" svg:width="2.7807in" svg:height="0.0075in" svg:x="3.763in" svg:y="0.2701in" svg:viewBox="0 0 7064 20" svg:d="M0 0c2355 0 4710 0 7064 0 0 7 0 13 0 20-2354 0-4709 0-7064 0 0-7 0-13 0-20z"><text:p/></draw:path><draw:path draw:style-name="gr149" draw:text-style-name="P63" svg:width="0.0709in" svg:height="0.1358in" svg:x="5.1209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149" draw:text-style-name="P63" svg:width="0.0949in" svg:height="0.4638in" svg:x="6.574in" svg:y="0.0421in" svg:viewBox="0 0 242 1179" svg:d="M242 591c0-193-45-388-169-535-10-11-28-32-49-49-6-7-7-7-13-7-7 0-11 0-11 6 0 1 1 2 3 4 18 18 50 52 84 105 78 126 115 285 115 476 0 130-19 301-100 448-39 68-80 110-99 130-2 1-3 3-3 4 0 6 4 6 11 6 6 0 7 0 14-7 165-150 217-375 217-581z"><text:p/></draw:path><draw:path draw:style-name="gr149" draw:text-style-name="P63" svg:width="0.0598in" svg:height="0.0894in" svg:x="6.7185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149" draw:text-style-name="P63" svg:width="0.1287in" svg:height="0.0449in" svg:x="6.861in" svg:y="0.2516in" svg:viewBox="0 0 328 115" svg:d="M311 20c8 0 17 0 17-10s-9-10-16-10c-98 0-197 0-295 0-7 0-17 0-17 10s10 10 17 10c98 0 196 0 294 0zM312 115c7 0 16 0 16-10s-9-10-17-10c-98 0-196 0-294 0-7 0-17 0-17 10s10 10 17 10c98 0 197 0 295 0z"><text:p/></draw:path><draw:path draw:style-name="gr149" draw:text-style-name="P63" svg:width="0.0634in" svg:height="0.1287in" svg:x="7.072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26"/>
      <text:p text:style-name="P26"/>
      <text:p text:style-name="P26"/>
      <text:p text:style-name="P26"/>
      <text:p text:style-name="P26"/>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text:span text:style-name="T12">5</text:span><text:span text:style-name="T9">) </text:span><text:span text:style-name="T8">Équations différentiel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1-29T23:15:59.397297319</dc:date>
    <meta:editing-duration>P24DT7H45M59S</meta:editing-duration>
    <meta:editing-cycles>620</meta:editing-cycles>
    <meta:generator>LibreOffice/6.4.7.2$Linux_X86_64 LibreOffice_project/40$Build-2</meta:generator>
    <meta:document-statistic meta:table-count="0" meta:image-count="0" meta:object-count="0" meta:page-count="7" meta:paragraph-count="71" meta:word-count="991" meta:character-count="5606" meta:non-whitespace-character-count="4653"/>
  </office:meta>
</office:document-meta>
</file>